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19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8]-[CCAA.P$30]" office:value-type="float" office:value="8483" calcext:value-type="float">
            <text:p>8483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0]-[CCAA.C$11]" office:value-type="float" office:value="1317" calcext:value-type="float">
            <text:p>1317</text:p>
          </table:table-cell>
          <table:table-cell table:style-name="ce98" table:formula="of:=[CCAA.D$90]-[CCAA.D$11]" office:value-type="float" office:value="823" calcext:value-type="float">
            <text:p>823</text:p>
          </table:table-cell>
          <table:table-cell table:style-name="ce98" table:formula="of:=[CCAA.E$90]-[CCAA.E$11]" office:value-type="float" office:value="293" calcext:value-type="float">
            <text:p>293</text:p>
          </table:table-cell>
          <table:table-cell table:style-name="ce98" table:formula="of:=[CCAA.F$90]-[CCAA.F$11]" office:value-type="float" office:value="207" calcext:value-type="float">
            <text:p>207</text:p>
          </table:table-cell>
          <table:table-cell table:style-name="ce98" table:formula="of:=[CCAA.G$90]-[CCAA.G$11]" office:value-type="float" office:value="148" calcext:value-type="float">
            <text:p>148</text:p>
          </table:table-cell>
          <table:table-cell table:style-name="ce98" table:formula="of:=[CCAA.H$90]-[CCAA.H$11]" office:value-type="float" office:value="201" calcext:value-type="float">
            <text:p>201</text:p>
          </table:table-cell>
          <table:table-cell table:style-name="ce98" table:formula="of:=[CCAA.I$90]-[CCAA.I$11]" office:value-type="float" office:value="2738" calcext:value-type="float">
            <text:p>2738</text:p>
          </table:table-cell>
          <table:table-cell table:style-name="ce98" table:formula="of:=[CCAA.J$90]-[CCAA.J$11]" office:value-type="float" office:value="1885" calcext:value-type="float">
            <text:p>1885</text:p>
          </table:table-cell>
          <table:table-cell table:style-name="ce98" table:formula="of:=[CCAA.K$90]-[CCAA.K$11]" office:value-type="float" office:value="5744" calcext:value-type="float">
            <text:p>5744</text:p>
          </table:table-cell>
          <table:table-cell table:style-name="ce98" table:formula="of:=[CCAA.L$90]-[CCAA.L$11]" office:value-type="float" office:value="4" calcext:value-type="float">
            <text:p>4</text:p>
          </table:table-cell>
          <table:table-cell table:style-name="ce98" table:formula="of:=[CCAA.M$90]-[CCAA.M$11]" office:value-type="float" office:value="1315" calcext:value-type="float">
            <text:p>1315</text:p>
          </table:table-cell>
          <table:table-cell table:style-name="ce98" table:formula="of:=[CCAA.N$90]-[CCAA.N$11]" office:value-type="float" office:value="477" calcext:value-type="float">
            <text:p>477</text:p>
          </table:table-cell>
          <table:table-cell table:style-name="ce98" table:formula="of:=[CCAA.O$90]-[CCAA.O$11]" office:value-type="float" office:value="591" calcext:value-type="float">
            <text:p>591</text:p>
          </table:table-cell>
          <table:table-cell table:style-name="ce98" table:formula="of:=[CCAA.P$90]-[CCAA.P$11]" office:value-type="float" office:value="8598" calcext:value-type="float">
            <text:p>8598</text:p>
          </table:table-cell>
          <table:table-cell table:style-name="ce98" table:formula="of:=[CCAA.Q$90]-[CCAA.Q$11]" office:value-type="float" office:value="2" calcext:value-type="float">
            <text:p>2</text:p>
          </table:table-cell>
          <table:table-cell table:style-name="ce98" table:formula="of:=[CCAA.R$90]-[CCAA.R$11]" office:value-type="float" office:value="138" calcext:value-type="float">
            <text:p>138</text:p>
          </table:table-cell>
          <table:table-cell table:style-name="ce98" table:formula="of:=[CCAA.S$90]-[CCAA.S$11]" office:value-type="float" office:value="487" calcext:value-type="float">
            <text:p>487</text:p>
          </table:table-cell>
          <table:table-cell table:style-name="ce98" table:formula="of:=[CCAA.T$90]-[CCAA.T$11]" office:value-type="float" office:value="1403" calcext:value-type="float">
            <text:p>1403</text:p>
          </table:table-cell>
          <table:table-cell table:style-name="ce98" table:formula="of:=[CCAA.U$90]-[CCAA.U$11]" office:value-type="float" office:value="344" calcext:value-type="float">
            <text:p>344</text:p>
          </table:table-cell>
          <table:table-cell table:style-name="ce98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0" calcext:value-type="date">
            <text:p>10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2" calcext:value-type="float">
            <text:p>882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90" calcext:value-type="float">
            <text:p>3590</text:p>
          </table:table-cell>
          <table:table-cell table:style-name="ce218" office:value-type="float" office:value="4159" calcext:value-type="float">
            <text:p>415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26" calcext:value-type="float">
            <text:p>11926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89]-[CCAA.P$30]" office:value-type="float" office:value="8531" calcext:value-type="float">
            <text:p>8531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1]-[CCAA.C$11]" office:value-type="float" office:value="1320" calcext:value-type="float">
            <text:p>1320</text:p>
          </table:table-cell>
          <table:table-cell table:style-name="ce98" table:formula="of:=[CCAA.D$91]-[CCAA.D$11]" office:value-type="float" office:value="824" calcext:value-type="float">
            <text:p>824</text:p>
          </table:table-cell>
          <table:table-cell table:style-name="ce98" table:formula="of:=[CCAA.E$91]-[CCAA.E$11]" office:value-type="float" office:value="295" calcext:value-type="float">
            <text:p>295</text:p>
          </table:table-cell>
          <table:table-cell table:style-name="ce98" table:formula="of:=[CCAA.F$91]-[CCAA.F$11]" office:value-type="float" office:value="209" calcext:value-type="float">
            <text:p>209</text:p>
          </table:table-cell>
          <table:table-cell table:style-name="ce98" table:formula="of:=[CCAA.G$91]-[CCAA.G$11]" office:value-type="float" office:value="148" calcext:value-type="float">
            <text:p>148</text:p>
          </table:table-cell>
          <table:table-cell table:style-name="ce98" table:formula="of:=[CCAA.H$91]-[CCAA.H$11]" office:value-type="float" office:value="201" calcext:value-type="float">
            <text:p>201</text:p>
          </table:table-cell>
          <table:table-cell table:style-name="ce98" table:formula="of:=[CCAA.I$91]-[CCAA.I$11]" office:value-type="float" office:value="2759" calcext:value-type="float">
            <text:p>2759</text:p>
          </table:table-cell>
          <table:table-cell table:style-name="ce98" table:formula="of:=[CCAA.J$91]-[CCAA.J$11]" office:value-type="float" office:value="1897" calcext:value-type="float">
            <text:p>1897</text:p>
          </table:table-cell>
          <table:table-cell table:style-name="ce98" table:formula="of:=[CCAA.K$91]-[CCAA.K$11]" office:value-type="float" office:value="5769" calcext:value-type="float">
            <text:p>5769</text:p>
          </table:table-cell>
          <table:table-cell table:style-name="ce98" table:formula="of:=[CCAA.L$91]-[CCAA.L$11]" office:value-type="float" office:value="4" calcext:value-type="float">
            <text:p>4</text:p>
          </table:table-cell>
          <table:table-cell table:style-name="ce98" table:formula="of:=[CCAA.M$91]-[CCAA.M$11]" office:value-type="float" office:value="1323" calcext:value-type="float">
            <text:p>1323</text:p>
          </table:table-cell>
          <table:table-cell table:style-name="ce98" table:formula="of:=[CCAA.N$91]-[CCAA.N$11]" office:value-type="float" office:value="480" calcext:value-type="float">
            <text:p>480</text:p>
          </table:table-cell>
          <table:table-cell table:style-name="ce98" table:formula="of:=[CCAA.O$91]-[CCAA.O$11]" office:value-type="float" office:value="592" calcext:value-type="float">
            <text:p>592</text:p>
          </table:table-cell>
          <table:table-cell table:style-name="ce98" table:formula="of:=[CCAA.P$91]-[CCAA.P$11]" office:value-type="float" office:value="8644" calcext:value-type="float">
            <text:p>8644</text:p>
          </table:table-cell>
          <table:table-cell table:style-name="ce98" table:formula="of:=[CCAA.Q$91]-[CCAA.Q$11]" office:value-type="float" office:value="2" calcext:value-type="float">
            <text:p>2</text:p>
          </table:table-cell>
          <table:table-cell table:style-name="ce98" table:formula="of:=[CCAA.R$91]-[CCAA.R$11]" office:value-type="float" office:value="139" calcext:value-type="float">
            <text:p>139</text:p>
          </table:table-cell>
          <table:table-cell table:style-name="ce98" table:formula="of:=[CCAA.S$91]-[CCAA.S$11]" office:value-type="float" office:value="488" calcext:value-type="float">
            <text:p>488</text:p>
          </table:table-cell>
          <table:table-cell table:style-name="ce98" table:formula="of:=[CCAA.T$91]-[CCAA.T$11]" office:value-type="float" office:value="1418" calcext:value-type="float">
            <text:p>1418</text:p>
          </table:table-cell>
          <table:table-cell table:style-name="ce98" table:formula="of:=[CCAA.U$91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9]-[.C280]" office:value-type="float" office:value="76" calcext:value-type="float">
            <text:p>76</text:p>
          </table:table-cell>
          <table:table-cell table:style-name="ce256" table:formula="of:=[.D279]-[.D280]" office:value-type="float" office:value="127" calcext:value-type="float">
            <text:p>127</text:p>
          </table:table-cell>
          <table:table-cell table:style-name="ce256" table:formula="of:=[.E279]-[.E280]" office:value-type="float" office:value="73" calcext:value-type="float">
            <text:p>73</text:p>
          </table:table-cell>
          <table:table-cell table:style-name="ce256" table:formula="of:=[.F279]-[.F280]" office:value-type="float" office:value="41" calcext:value-type="float">
            <text:p>41</text:p>
          </table:table-cell>
          <table:table-cell table:style-name="ce256" table:formula="of:=[.G279]-[.G280]" office:value-type="float" office:value="-32" calcext:value-type="float">
            <text:p>-32</text:p>
          </table:table-cell>
          <table:table-cell table:style-name="ce256" table:formula="of:=[.H279]-[.H280]" office:value-type="float" office:value="19" calcext:value-type="float">
            <text:p>19</text:p>
          </table:table-cell>
          <table:table-cell table:style-name="ce256" table:formula="of:=[.I279]-[.I280]" office:value-type="float" office:value="1930" calcext:value-type="float">
            <text:p>1930</text:p>
          </table:table-cell>
          <table:table-cell table:style-name="ce256" table:formula="of:=[.J279]-[.J280]" office:value-type="float" office:value="1736" calcext:value-type="float">
            <text:p>1736</text:p>
          </table:table-cell>
          <table:table-cell table:style-name="ce256" table:formula="of:=[.K279]-[.K280]" office:value-type="float" office:value="-280" calcext:value-type="float">
            <text:p>-280</text:p>
          </table:table-cell>
          <table:table-cell table:style-name="ce256" table:formula="of:=[.L279]-[.L280]" office:value-type="float" office:value="11" calcext:value-type="float">
            <text:p>11</text:p>
          </table:table-cell>
          <table:table-cell table:style-name="ce256" table:formula="of:=[.M279]-[.M280]" office:value-type="float" office:value="249" calcext:value-type="float">
            <text:p>249</text:p>
          </table:table-cell>
          <table:table-cell table:style-name="ce256" table:formula="of:=[.N279]-[.N280]" office:value-type="float" office:value="200" calcext:value-type="float">
            <text:p>200</text:p>
          </table:table-cell>
          <table:table-cell table:style-name="ce256" table:formula="of:=[.O279]-[.O280]" office:value-type="float" office:value="128" calcext:value-type="float">
            <text:p>128</text:p>
          </table:table-cell>
          <table:table-cell table:style-name="ce256" table:formula="of:=[.P279]-[.P280]" office:value-type="float" office:value="3395" calcext:value-type="float">
            <text:p>3395</text:p>
          </table:table-cell>
          <table:table-cell table:style-name="ce256" table:formula="of:=[.Q279]-[.Q280]" office:value-type="float" office:value="0" calcext:value-type="float">
            <text:p>0</text:p>
          </table:table-cell>
          <table:table-cell table:style-name="ce256" table:formula="of:=[.R279]-[.R280]" office:value-type="float" office:value="39" calcext:value-type="float">
            <text:p>39</text:p>
          </table:table-cell>
          <table:table-cell table:style-name="ce256" table:formula="of:=[.S279]-[.S280]" office:value-type="float" office:value="262" calcext:value-type="float">
            <text:p>262</text:p>
          </table:table-cell>
          <table:table-cell table:style-name="ce256" table:formula="of:=[.T279]-[.T280]" office:value-type="float" office:value="312" calcext:value-type="float">
            <text:p>312</text:p>
          </table:table-cell>
          <table:table-cell table:style-name="ce256" table:formula="of:=[.U279]-[.U280]" office:value-type="float" office:value="27" calcext:value-type="float">
            <text:p>27</text:p>
          </table:table-cell>
          <table:table-cell table:style-name="ce256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51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1" calcext:value-type="date">
            <text:p>1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6" calcext:value-type="float">
            <text:p>906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9" calcext:value-type="float">
            <text:p>3589</text:p>
          </table:table-cell>
          <table:table-cell table:style-name="ce218" office:value-type="float" office:value="4122" calcext:value-type="float">
            <text:p>41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2014" calcext:value-type="float">
            <text:p>12014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6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90]-[CCAA.F$36]" office:value-type="float" office:value="206" calcext:value-type="float">
            <text:p>206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7" calcext:value-type="float">
            <text:p>22987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6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2]-[CCAA.C$11]" office:value-type="float" office:value="1322" calcext:value-type="float">
            <text:p>1322</text:p>
          </table:table-cell>
          <table:table-cell table:style-name="ce98" table:formula="of:=[CCAA.D$92]-[CCAA.D$11]" office:value-type="float" office:value="825" calcext:value-type="float">
            <text:p>825</text:p>
          </table:table-cell>
          <table:table-cell table:style-name="ce98" table:formula="of:=[CCAA.E$92]-[CCAA.E$11]" office:value-type="float" office:value="299" calcext:value-type="float">
            <text:p>299</text:p>
          </table:table-cell>
          <table:table-cell table:style-name="ce98" table:formula="of:=[CCAA.F$92]-[CCAA.F$11]" office:value-type="float" office:value="209" calcext:value-type="float">
            <text:p>209</text:p>
          </table:table-cell>
          <table:table-cell table:style-name="ce98" table:formula="of:=[CCAA.G$92]-[CCAA.G$11]" office:value-type="float" office:value="149" calcext:value-type="float">
            <text:p>149</text:p>
          </table:table-cell>
          <table:table-cell table:style-name="ce98" table:formula="of:=[CCAA.H$92]-[CCAA.H$11]" office:value-type="float" office:value="201" calcext:value-type="float">
            <text:p>201</text:p>
          </table:table-cell>
          <table:table-cell table:style-name="ce98" table:formula="of:=[CCAA.I$92]-[CCAA.I$11]" office:value-type="float" office:value="2786" calcext:value-type="float">
            <text:p>2786</text:p>
          </table:table-cell>
          <table:table-cell table:style-name="ce98" table:formula="of:=[CCAA.J$92]-[CCAA.J$11]" office:value-type="float" office:value="1905" calcext:value-type="float">
            <text:p>1905</text:p>
          </table:table-cell>
          <table:table-cell table:style-name="ce98" table:formula="of:=[CCAA.K$92]-[CCAA.K$11]" office:value-type="float" office:value="5792" calcext:value-type="float">
            <text:p>5792</text:p>
          </table:table-cell>
          <table:table-cell table:style-name="ce98" table:formula="of:=[CCAA.L$92]-[CCAA.L$11]" office:value-type="float" office:value="4" calcext:value-type="float">
            <text:p>4</text:p>
          </table:table-cell>
          <table:table-cell table:style-name="ce98" table:formula="of:=[CCAA.M$92]-[CCAA.M$11]" office:value-type="float" office:value="1330" calcext:value-type="float">
            <text:p>1330</text:p>
          </table:table-cell>
          <table:table-cell table:style-name="ce98" table:formula="of:=[CCAA.N$92]-[CCAA.N$11]" office:value-type="float" office:value="483" calcext:value-type="float">
            <text:p>483</text:p>
          </table:table-cell>
          <table:table-cell table:style-name="ce98" table:formula="of:=[CCAA.O$92]-[CCAA.O$11]" office:value-type="float" office:value="593" calcext:value-type="float">
            <text:p>593</text:p>
          </table:table-cell>
          <table:table-cell table:style-name="ce98" table:formula="of:=[CCAA.P$92]-[CCAA.P$11]" office:value-type="float" office:value="8683" calcext:value-type="float">
            <text:p>8683</text:p>
          </table:table-cell>
          <table:table-cell table:style-name="ce98" table:formula="of:=[CCAA.Q$92]-[CCAA.Q$11]" office:value-type="float" office:value="2" calcext:value-type="float">
            <text:p>2</text:p>
          </table:table-cell>
          <table:table-cell table:style-name="ce98" table:formula="of:=[CCAA.R$92]-[CCAA.R$11]" office:value-type="float" office:value="139" calcext:value-type="float">
            <text:p>139</text:p>
          </table:table-cell>
          <table:table-cell table:style-name="ce98" table:formula="of:=[CCAA.S$92]-[CCAA.S$11]" office:value-type="float" office:value="490" calcext:value-type="float">
            <text:p>490</text:p>
          </table:table-cell>
          <table:table-cell table:style-name="ce98" table:formula="of:=[CCAA.T$92]-[CCAA.T$11]" office:value-type="float" office:value="1423" calcext:value-type="float">
            <text:p>1423</text:p>
          </table:table-cell>
          <table:table-cell table:style-name="ce98" table:formula="of:=[CCAA.U$92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6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86]-[.C287]" office:value-type="float" office:value="100" calcext:value-type="float">
            <text:p>100</text:p>
          </table:table-cell>
          <table:table-cell table:style-name="ce256" table:formula="of:=[.D286]-[.D287]" office:value-type="float" office:value="127" calcext:value-type="float">
            <text:p>127</text:p>
          </table:table-cell>
          <table:table-cell table:style-name="ce256" table:formula="of:=[.E286]-[.E287]" office:value-type="float" office:value="133" calcext:value-type="float">
            <text:p>133</text:p>
          </table:table-cell>
          <table:table-cell table:style-name="ce256" table:formula="of:=[.F286]-[.F287]" office:value-type="float" office:value="-34" calcext:value-type="float">
            <text:p>-34</text:p>
          </table:table-cell>
          <table:table-cell table:style-name="ce256" table:formula="of:=[.G286]-[.G287]" office:value-type="float" office:value="-32" calcext:value-type="float">
            <text:p>-32</text:p>
          </table:table-cell>
          <table:table-cell table:style-name="ce256" table:formula="of:=[.H286]-[.H287]" office:value-type="float" office:value="19" calcext:value-type="float">
            <text:p>19</text:p>
          </table:table-cell>
          <table:table-cell table:style-name="ce256" table:formula="of:=[.I286]-[.I287]" office:value-type="float" office:value="1930" calcext:value-type="float">
            <text:p>1930</text:p>
          </table:table-cell>
          <table:table-cell table:style-name="ce256" table:formula="of:=[.J286]-[.J287]" office:value-type="float" office:value="1735" calcext:value-type="float">
            <text:p>1735</text:p>
          </table:table-cell>
          <table:table-cell table:style-name="ce256" table:formula="of:=[.K286]-[.K287]" office:value-type="float" office:value="-317" calcext:value-type="float">
            <text:p>-317</text:p>
          </table:table-cell>
          <table:table-cell table:style-name="ce256" table:formula="of:=[.L286]-[.L287]" office:value-type="float" office:value="11" calcext:value-type="float">
            <text:p>11</text:p>
          </table:table-cell>
          <table:table-cell table:style-name="ce256" table:formula="of:=[.M286]-[.M287]" office:value-type="float" office:value="249" calcext:value-type="float">
            <text:p>249</text:p>
          </table:table-cell>
          <table:table-cell table:style-name="ce256" table:formula="of:=[.N286]-[.N287]" office:value-type="float" office:value="200" calcext:value-type="float">
            <text:p>200</text:p>
          </table:table-cell>
          <table:table-cell table:style-name="ce256" table:formula="of:=[.O286]-[.O287]" office:value-type="float" office:value="128" calcext:value-type="float">
            <text:p>128</text:p>
          </table:table-cell>
          <table:table-cell table:style-name="ce256" table:formula="of:=[.P286]-[.P287]" office:value-type="float" office:value="3437" calcext:value-type="float">
            <text:p>3437</text:p>
          </table:table-cell>
          <table:table-cell table:style-name="ce256" table:formula="of:=[.Q286]-[.Q287]" office:value-type="float" office:value="0" calcext:value-type="float">
            <text:p>0</text:p>
          </table:table-cell>
          <table:table-cell table:style-name="ce256" table:formula="of:=[.R286]-[.R287]" office:value-type="float" office:value="39" calcext:value-type="float">
            <text:p>39</text:p>
          </table:table-cell>
          <table:table-cell table:style-name="ce256" table:formula="of:=[.S286]-[.S287]" office:value-type="float" office:value="262" calcext:value-type="float">
            <text:p>262</text:p>
          </table:table-cell>
          <table:table-cell table:style-name="ce256" table:formula="of:=[.T286]-[.T287]" office:value-type="float" office:value="312" calcext:value-type="float">
            <text:p>312</text:p>
          </table:table-cell>
          <table:table-cell table:style-name="ce256" table:formula="of:=[.U286]-[.U287]" office:value-type="float" office:value="27" calcext:value-type="float">
            <text:p>27</text:p>
          </table:table-cell>
          <table:table-cell table:style-name="ce256"/>
          <table:table-cell/>
          <table:table-cell table:formula="of:=SUM([.C289:.U289])" office:value-type="float" office:value="8326" calcext:value-type="float">
            <text:p>8326</text:p>
          </table:table-cell>
          <table:table-cell table:style-name="ce51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2" calcext:value-type="date">
            <text:p>1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30" calcext:value-type="date">
            <text:p>3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5" calcext:value-type="float">
            <text:p>165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4" calcext:value-type="float">
            <text:p>4384</text:p>
          </table:table-cell>
          <table:table-cell table:style-name="ce218" office:value-type="float" office:value="3553" calcext:value-type="float">
            <text:p>3553</text:p>
          </table:table-cell>
          <table:table-cell table:style-name="ce218" office:value-type="float" office:value="4118" calcext:value-type="float">
            <text:p>411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67" calcext:value-type="float">
            <text:p>1567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17" calcext:value-type="float">
            <text:p>11917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6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83]-[CCAA.E$40]" office:value-type="float" office:value="277" calcext:value-type="float">
            <text:p>277</text:p>
          </table:table-cell>
          <table:table-cell table:style-name="ce63" table:formula="of:=[CCAA.F$90]-[CCAA.F$36]" office:value-type="float" office:value="206" calcext:value-type="float">
            <text:p>206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1]-[CCAA.I$34]" office:value-type="float" office:value="2457" calcext:value-type="float">
            <text:p>2457</text:p>
          </table:table-cell>
          <table:table-cell table:style-name="ce63" table:formula="of:=[CCAA.J$90]-[CCAA.J$38]" office:value-type="float" office:value="1863" calcext:value-type="float">
            <text:p>1863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90]-[CCAA.M$42]" office:value-type="float" office:value="1246" calcext:value-type="float">
            <text:p>124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94:.U294])" office:value-type="float" office:value="23106" calcext:value-type="float">
            <text:p>23106</text:p>
          </table:table-cell>
          <table:table-cell table:formula="of:=[.X294]-[.X287]" office:value-type="float" office:value="119" calcext:value-type="float">
            <text:p>119</text:p>
          </table:table-cell>
          <table:table-cell table:style-name="ce36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3]-[CCAA.C$11]" office:value-type="float" office:value="1326" calcext:value-type="float">
            <text:p>1326</text:p>
          </table:table-cell>
          <table:table-cell table:style-name="ce98" table:formula="of:=[CCAA.D$93]-[CCAA.D$11]" office:value-type="float" office:value="828" calcext:value-type="float">
            <text:p>828</text:p>
          </table:table-cell>
          <table:table-cell table:style-name="ce98" table:formula="of:=[CCAA.E$93]-[CCAA.E$11]" office:value-type="float" office:value="304" calcext:value-type="float">
            <text:p>304</text:p>
          </table:table-cell>
          <table:table-cell table:style-name="ce98" table:formula="of:=[CCAA.F$93]-[CCAA.F$11]" office:value-type="float" office:value="210" calcext:value-type="float">
            <text:p>210</text:p>
          </table:table-cell>
          <table:table-cell table:style-name="ce98" table:formula="of:=[CCAA.G$93]-[CCAA.G$11]" office:value-type="float" office:value="151" calcext:value-type="float">
            <text:p>151</text:p>
          </table:table-cell>
          <table:table-cell table:style-name="ce98" table:formula="of:=[CCAA.H$93]-[CCAA.H$11]" office:value-type="float" office:value="203" calcext:value-type="float">
            <text:p>203</text:p>
          </table:table-cell>
          <table:table-cell table:style-name="ce98" table:formula="of:=[CCAA.I$93]-[CCAA.I$11]" office:value-type="float" office:value="2811" calcext:value-type="float">
            <text:p>2811</text:p>
          </table:table-cell>
          <table:table-cell table:style-name="ce98" table:formula="of:=[CCAA.J$93]-[CCAA.J$11]" office:value-type="float" office:value="1914" calcext:value-type="float">
            <text:p>1914</text:p>
          </table:table-cell>
          <table:table-cell table:style-name="ce98" table:formula="of:=[CCAA.K$93]-[CCAA.K$11]" office:value-type="float" office:value="5858" calcext:value-type="float">
            <text:p>5858</text:p>
          </table:table-cell>
          <table:table-cell table:style-name="ce98" table:formula="of:=[CCAA.L$93]-[CCAA.L$11]" office:value-type="float" office:value="4" calcext:value-type="float">
            <text:p>4</text:p>
          </table:table-cell>
          <table:table-cell table:style-name="ce98" table:formula="of:=[CCAA.M$93]-[CCAA.M$11]" office:value-type="float" office:value="1336" calcext:value-type="float">
            <text:p>1336</text:p>
          </table:table-cell>
          <table:table-cell table:style-name="ce98" table:formula="of:=[CCAA.N$93]-[CCAA.N$11]" office:value-type="float" office:value="487" calcext:value-type="float">
            <text:p>487</text:p>
          </table:table-cell>
          <table:table-cell table:style-name="ce98" table:formula="of:=[CCAA.O$93]-[CCAA.O$11]" office:value-type="float" office:value="595" calcext:value-type="float">
            <text:p>595</text:p>
          </table:table-cell>
          <table:table-cell table:style-name="ce98" table:formula="of:=[CCAA.P$93]-[CCAA.P$11]" office:value-type="float" office:value="8720" calcext:value-type="float">
            <text:p>8720</text:p>
          </table:table-cell>
          <table:table-cell table:style-name="ce98" table:formula="of:=[CCAA.Q$93]-[CCAA.Q$11]" office:value-type="float" office:value="2" calcext:value-type="float">
            <text:p>2</text:p>
          </table:table-cell>
          <table:table-cell table:style-name="ce98" table:formula="of:=[CCAA.R$93]-[CCAA.R$11]" office:value-type="float" office:value="139" calcext:value-type="float">
            <text:p>139</text:p>
          </table:table-cell>
          <table:table-cell table:style-name="ce98" table:formula="of:=[CCAA.S$93]-[CCAA.S$11]" office:value-type="float" office:value="493" calcext:value-type="float">
            <text:p>493</text:p>
          </table:table-cell>
          <table:table-cell table:style-name="ce98" table:formula="of:=[CCAA.T$93]-[CCAA.T$11]" office:value-type="float" office:value="1429" calcext:value-type="float">
            <text:p>1429</text:p>
          </table:table-cell>
          <table:table-cell table:style-name="ce98" table:formula="of:=[CCAA.U$93]-[CCAA.U$11]" office:value-type="float" office:value="347" calcext:value-type="float">
            <text:p>347</text:p>
          </table:table-cell>
          <table:table-cell table:style-name="ce98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6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93]-[.C294]" office:value-type="float" office:value="98" calcext:value-type="float">
            <text:p>98</text:p>
          </table:table-cell>
          <table:table-cell table:style-name="ce256" table:formula="of:=[.D293]-[.D294]" office:value-type="float" office:value="127" calcext:value-type="float">
            <text:p>127</text:p>
          </table:table-cell>
          <table:table-cell table:style-name="ce256" table:formula="of:=[.E293]-[.E294]" office:value-type="float" office:value="1" calcext:value-type="float">
            <text:p>1</text:p>
          </table:table-cell>
          <table:table-cell table:style-name="ce256" table:formula="of:=[.F293]-[.F294]" office:value-type="float" office:value="-41" calcext:value-type="float">
            <text:p>-41</text:p>
          </table:table-cell>
          <table:table-cell table:style-name="ce256" table:formula="of:=[.G293]-[.G294]" office:value-type="float" office:value="-32" calcext:value-type="float">
            <text:p>-32</text:p>
          </table:table-cell>
          <table:table-cell table:style-name="ce256" table:formula="of:=[.H293]-[.H294]" office:value-type="float" office:value="19" calcext:value-type="float">
            <text:p>19</text:p>
          </table:table-cell>
          <table:table-cell table:style-name="ce256" table:formula="of:=[.I293]-[.I294]" office:value-type="float" office:value="1927" calcext:value-type="float">
            <text:p>1927</text:p>
          </table:table-cell>
          <table:table-cell table:style-name="ce256" table:formula="of:=[.J293]-[.J294]" office:value-type="float" office:value="1690" calcext:value-type="float">
            <text:p>1690</text:p>
          </table:table-cell>
          <table:table-cell table:style-name="ce256" table:formula="of:=[.K293]-[.K294]" office:value-type="float" office:value="-321" calcext:value-type="float">
            <text:p>-321</text:p>
          </table:table-cell>
          <table:table-cell table:style-name="ce256" table:formula="of:=[.L293]-[.L294]" office:value-type="float" office:value="11" calcext:value-type="float">
            <text:p>11</text:p>
          </table:table-cell>
          <table:table-cell table:style-name="ce256" table:formula="of:=[.M293]-[.M294]" office:value-type="float" office:value="321" calcext:value-type="float">
            <text:p>321</text:p>
          </table:table-cell>
          <table:table-cell table:style-name="ce256" table:formula="of:=[.N293]-[.N294]" office:value-type="float" office:value="200" calcext:value-type="float">
            <text:p>200</text:p>
          </table:table-cell>
          <table:table-cell table:style-name="ce256" table:formula="of:=[.O293]-[.O294]" office:value-type="float" office:value="128" calcext:value-type="float">
            <text:p>128</text:p>
          </table:table-cell>
          <table:table-cell table:style-name="ce256" table:formula="of:=[.P293]-[.P294]" office:value-type="float" office:value="3340" calcext:value-type="float">
            <text:p>3340</text:p>
          </table:table-cell>
          <table:table-cell table:style-name="ce256" table:formula="of:=[.Q293]-[.Q294]" office:value-type="float" office:value="0" calcext:value-type="float">
            <text:p>0</text:p>
          </table:table-cell>
          <table:table-cell table:style-name="ce256" table:formula="of:=[.R293]-[.R294]" office:value-type="float" office:value="39" calcext:value-type="float">
            <text:p>39</text:p>
          </table:table-cell>
          <table:table-cell table:style-name="ce256" table:formula="of:=[.S293]-[.S294]" office:value-type="float" office:value="262" calcext:value-type="float">
            <text:p>262</text:p>
          </table:table-cell>
          <table:table-cell table:style-name="ce256" table:formula="of:=[.T293]-[.T294]" office:value-type="float" office:value="312" calcext:value-type="float">
            <text:p>312</text:p>
          </table:table-cell>
          <table:table-cell table:style-name="ce256" table:formula="of:=[.U293]-[.U294]" office:value-type="float" office:value="27" calcext:value-type="float">
            <text:p>27</text:p>
          </table:table-cell>
          <table:table-cell table:style-name="ce256"/>
          <table:table-cell/>
          <table:table-cell table:formula="of:=SUM([.C296:.U296])" office:value-type="float" office:value="8108" calcext:value-type="float">
            <text:p>8108</text:p>
          </table:table-cell>
          <table:table-cell table:style-name="ce51" table:formula="of:=[.X296]-[.X289]" office:value-type="float" office:value="-218" calcext:value-type="float">
            <text:p>-21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3" calcext:value-type="date">
            <text:p>1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10" calcext:value-type="date">
            <text:p>10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30" calcext:value-type="date">
            <text:p>3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6" calcext:value-type="float">
            <text:p>4386</text:p>
          </table:table-cell>
          <table:table-cell table:style-name="ce218" office:value-type="float" office:value="3583" calcext:value-type="float">
            <text:p>3583</text:p>
          </table:table-cell>
          <table:table-cell table:style-name="ce218" office:value-type="float" office:value="4148" calcext:value-type="float">
            <text:p>414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8" calcext:value-type="float">
            <text:p>1518</text:p>
          </table:table-cell>
          <table:table-cell table:style-name="ce218" office:value-type="float" office:value="626" calcext:value-type="float">
            <text:p>62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11840" calcext:value-type="float">
            <text:p>11840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300:.U300])" office:value-type="float" office:value="31199" calcext:value-type="float">
            <text:p>31199</text:p>
          </table:table-cell>
          <table:table-cell table:formula="of:=[.X300]-[.X293]" office:value-type="float" office:value="-15" calcext:value-type="float">
            <text:p>-15</text:p>
          </table:table-cell>
          <table:table-cell table:style-name="ce36" table:formula="of:=IF([.X300]=[.X29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83]-[CCAA.E$40]" office:value-type="float" office:value="277" calcext:value-type="float">
            <text:p>277</text:p>
          </table:table-cell>
          <table:table-cell table:style-name="ce63" table:formula="of:=[CCAA.F$91]-[CCAA.F$36]" office:value-type="float" office:value="208" calcext:value-type="float">
            <text:p>208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1]-[CCAA.I$34]" office:value-type="float" office:value="2457" calcext:value-type="float">
            <text:p>2457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9]-[CCAA.M$42]" office:value-type="float" office:value="1240" calcext:value-type="float">
            <text:p>1240</text:p>
          </table:table-cell>
          <table:table-cell table:style-name="ce63" table:formula="of:=[CCAA.N$86]-[CCAA.N$43]" office:value-type="float" office:value="444" calcext:value-type="float">
            <text:p>444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1:.U301])" office:value-type="float" office:value="23175" calcext:value-type="float">
            <text:p>23175</text:p>
          </table:table-cell>
          <table:table-cell table:formula="of:=[.X301]-[.X294]" office:value-type="float" office:value="69" calcext:value-type="float">
            <text:p>69</text:p>
          </table:table-cell>
          <table:table-cell table:style-name="ce36" table:formula="of:=IF([.X301]=[.X29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4]-[CCAA.C$11]" office:value-type="float" office:value="1332" calcext:value-type="float">
            <text:p>1332</text:p>
          </table:table-cell>
          <table:table-cell table:style-name="ce98" table:formula="of:=[CCAA.D$94]-[CCAA.D$11]" office:value-type="float" office:value="829" calcext:value-type="float">
            <text:p>829</text:p>
          </table:table-cell>
          <table:table-cell table:style-name="ce98" table:formula="of:=[CCAA.E$94]-[CCAA.E$11]" office:value-type="float" office:value="307" calcext:value-type="float">
            <text:p>307</text:p>
          </table:table-cell>
          <table:table-cell table:style-name="ce98" table:formula="of:=[CCAA.F$94]-[CCAA.F$11]" office:value-type="float" office:value="215" calcext:value-type="float">
            <text:p>215</text:p>
          </table:table-cell>
          <table:table-cell table:style-name="ce98" table:formula="of:=[CCAA.G$94]-[CCAA.G$11]" office:value-type="float" office:value="151" calcext:value-type="float">
            <text:p>151</text:p>
          </table:table-cell>
          <table:table-cell table:style-name="ce98" table:formula="of:=[CCAA.H$94]-[CCAA.H$11]" office:value-type="float" office:value="205" calcext:value-type="float">
            <text:p>205</text:p>
          </table:table-cell>
          <table:table-cell table:style-name="ce98" table:formula="of:=[CCAA.I$94]-[CCAA.I$11]" office:value-type="float" office:value="2835" calcext:value-type="float">
            <text:p>2835</text:p>
          </table:table-cell>
          <table:table-cell table:style-name="ce98" table:formula="of:=[CCAA.J$94]-[CCAA.J$11]" office:value-type="float" office:value="1919" calcext:value-type="float">
            <text:p>1919</text:p>
          </table:table-cell>
          <table:table-cell table:style-name="ce98" table:formula="of:=[CCAA.K$94]-[CCAA.K$11]" office:value-type="float" office:value="5929" calcext:value-type="float">
            <text:p>5929</text:p>
          </table:table-cell>
          <table:table-cell table:style-name="ce98" table:formula="of:=[CCAA.L$94]-[CCAA.L$11]" office:value-type="float" office:value="4" calcext:value-type="float">
            <text:p>4</text:p>
          </table:table-cell>
          <table:table-cell table:style-name="ce98" table:formula="of:=[CCAA.M$94]-[CCAA.M$11]" office:value-type="float" office:value="1341" calcext:value-type="float">
            <text:p>1341</text:p>
          </table:table-cell>
          <table:table-cell table:style-name="ce98" table:formula="of:=[CCAA.N$94]-[CCAA.N$11]" office:value-type="float" office:value="489" calcext:value-type="float">
            <text:p>489</text:p>
          </table:table-cell>
          <table:table-cell table:style-name="ce98" table:formula="of:=[CCAA.O$94]-[CCAA.O$11]" office:value-type="float" office:value="597" calcext:value-type="float">
            <text:p>597</text:p>
          </table:table-cell>
          <table:table-cell table:style-name="ce98" table:formula="of:=[CCAA.P$94]-[CCAA.P$11]" office:value-type="float" office:value="8760" calcext:value-type="float">
            <text:p>8760</text:p>
          </table:table-cell>
          <table:table-cell table:style-name="ce98" table:formula="of:=[CCAA.Q$94]-[CCAA.Q$11]" office:value-type="float" office:value="2" calcext:value-type="float">
            <text:p>2</text:p>
          </table:table-cell>
          <table:table-cell table:style-name="ce98" table:formula="of:=[CCAA.R$94]-[CCAA.R$11]" office:value-type="float" office:value="142" calcext:value-type="float">
            <text:p>142</text:p>
          </table:table-cell>
          <table:table-cell table:style-name="ce98" table:formula="of:=[CCAA.S$94]-[CCAA.S$11]" office:value-type="float" office:value="494" calcext:value-type="float">
            <text:p>494</text:p>
          </table:table-cell>
          <table:table-cell table:style-name="ce98" table:formula="of:=[CCAA.T$94]-[CCAA.T$11]" office:value-type="float" office:value="1442" calcext:value-type="float">
            <text:p>1442</text:p>
          </table:table-cell>
          <table:table-cell table:style-name="ce98" table:formula="of:=[CCAA.U$94]-[CCAA.U$11]" office:value-type="float" office:value="348" calcext:value-type="float">
            <text:p>348</text:p>
          </table:table-cell>
          <table:table-cell table:style-name="ce98"/>
          <table:table-cell/>
          <table:table-cell table:formula="of:=SUM([.C302:.U302])" office:value-type="float" office:value="27341" calcext:value-type="float">
            <text:p>27341</text:p>
          </table:table-cell>
          <table:table-cell table:formula="of:=[.X302]-[.X295]" office:value-type="float" office:value="184" calcext:value-type="float">
            <text:p>184</text:p>
          </table:table-cell>
          <table:table-cell table:style-name="ce36" table:formula="of:=IF([.X302]=[.X2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300]-[.C301]" office:value-type="float" office:value="98" calcext:value-type="float">
            <text:p>98</text:p>
          </table:table-cell>
          <table:table-cell table:style-name="ce256" table:formula="of:=[.D300]-[.D301]" office:value-type="float" office:value="127" calcext:value-type="float">
            <text:p>127</text:p>
          </table:table-cell>
          <table:table-cell table:style-name="ce256" table:formula="of:=[.E300]-[.E301]" office:value-type="float" office:value="1" calcext:value-type="float">
            <text:p>1</text:p>
          </table:table-cell>
          <table:table-cell table:style-name="ce256" table:formula="of:=[.F300]-[.F301]" office:value-type="float" office:value="-36" calcext:value-type="float">
            <text:p>-36</text:p>
          </table:table-cell>
          <table:table-cell table:style-name="ce256" table:formula="of:=[.G300]-[.G301]" office:value-type="float" office:value="-32" calcext:value-type="float">
            <text:p>-32</text:p>
          </table:table-cell>
          <table:table-cell table:style-name="ce256" table:formula="of:=[.H300]-[.H301]" office:value-type="float" office:value="19" calcext:value-type="float">
            <text:p>19</text:p>
          </table:table-cell>
          <table:table-cell table:style-name="ce256" table:formula="of:=[.I300]-[.I301]" office:value-type="float" office:value="1929" calcext:value-type="float">
            <text:p>1929</text:p>
          </table:table-cell>
          <table:table-cell table:style-name="ce256" table:formula="of:=[.J300]-[.J301]" office:value-type="float" office:value="1729" calcext:value-type="float">
            <text:p>1729</text:p>
          </table:table-cell>
          <table:table-cell table:style-name="ce256" table:formula="of:=[.K300]-[.K301]" office:value-type="float" office:value="-291" calcext:value-type="float">
            <text:p>-291</text:p>
          </table:table-cell>
          <table:table-cell table:style-name="ce256" table:formula="of:=[.L300]-[.L301]" office:value-type="float" office:value="11" calcext:value-type="float">
            <text:p>11</text:p>
          </table:table-cell>
          <table:table-cell table:style-name="ce256" table:formula="of:=[.M300]-[.M301]" office:value-type="float" office:value="278" calcext:value-type="float">
            <text:p>278</text:p>
          </table:table-cell>
          <table:table-cell table:style-name="ce256" table:formula="of:=[.N300]-[.N301]" office:value-type="float" office:value="182" calcext:value-type="float">
            <text:p>182</text:p>
          </table:table-cell>
          <table:table-cell table:style-name="ce256" table:formula="of:=[.O300]-[.O301]" office:value-type="float" office:value="107" calcext:value-type="float">
            <text:p>107</text:p>
          </table:table-cell>
          <table:table-cell table:style-name="ce256" table:formula="of:=[.P300]-[.P301]" office:value-type="float" office:value="3263" calcext:value-type="float">
            <text:p>3263</text:p>
          </table:table-cell>
          <table:table-cell table:style-name="ce256" table:formula="of:=[.Q300]-[.Q301]" office:value-type="float" office:value="0" calcext:value-type="float">
            <text:p>0</text:p>
          </table:table-cell>
          <table:table-cell table:style-name="ce256" table:formula="of:=[.R300]-[.R301]" office:value-type="float" office:value="38" calcext:value-type="float">
            <text:p>38</text:p>
          </table:table-cell>
          <table:table-cell table:style-name="ce256" table:formula="of:=[.S300]-[.S301]" office:value-type="float" office:value="262" calcext:value-type="float">
            <text:p>262</text:p>
          </table:table-cell>
          <table:table-cell table:style-name="ce256" table:formula="of:=[.T300]-[.T301]" office:value-type="float" office:value="312" calcext:value-type="float">
            <text:p>312</text:p>
          </table:table-cell>
          <table:table-cell table:style-name="ce256" table:formula="of:=[.U300]-[.U301]" office:value-type="float" office:value="27" calcext:value-type="float">
            <text:p>27</text:p>
          </table:table-cell>
          <table:table-cell table:style-name="ce256"/>
          <table:table-cell/>
          <table:table-cell table:formula="of:=SUM([.C303:.U303])" office:value-type="float" office:value="8024" calcext:value-type="float">
            <text:p>8024</text:p>
          </table:table-cell>
          <table:table-cell table:style-name="ce51" table:formula="of:=[.X303]-[.X296]" office:value-type="float" office:value="-84" calcext:value-type="float">
            <text:p>-8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4" calcext:value-type="date">
            <text:p>1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30" calcext:value-type="date">
            <text:p>30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30" calcext:value-type="float">
            <text:p>93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6" calcext:value-type="float">
            <text:p>4386</text:p>
          </table:table-cell>
          <table:table-cell table:style-name="ce218" office:value-type="float" office:value="3567" calcext:value-type="float">
            <text:p>3567</text:p>
          </table:table-cell>
          <table:table-cell table:style-name="ce218" office:value-type="float" office:value="4142" calcext:value-type="float">
            <text:p>41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626" calcext:value-type="float">
            <text:p>62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11891" calcext:value-type="float">
            <text:p>11891</text:p>
          </table:table-cell>
          <table:table-cell table:style-name="ce218"/>
          <table:table-cell table:style-name="ce218" office:value-type="float" office:value="157" calcext:value-type="float">
            <text:p>157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307:.U307])" office:value-type="float" office:value="31148" calcext:value-type="float">
            <text:p>31148</text:p>
          </table:table-cell>
          <table:table-cell table:formula="of:=[.X307]-[.X300]" office:value-type="float" office:value="-51" calcext:value-type="float">
            <text:p>-51</text:p>
          </table:table-cell>
          <table:table-cell table:style-name="ce36" table:formula="of:=IF([.X307]=[.X30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83]-[CCAA.E$40]" office:value-type="float" office:value="277" calcext:value-type="float">
            <text:p>277</text:p>
          </table:table-cell>
          <table:table-cell table:style-name="ce63" table:formula="of:=[CCAA.F$90]-[CCAA.F$36]" office:value-type="float" office:value="206" calcext:value-type="float">
            <text:p>206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1]-[CCAA.I$34]" office:value-type="float" office:value="2457" calcext:value-type="float">
            <text:p>2457</text:p>
          </table:table-cell>
          <table:table-cell table:style-name="ce63" table:formula="of:=[CCAA.J$88]-[CCAA.J$38]" office:value-type="float" office:value="1842" calcext:value-type="float">
            <text:p>1842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86]-[CCAA.N$43]" office:value-type="float" office:value="444" calcext:value-type="float">
            <text:p>444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308:.U308])" office:value-type="float" office:value="23110" calcext:value-type="float">
            <text:p>23110</text:p>
          </table:table-cell>
          <table:table-cell table:formula="of:=[.X308]-[.X301]" office:value-type="float" office:value="-65" calcext:value-type="float">
            <text:p>-65</text:p>
          </table:table-cell>
          <table:table-cell table:style-name="ce36" table:formula="of:=IF([.X308]=[.X30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5]-[CCAA.C$11]" office:value-type="float" office:value="1336" calcext:value-type="float">
            <text:p>1336</text:p>
          </table:table-cell>
          <table:table-cell table:style-name="ce98" table:formula="of:=[CCAA.D$95]-[CCAA.D$11]" office:value-type="float" office:value="836" calcext:value-type="float">
            <text:p>836</text:p>
          </table:table-cell>
          <table:table-cell table:style-name="ce98" table:formula="of:=[CCAA.E$95]-[CCAA.E$11]" office:value-type="float" office:value="308" calcext:value-type="float">
            <text:p>308</text:p>
          </table:table-cell>
          <table:table-cell table:style-name="ce98" table:formula="of:=[CCAA.F$95]-[CCAA.F$11]" office:value-type="float" office:value="216" calcext:value-type="float">
            <text:p>216</text:p>
          </table:table-cell>
          <table:table-cell table:style-name="ce98" table:formula="of:=[CCAA.G$95]-[CCAA.G$11]" office:value-type="float" office:value="151" calcext:value-type="float">
            <text:p>151</text:p>
          </table:table-cell>
          <table:table-cell table:style-name="ce98" table:formula="of:=[CCAA.H$95]-[CCAA.H$11]" office:value-type="float" office:value="205" calcext:value-type="float">
            <text:p>205</text:p>
          </table:table-cell>
          <table:table-cell table:style-name="ce98" table:formula="of:=[CCAA.I$95]-[CCAA.I$11]" office:value-type="float" office:value="2852" calcext:value-type="float">
            <text:p>2852</text:p>
          </table:table-cell>
          <table:table-cell table:style-name="ce98" table:formula="of:=[CCAA.J$95]-[CCAA.J$11]" office:value-type="float" office:value="1925" calcext:value-type="float">
            <text:p>1925</text:p>
          </table:table-cell>
          <table:table-cell table:style-name="ce98" table:formula="of:=[CCAA.K$95]-[CCAA.K$11]" office:value-type="float" office:value="6060" calcext:value-type="float">
            <text:p>6060</text:p>
          </table:table-cell>
          <table:table-cell table:style-name="ce98" table:formula="of:=[CCAA.L$95]-[CCAA.L$11]" office:value-type="float" office:value="4" calcext:value-type="float">
            <text:p>4</text:p>
          </table:table-cell>
          <table:table-cell table:style-name="ce98" table:formula="of:=[CCAA.M$95]-[CCAA.M$11]" office:value-type="float" office:value="1349" calcext:value-type="float">
            <text:p>1349</text:p>
          </table:table-cell>
          <table:table-cell table:style-name="ce98" table:formula="of:=[CCAA.N$95]-[CCAA.N$11]" office:value-type="float" office:value="492" calcext:value-type="float">
            <text:p>492</text:p>
          </table:table-cell>
          <table:table-cell table:style-name="ce98" table:formula="of:=[CCAA.O$95]-[CCAA.O$11]" office:value-type="float" office:value="601" calcext:value-type="float">
            <text:p>601</text:p>
          </table:table-cell>
          <table:table-cell table:style-name="ce98" table:formula="of:=[CCAA.P$95]-[CCAA.P$11]" office:value-type="float" office:value="8779" calcext:value-type="float">
            <text:p>8779</text:p>
          </table:table-cell>
          <table:table-cell table:style-name="ce98" table:formula="of:=[CCAA.Q$95]-[CCAA.Q$11]" office:value-type="float" office:value="2" calcext:value-type="float">
            <text:p>2</text:p>
          </table:table-cell>
          <table:table-cell table:style-name="ce98" table:formula="of:=[CCAA.R$95]-[CCAA.R$11]" office:value-type="float" office:value="142" calcext:value-type="float">
            <text:p>142</text:p>
          </table:table-cell>
          <table:table-cell table:style-name="ce98" table:formula="of:=[CCAA.S$95]-[CCAA.S$11]" office:value-type="float" office:value="498" calcext:value-type="float">
            <text:p>498</text:p>
          </table:table-cell>
          <table:table-cell table:style-name="ce98" table:formula="of:=[CCAA.T$95]-[CCAA.T$11]" office:value-type="float" office:value="1454" calcext:value-type="float">
            <text:p>1454</text:p>
          </table:table-cell>
          <table:table-cell table:style-name="ce98" table:formula="of:=[CCAA.U$95]-[CCAA.U$11]" office:value-type="float" office:value="348" calcext:value-type="float">
            <text:p>348</text:p>
          </table:table-cell>
          <table:table-cell table:style-name="ce98"/>
          <table:table-cell/>
          <table:table-cell table:formula="of:=SUM([.C309:.U309])" office:value-type="float" office:value="27558" calcext:value-type="float">
            <text:p>27558</text:p>
          </table:table-cell>
          <table:table-cell table:formula="of:=[.X309]-[.X302]" office:value-type="float" office:value="217" calcext:value-type="float">
            <text:p>217</text:p>
          </table:table-cell>
          <table:table-cell table:style-name="ce36" table:formula="of:=IF([.X309]=[.X3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307]-[.C308]" office:value-type="float" office:value="124" calcext:value-type="float">
            <text:p>124</text:p>
          </table:table-cell>
          <table:table-cell table:style-name="ce256" table:formula="of:=[.D307]-[.D308]" office:value-type="float" office:value="127" calcext:value-type="float">
            <text:p>127</text:p>
          </table:table-cell>
          <table:table-cell table:style-name="ce256" table:formula="of:=[.E307]-[.E308]" office:value-type="float" office:value="1" calcext:value-type="float">
            <text:p>1</text:p>
          </table:table-cell>
          <table:table-cell table:style-name="ce256" table:formula="of:=[.F307]-[.F308]" office:value-type="float" office:value="-45" calcext:value-type="float">
            <text:p>-45</text:p>
          </table:table-cell>
          <table:table-cell table:style-name="ce256" table:formula="of:=[.G307]-[.G308]" office:value-type="float" office:value="-33" calcext:value-type="float">
            <text:p>-33</text:p>
          </table:table-cell>
          <table:table-cell table:style-name="ce256" table:formula="of:=[.H307]-[.H308]" office:value-type="float" office:value="19" calcext:value-type="float">
            <text:p>19</text:p>
          </table:table-cell>
          <table:table-cell table:style-name="ce256" table:formula="of:=[.I307]-[.I308]" office:value-type="float" office:value="1929" calcext:value-type="float">
            <text:p>1929</text:p>
          </table:table-cell>
          <table:table-cell table:style-name="ce256" table:formula="of:=[.J307]-[.J308]" office:value-type="float" office:value="1725" calcext:value-type="float">
            <text:p>1725</text:p>
          </table:table-cell>
          <table:table-cell table:style-name="ce256" table:formula="of:=[.K307]-[.K308]" office:value-type="float" office:value="-297" calcext:value-type="float">
            <text:p>-297</text:p>
          </table:table-cell>
          <table:table-cell table:style-name="ce256" table:formula="of:=[.L307]-[.L308]" office:value-type="float" office:value="11" calcext:value-type="float">
            <text:p>11</text:p>
          </table:table-cell>
          <table:table-cell table:style-name="ce256" table:formula="of:=[.M307]-[.M308]" office:value-type="float" office:value="237" calcext:value-type="float">
            <text:p>237</text:p>
          </table:table-cell>
          <table:table-cell table:style-name="ce256" table:formula="of:=[.N307]-[.N308]" office:value-type="float" office:value="182" calcext:value-type="float">
            <text:p>182</text:p>
          </table:table-cell>
          <table:table-cell table:style-name="ce256" table:formula="of:=[.O307]-[.O308]" office:value-type="float" office:value="107" calcext:value-type="float">
            <text:p>107</text:p>
          </table:table-cell>
          <table:table-cell table:style-name="ce256" table:formula="of:=[.P307]-[.P308]" office:value-type="float" office:value="3314" calcext:value-type="float">
            <text:p>3314</text:p>
          </table:table-cell>
          <table:table-cell table:style-name="ce256" table:formula="of:=[.Q307]-[.Q308]" office:value-type="float" office:value="0" calcext:value-type="float">
            <text:p>0</text:p>
          </table:table-cell>
          <table:table-cell table:style-name="ce256" table:formula="of:=[.R307]-[.R308]" office:value-type="float" office:value="36" calcext:value-type="float">
            <text:p>36</text:p>
          </table:table-cell>
          <table:table-cell table:style-name="ce256" table:formula="of:=[.S307]-[.S308]" office:value-type="float" office:value="262" calcext:value-type="float">
            <text:p>262</text:p>
          </table:table-cell>
          <table:table-cell table:style-name="ce256" table:formula="of:=[.T307]-[.T308]" office:value-type="float" office:value="312" calcext:value-type="float">
            <text:p>312</text:p>
          </table:table-cell>
          <table:table-cell table:style-name="ce256" table:formula="of:=[.U307]-[.U308]" office:value-type="float" office:value="27" calcext:value-type="float">
            <text:p>27</text:p>
          </table:table-cell>
          <table:table-cell table:style-name="ce256"/>
          <table:table-cell/>
          <table:table-cell table:formula="of:=SUM([.C310:.U310])" office:value-type="float" office:value="8038" calcext:value-type="float">
            <text:p>8038</text:p>
          </table:table-cell>
          <table:table-cell table:style-name="ce51" table:formula="of:=[.X310]-[.X303]" office:value-type="float" office:value="14" calcext:value-type="float">
            <text:p>14</text:p>
          </table:table-cell>
          <table:table-cell table:number-columns-repeated="39"/>
        </table:table-row>
        <table:table-row table:style-name="ro1" table:number-rows-repeated="10482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0]" office:value-type="date" office:date-value="2020-05-09" calcext:value-type="date">
            <text:p>09/05</text:p>
          </table:table-cell>
          <table:table-cell table:style-name="ce110" table:formula="of:=[MoMo.B270]" office:value-type="string" office:string-value="Inicio" calcext:value-type="string">
            <text:p>Inicio</text:p>
          </table:table-cell>
          <table:table-cell table:style-name="ce46" table:formula="of:=[MoMo.C270]" office:value-type="date" office:date-value="2020-03-20" calcext:value-type="date">
            <text:p>20/03</text:p>
          </table:table-cell>
          <table:table-cell table:style-name="ce46" table:formula="of:=[MoMo.D270]" office:value-type="date" office:date-value="2020-03-23" calcext:value-type="date">
            <text:p>23/03</text:p>
          </table:table-cell>
          <table:table-cell table:style-name="ce46" table:formula="of:=[MoMo.E270]" office:value-type="date" office:date-value="2020-03-20" calcext:value-type="date">
            <text:p>20/03</text:p>
          </table:table-cell>
          <table:table-cell table:style-name="ce46" table:formula="of:=[MoMo.F270]" office:value-type="date" office:date-value="2020-03-16" calcext:value-type="date">
            <text:p>16/03</text:p>
          </table:table-cell>
          <table:table-cell table:style-name="ce46" table:formula="of:=[MoMo.G270]" office:value-type="date" office:date-value="2020-03-27" calcext:value-type="date">
            <text:p>27/03</text:p>
          </table:table-cell>
          <table:table-cell table:style-name="ce46" table:formula="of:=[MoMo.H270]" office:value-type="date" office:date-value="2020-03-24" calcext:value-type="date">
            <text:p>24/03</text:p>
          </table:table-cell>
          <table:table-cell table:style-name="ce46" table:formula="of:=[MoMo.I270]" office:value-type="date" office:date-value="2020-03-14" calcext:value-type="date">
            <text:p>14/03</text:p>
          </table:table-cell>
          <table:table-cell table:style-name="ce46" table:formula="of:=[MoMo.J270]" office:value-type="date" office:date-value="2020-03-18" calcext:value-type="date">
            <text:p>18/03</text:p>
          </table:table-cell>
          <table:table-cell table:style-name="ce46" table:formula="of:=[MoMo.K270]" office:value-type="date" office:date-value="2020-03-23" calcext:value-type="date">
            <text:p>23/03</text:p>
          </table:table-cell>
          <table:table-cell table:style-name="ce46" table:formula="of:=[MoMo.L270]" office:value-type="date" office:date-value="2020-03-28" calcext:value-type="date">
            <text:p>28/03</text:p>
          </table:table-cell>
          <table:table-cell table:style-name="ce46" table:formula="of:=[MoMo.M270]" office:value-type="date" office:date-value="2020-03-22" calcext:value-type="date">
            <text:p>22/03</text:p>
          </table:table-cell>
          <table:table-cell table:style-name="ce46" table:formula="of:=[MoMo.N270]" office:value-type="date" office:date-value="2020-03-23" calcext:value-type="date">
            <text:p>23/03</text:p>
          </table:table-cell>
          <table:table-cell table:style-name="ce46" table:formula="of:=[MoMo.O270]" office:value-type="date" office:date-value="2020-03-21" calcext:value-type="date">
            <text:p>21/03</text:p>
          </table:table-cell>
          <table:table-cell table:style-name="ce46" table:formula="of:=[MoMo.P27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0]" office:value-type="date" office:date-value="2020-03-27" calcext:value-type="date">
            <text:p>27/03</text:p>
          </table:table-cell>
          <table:table-cell table:style-name="ce46" table:formula="of:=[MoMo.S270]" office:value-type="date" office:date-value="2020-03-22" calcext:value-type="date">
            <text:p>22/03</text:p>
          </table:table-cell>
          <table:table-cell table:style-name="ce46" table:formula="of:=[MoMo.T270]" office:value-type="date" office:date-value="2020-03-25" calcext:value-type="date">
            <text:p>25/03</text:p>
          </table:table-cell>
          <table:table-cell table:style-name="ce46" table:formula="of:=[MoMo.U270]" office:value-type="date" office:date-value="2020-03-20" calcext:value-type="date">
            <text:p>20/03</text:p>
          </table:table-cell>
          <table:table-cell table:style-name="ce46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1]" office:value-type="string" office:string-value="Fin" calcext:value-type="string">
            <text:p>Fin</text:p>
          </table:table-cell>
          <table:table-cell table:style-name="ce126" table:formula="of:=[MoMo.C271]" office:value-type="date" office:date-value="2020-04-14" calcext:value-type="date">
            <text:p>14/04</text:p>
          </table:table-cell>
          <table:table-cell table:style-name="ce126" table:formula="of:=[MoMo.D271]" office:value-type="date" office:date-value="2020-04-29" calcext:value-type="date">
            <text:p>29/04</text:p>
          </table:table-cell>
          <table:table-cell table:style-name="ce126" table:formula="of:=[MoMo.E271]" office:value-type="date" office:date-value="2020-04-27" calcext:value-type="date">
            <text:p>27/04</text:p>
          </table:table-cell>
          <table:table-cell table:style-name="ce126" table:formula="of:=[MoMo.F271]" office:value-type="date" office:date-value="2020-03-27" calcext:value-type="date">
            <text:p>27/03</text:p>
          </table:table-cell>
          <table:table-cell table:style-name="ce126" table:formula="of:=[MoMo.G271]" office:value-type="date" office:date-value="2020-05-01" calcext:value-type="date">
            <text:p>01/05</text:p>
          </table:table-cell>
          <table:table-cell table:style-name="ce126" table:formula="of:=[MoMo.H271]" office:value-type="date" office:date-value="2020-04-24" calcext:value-type="date">
            <text:p>24/04</text:p>
          </table:table-cell>
          <table:table-cell table:style-name="ce126" table:formula="of:=[MoMo.I271]" office:value-type="date" office:date-value="2020-04-29" calcext:value-type="date">
            <text:p>29/04</text:p>
          </table:table-cell>
          <table:table-cell table:style-name="ce126" table:formula="of:=[MoMo.J271]" office:value-type="date" office:date-value="2020-05-08" calcext:value-type="date">
            <text:p>08/05</text:p>
          </table:table-cell>
          <table:table-cell table:style-name="ce126" table:formula="of:=[MoMo.K271]" office:value-type="date" office:date-value="2020-04-24" calcext:value-type="date">
            <text:p>24/04</text:p>
          </table:table-cell>
          <table:table-cell table:style-name="ce126" table:formula="of:=[MoMo.L271]" office:value-type="date" office:date-value="2020-03-31" calcext:value-type="date">
            <text:p>31/03</text:p>
          </table:table-cell>
          <table:table-cell table:style-name="ce126" table:formula="of:=[MoMo.M271]" office:value-type="date" office:date-value="2020-05-02" calcext:value-type="date">
            <text:p>02/05</text:p>
          </table:table-cell>
          <table:table-cell table:style-name="ce126" table:formula="of:=[MoMo.N271]" office:value-type="date" office:date-value="2020-04-18" calcext:value-type="date">
            <text:p>18/04</text:p>
          </table:table-cell>
          <table:table-cell table:style-name="ce126" table:formula="of:=[MoMo.O271]" office:value-type="date" office:date-value="2020-04-11" calcext:value-type="date">
            <text:p>11/04</text:p>
          </table:table-cell>
          <table:table-cell table:style-name="ce126" table:formula="of:=[MoMo.P271]" office:value-type="date" office:date-value="2020-05-07" calcext:value-type="date">
            <text:p>07/05</text:p>
          </table:table-cell>
          <table:table-cell table:style-name="ce126"/>
          <table:table-cell table:style-name="ce126" table:formula="of:=[MoMo.R271]" office:value-type="date" office:date-value="2020-05-05" calcext:value-type="date">
            <text:p>05/05</text:p>
          </table:table-cell>
          <table:table-cell table:style-name="ce126" table:formula="of:=[MoMo.S271]" office:value-type="date" office:date-value="2020-04-18" calcext:value-type="date">
            <text:p>18/04</text:p>
          </table:table-cell>
          <table:table-cell table:style-name="ce126" table:formula="of:=[MoMo.T271]" office:value-type="date" office:date-value="2020-04-22" calcext:value-type="date">
            <text:p>22/04</text:p>
          </table:table-cell>
          <table:table-cell table:style-name="ce126" table:formula="of:=[MoMo.U271]" office:value-type="date" office:date-value="2020-05-05" calcext:value-type="date">
            <text:p>05/05</text:p>
          </table:table-cell>
          <table:table-cell table:style-name="ce126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2]" office:value-type="string" office:string-value="MoMo (parcial)" calcext:value-type="string">
            <text:p>MoMo (parcial)</text:p>
          </table:table-cell>
          <table:table-cell table:style-name="ce127" table:formula="of:=[MoMo.C272]/[.C$5]*1000000" office:value-type="float" office:value="108.2962565753" calcext:value-type="float">
            <text:p>108</text:p>
          </table:table-cell>
          <table:table-cell table:style-name="ce127" table:formula="of:=[MoMo.D272]/[.D$5]*1000000" office:value-type="float" office:value="634.967693821787" calcext:value-type="float">
            <text:p>635</text:p>
          </table:table-cell>
          <table:table-cell table:style-name="ce127" table:formula="of:=[MoMo.E272]/[.E$5]*1000000" office:value-type="float" office:value="315.10030693104" calcext:value-type="float">
            <text:p>315</text:p>
          </table:table-cell>
          <table:table-cell table:style-name="ce127" table:formula="of:=[MoMo.F272]/[.F$5]*1000000" office:value-type="float" office:value="54.9203300889001" calcext:value-type="float">
            <text:p>55</text:p>
          </table:table-cell>
          <table:table-cell table:style-name="ce127" table:formula="of:=[MoMo.G272]/[.G$5]*1000000" office:value-type="float" office:value="37.1295563018022" calcext:value-type="float">
            <text:p>37</text:p>
          </table:table-cell>
          <table:table-cell table:style-name="ce127" table:formula="of:=[MoMo.H272]/[.H$5]*1000000" office:value-type="float" office:value="324.010002947112" calcext:value-type="float">
            <text:p>324</text:p>
          </table:table-cell>
          <table:table-cell table:style-name="ce127" table:formula="of:=[MoMo.I272]/[.I$5]*1000000" office:value-type="float" office:value="1809.75641342806" calcext:value-type="float">
            <text:p>1810</text:p>
          </table:table-cell>
          <table:table-cell table:style-name="ce127" table:formula="of:=[MoMo.J272]/[.J$5]*1000000" office:value-type="float" office:value="1767.31183580874" calcext:value-type="float">
            <text:p>1767</text:p>
          </table:table-cell>
          <table:table-cell table:style-name="ce127" table:formula="of:=[MoMo.K272]/[.K$5]*1000000" office:value-type="float" office:value="547.62689529629" calcext:value-type="float">
            <text:p>548</text:p>
          </table:table-cell>
          <table:table-cell table:style-name="ce127" table:formula="of:=[MoMo.L272]/[.L$5]*1000000" office:value-type="float" office:value="129.192896739641" calcext:value-type="float">
            <text:p>129</text:p>
          </table:table-cell>
          <table:table-cell table:style-name="ce127" table:formula="of:=[MoMo.M272]/[.M$5]*1000000" office:value-type="float" office:value="289.703070469768" calcext:value-type="float">
            <text:p>290</text:p>
          </table:table-cell>
          <table:table-cell table:style-name="ce127" table:formula="of:=[MoMo.N272]/[.N$5]*1000000" office:value-type="float" office:value="523.832027015565" calcext:value-type="float">
            <text:p>524</text:p>
          </table:table-cell>
          <table:table-cell table:style-name="ce127" table:formula="of:=[MoMo.O272]/[.O$5]*1000000" office:value-type="float" office:value="142.870731968215" calcext:value-type="float">
            <text:p>143</text:p>
          </table:table-cell>
          <table:table-cell table:style-name="ce127" table:formula="of:=[MoMo.P272]/[.P$5]*1000000" office:value-type="float" office:value="1803.41403622547" calcext:value-type="float">
            <text:p>1803</text:p>
          </table:table-cell>
          <table:table-cell table:style-name="ce127"/>
          <table:table-cell table:style-name="ce127" table:formula="of:=[MoMo.R272]/[.R$5]*1000000" office:value-type="float" office:value="108.893486613879" calcext:value-type="float">
            <text:p>109</text:p>
          </table:table-cell>
          <table:table-cell table:style-name="ce127" table:formula="of:=[MoMo.S272]/[.S$5]*1000000" office:value-type="float" office:value="929.652198889977" calcext:value-type="float">
            <text:p>930</text:p>
          </table:table-cell>
          <table:table-cell table:style-name="ce127" table:formula="of:=[MoMo.T272]/[.T$5]*1000000" office:value-type="float" office:value="582.514205888987" calcext:value-type="float">
            <text:p>583</text:p>
          </table:table-cell>
          <table:table-cell table:style-name="ce127" table:formula="of:=[MoMo.U272]/[.U$5]*1000000" office:value-type="float" office:value="804.625009899422" calcext:value-type="float">
            <text:p>805</text:p>
          </table:table-cell>
          <table:table-cell table:style-name="ce127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73]" office:value-type="string" office:string-value="Covid-19 (parcial)" calcext:value-type="string">
            <text:p>Covid-19 (parcial)</text:p>
          </table:table-cell>
          <table:table-cell table:style-name="ce123" table:formula="of:=[MoMo.C273]/[.C$5]*1000000" office:value-type="float" office:value="96.1308180613348" calcext:value-type="float">
            <text:p>96</text:p>
          </table:table-cell>
          <table:table-cell table:style-name="ce123" table:formula="of:=[MoMo.D273]/[.D$5]*1000000" office:value-type="float" office:value="537.92690306924" calcext:value-type="float">
            <text:p>538</text:p>
          </table:table-cell>
          <table:table-cell table:style-name="ce123" table:formula="of:=[MoMo.E273]/[.E$5]*1000000" office:value-type="float" office:value="244.105484690404" calcext:value-type="float">
            <text:p>244</text:p>
          </table:table-cell>
          <table:table-cell table:style-name="ce123" table:formula="of:=[MoMo.F273]/[.F$5]*1000000" office:value-type="float" office:value="18.6020472881758" calcext:value-type="float">
            <text:p>19</text:p>
          </table:table-cell>
          <table:table-cell table:style-name="ce123" table:formula="of:=[MoMo.G273]/[.G$5]*1000000" office:value-type="float" office:value="51.2293878088157" calcext:value-type="float">
            <text:p>51</text:p>
          </table:table-cell>
          <table:table-cell table:style-name="ce123" table:formula="of:=[MoMo.H273]/[.H$5]*1000000" office:value-type="float" office:value="291.264311159904" calcext:value-type="float">
            <text:p>291</text:p>
          </table:table-cell>
          <table:table-cell table:style-name="ce123" table:formula="of:=[MoMo.I273]/[.I$5]*1000000" office:value-type="float" office:value="1008.6486432638" calcext:value-type="float">
            <text:p>1009</text:p>
          </table:table-cell>
          <table:table-cell table:style-name="ce123" table:formula="of:=[MoMo.J273]/[.J$5]*1000000" office:value-type="float" office:value="914.739291901005" calcext:value-type="float">
            <text:p>915</text:p>
          </table:table-cell>
          <table:table-cell table:style-name="ce123" table:formula="of:=[MoMo.K273]/[.K$5]*1000000" office:value-type="float" office:value="584.073951999095" calcext:value-type="float">
            <text:p>584</text:p>
          </table:table-cell>
          <table:table-cell table:style-name="ce123" table:formula="of:=[MoMo.L273]/[.L$5]*1000000" office:value-type="float" office:value="0" calcext:value-type="float">
            <text:p>0</text:p>
          </table:table-cell>
          <table:table-cell table:style-name="ce123" table:formula="of:=[MoMo.M273]/[.M$5]*1000000" office:value-type="float" office:value="239.53890875421" calcext:value-type="float">
            <text:p>240</text:p>
          </table:table-cell>
          <table:table-cell table:style-name="ce123" table:formula="of:=[MoMo.N273]/[.N$5]*1000000" office:value-type="float" office:value="337.414935550951" calcext:value-type="float">
            <text:p>337</text:p>
          </table:table-cell>
          <table:table-cell table:style-name="ce123" table:formula="of:=[MoMo.O273]/[.O$5]*1000000" office:value-type="float" office:value="93.2731203523059" calcext:value-type="float">
            <text:p>93</text:p>
          </table:table-cell>
          <table:table-cell table:style-name="ce123" table:formula="of:=[MoMo.P273]/[.P$5]*1000000" office:value-type="float" office:value="1289.5862150637" calcext:value-type="float">
            <text:p>1290</text:p>
          </table:table-cell>
          <table:table-cell table:style-name="ce123"/>
          <table:table-cell table:style-name="ce123" table:formula="of:=[MoMo.R273]/[.R$5]*1000000" office:value-type="float" office:value="81.8392042253378" calcext:value-type="float">
            <text:p>82</text:p>
          </table:table-cell>
          <table:table-cell table:style-name="ce123" table:formula="of:=[MoMo.S273]/[.S$5]*1000000" office:value-type="float" office:value="525.052736914605" calcext:value-type="float">
            <text:p>525</text:p>
          </table:table-cell>
          <table:table-cell table:style-name="ce123" table:formula="of:=[MoMo.T273]/[.T$5]*1000000" office:value-type="float" office:value="440.637209606892" calcext:value-type="float">
            <text:p>441</text:p>
          </table:table-cell>
          <table:table-cell table:style-name="ce123" table:formula="of:=[MoMo.U273]/[.U$5]*1000000" office:value-type="float" office:value="719.094004910113" calcext:value-type="float">
            <text:p>719</text:p>
          </table:table-cell>
          <table:table-cell table:style-name="ce123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74]" office:value-type="string" office:string-value="Covid-19 (total)" calcext:value-type="string">
            <text:p>Covid-19 (total)</text:p>
          </table:table-cell>
          <table:table-cell table:style-name="ce129" table:formula="of:=[MoMo.C274]/[.C$5]*1000000" office:value-type="float" office:value="157.077279636201" calcext:value-type="float">
            <text:p>157</text:p>
          </table:table-cell>
          <table:table-cell table:style-name="ce129" table:formula="of:=[MoMo.D274]/[.D$5]*1000000" office:value-type="float" office:value="628.854888105091" calcext:value-type="float">
            <text:p>629</text:p>
          </table:table-cell>
          <table:table-cell table:style-name="ce129" table:formula="of:=[MoMo.E274]/[.E$5]*1000000" office:value-type="float" office:value="284.951820774058" calcext:value-type="float">
            <text:p>285</text:p>
          </table:table-cell>
          <table:table-cell table:style-name="ce129" table:formula="of:=[MoMo.F274]/[.F$5]*1000000" office:value-type="float" office:value="183.363037554876" calcext:value-type="float">
            <text:p>183</text:p>
          </table:table-cell>
          <table:table-cell table:style-name="ce129" table:formula="of:=[MoMo.G274]/[.G$5]*1000000" office:value-type="float" office:value="69.5591687679332" calcext:value-type="float">
            <text:p>70</text:p>
          </table:table-cell>
          <table:table-cell table:style-name="ce129" table:formula="of:=[MoMo.H274]/[.H$5]*1000000" office:value-type="float" office:value="346.414949959413" calcext:value-type="float">
            <text:p>346</text:p>
          </table:table-cell>
          <table:table-cell table:style-name="ce129" table:formula="of:=[MoMo.I274]/[.I$5]*1000000" office:value-type="float" office:value="1136.49382109313" calcext:value-type="float">
            <text:p>1136</text:p>
          </table:table-cell>
          <table:table-cell table:style-name="ce129" table:formula="of:=[MoMo.J274]/[.J$5]*1000000" office:value-type="float" office:value="930.034285454905" calcext:value-type="float">
            <text:p>930</text:p>
          </table:table-cell>
          <table:table-cell table:style-name="ce129" table:formula="of:=[MoMo.K274]/[.K$5]*1000000" office:value-type="float" office:value="755.783009750575" calcext:value-type="float">
            <text:p>756</text:p>
          </table:table-cell>
          <table:table-cell table:style-name="ce129" table:formula="of:=[MoMo.L274]/[.L$5]*1000000" office:value-type="float" office:value="46.9792351780513" calcext:value-type="float">
            <text:p>47</text:p>
          </table:table-cell>
          <table:table-cell table:style-name="ce129" table:formula="of:=[MoMo.M274]/[.M$5]*1000000" office:value-type="float" office:value="264.923183357264" calcext:value-type="float">
            <text:p>265</text:p>
          </table:table-cell>
          <table:table-cell table:style-name="ce129" table:formula="of:=[MoMo.N274]/[.N$5]*1000000" office:value-type="float" office:value="444.604763143104" calcext:value-type="float">
            <text:p>445</text:p>
          </table:table-cell>
          <table:table-cell table:style-name="ce129" table:formula="of:=[MoMo.O274]/[.O$5]*1000000" office:value-type="float" office:value="218.747675111955" calcext:value-type="float">
            <text:p>219</text:p>
          </table:table-cell>
          <table:table-cell table:style-name="ce129" table:formula="of:=[MoMo.P274]/[.P$5]*1000000" office:value-type="float" office:value="1307.06852258843" calcext:value-type="float">
            <text:p>1307</text:p>
          </table:table-cell>
          <table:table-cell table:style-name="ce129"/>
          <table:table-cell table:style-name="ce129" table:formula="of:=[MoMo.R274]/[.R$5]*1000000" office:value-type="float" office:value="93.3372742404679" calcext:value-type="float">
            <text:p>93</text:p>
          </table:table-cell>
          <table:table-cell table:style-name="ce129" table:formula="of:=[MoMo.S274]/[.S$5]*1000000" office:value-type="float" office:value="752.06083199239" calcext:value-type="float">
            <text:p>752</text:p>
          </table:table-cell>
          <table:table-cell table:style-name="ce129" table:formula="of:=[MoMo.T274]/[.T$5]*1000000" office:value-type="float" office:value="637.991749306985" calcext:value-type="float">
            <text:p>638</text:p>
          </table:table-cell>
          <table:table-cell table:style-name="ce129" table:formula="of:=[MoMo.U274]/[.U$5]*1000000" office:value-type="float" office:value="1089.72835986378" calcext:value-type="float">
            <text:p>1090</text:p>
          </table:table-cell>
          <table:table-cell table:style-name="ce129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75]" office:value-type="string" office:string-value="Diferencia" calcext:value-type="string">
            <text:p>Diferencia</text:p>
          </table:table-cell>
          <table:table-cell table:style-name="ce124" table:formula="of:=[.C272]-[.C273]" office:value-type="float" office:value="12.1654385139654" calcext:value-type="float">
            <text:p>12</text:p>
          </table:table-cell>
          <table:table-cell table:style-name="ce124" table:formula="of:=[.D272]-[.D273]" office:value-type="float" office:value="97.0407907525475" calcext:value-type="float">
            <text:p>97</text:p>
          </table:table-cell>
          <table:table-cell table:style-name="ce124" table:formula="of:=[.E272]-[.E273]" office:value-type="float" office:value="70.9948222406355" calcext:value-type="float">
            <text:p>71</text:p>
          </table:table-cell>
          <table:table-cell table:style-name="ce124" table:formula="of:=[.F272]-[.F273]" office:value-type="float" office:value="36.3182828007242" calcext:value-type="float">
            <text:p>36</text:p>
          </table:table-cell>
          <table:table-cell table:style-name="ce124" table:formula="of:=[.G272]-[.G273]" office:value-type="float" office:value="-14.0998315070135" calcext:value-type="float">
            <text:p>-14</text:p>
          </table:table-cell>
          <table:table-cell table:style-name="ce124" table:formula="of:=[.H272]-[.H273]" office:value-type="float" office:value="32.7456917872081" calcext:value-type="float">
            <text:p>33</text:p>
          </table:table-cell>
          <table:table-cell table:style-name="ce124" table:formula="of:=[.I272]-[.I273]" office:value-type="float" office:value="801.107770164256" calcext:value-type="float">
            <text:p>801</text:p>
          </table:table-cell>
          <table:table-cell table:style-name="ce124" table:formula="of:=[.J272]-[.J273]" office:value-type="float" office:value="852.572543907733" calcext:value-type="float">
            <text:p>853</text:p>
          </table:table-cell>
          <table:table-cell table:style-name="ce124" table:formula="of:=[.K272]-[.K273]" office:value-type="float" office:value="-36.4470567028046" calcext:value-type="float">
            <text:p>-36</text:p>
          </table:table-cell>
          <table:table-cell table:style-name="ce124" table:formula="of:=[.L272]-[.L273]" office:value-type="float" office:value="129.192896739641" calcext:value-type="float">
            <text:p>129</text:p>
          </table:table-cell>
          <table:table-cell table:style-name="ce124" table:formula="of:=[.M272]-[.M273]" office:value-type="float" office:value="50.164161715558" calcext:value-type="float">
            <text:p>50</text:p>
          </table:table-cell>
          <table:table-cell table:style-name="ce124" table:formula="of:=[.N272]-[.N273]" office:value-type="float" office:value="186.417091464614" calcext:value-type="float">
            <text:p>186</text:p>
          </table:table-cell>
          <table:table-cell table:style-name="ce124" table:formula="of:=[.O272]-[.O273]" office:value-type="float" office:value="49.5976116159087" calcext:value-type="float">
            <text:p>50</text:p>
          </table:table-cell>
          <table:table-cell table:style-name="ce124" table:formula="of:=[.P272]-[.P273]" office:value-type="float" office:value="513.827821161771" calcext:value-type="float">
            <text:p>514</text:p>
          </table:table-cell>
          <table:table-cell table:style-name="ce124"/>
          <table:table-cell table:style-name="ce124" table:formula="of:=[.R272]-[.R273]" office:value-type="float" office:value="27.0542823885414" calcext:value-type="float">
            <text:p>27</text:p>
          </table:table-cell>
          <table:table-cell table:style-name="ce124" table:formula="of:=[.S272]-[.S273]" office:value-type="float" office:value="404.599461975372" calcext:value-type="float">
            <text:p>405</text:p>
          </table:table-cell>
          <table:table-cell table:style-name="ce124" table:formula="of:=[.T272]-[.T273]" office:value-type="float" office:value="141.876996282095" calcext:value-type="float">
            <text:p>142</text:p>
          </table:table-cell>
          <table:table-cell table:style-name="ce124" table:formula="of:=[.U272]-[.U273]" office:value-type="float" office:value="85.5310049893087" calcext:value-type="float">
            <text:p>86</text:p>
          </table:table-cell>
          <table:table-cell table:style-name="ce124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7]" office:value-type="date" office:date-value="2020-05-10" calcext:value-type="date">
            <text:p>10/05</text:p>
          </table:table-cell>
          <table:table-cell table:style-name="ce110" table:formula="of:=[MoMo.B277]" office:value-type="string" office:string-value="Inicio" calcext:value-type="string">
            <text:p>Inicio</text:p>
          </table:table-cell>
          <table:table-cell table:style-name="ce46" table:formula="of:=[MoMo.C277]" office:value-type="date" office:date-value="2020-03-20" calcext:value-type="date">
            <text:p>20/03</text:p>
          </table:table-cell>
          <table:table-cell table:style-name="ce46" table:formula="of:=[MoMo.D277]" office:value-type="date" office:date-value="2020-03-23" calcext:value-type="date">
            <text:p>23/03</text:p>
          </table:table-cell>
          <table:table-cell table:style-name="ce46" table:formula="of:=[MoMo.E277]" office:value-type="date" office:date-value="2020-03-20" calcext:value-type="date">
            <text:p>20/03</text:p>
          </table:table-cell>
          <table:table-cell table:style-name="ce46" table:formula="of:=[MoMo.F277]" office:value-type="date" office:date-value="2020-03-16" calcext:value-type="date">
            <text:p>16/03</text:p>
          </table:table-cell>
          <table:table-cell table:style-name="ce46" table:formula="of:=[MoMo.G277]" office:value-type="date" office:date-value="2020-03-27" calcext:value-type="date">
            <text:p>27/03</text:p>
          </table:table-cell>
          <table:table-cell table:style-name="ce46" table:formula="of:=[MoMo.H277]" office:value-type="date" office:date-value="2020-03-24" calcext:value-type="date">
            <text:p>24/03</text:p>
          </table:table-cell>
          <table:table-cell table:style-name="ce46" table:formula="of:=[MoMo.I277]" office:value-type="date" office:date-value="2020-03-14" calcext:value-type="date">
            <text:p>14/03</text:p>
          </table:table-cell>
          <table:table-cell table:style-name="ce46" table:formula="of:=[MoMo.J277]" office:value-type="date" office:date-value="2020-03-18" calcext:value-type="date">
            <text:p>18/03</text:p>
          </table:table-cell>
          <table:table-cell table:style-name="ce46" table:formula="of:=[MoMo.K277]" office:value-type="date" office:date-value="2020-03-23" calcext:value-type="date">
            <text:p>23/03</text:p>
          </table:table-cell>
          <table:table-cell table:style-name="ce46" table:formula="of:=[MoMo.L277]" office:value-type="date" office:date-value="2020-03-28" calcext:value-type="date">
            <text:p>28/03</text:p>
          </table:table-cell>
          <table:table-cell table:style-name="ce46" table:formula="of:=[MoMo.M277]" office:value-type="date" office:date-value="2020-03-22" calcext:value-type="date">
            <text:p>22/03</text:p>
          </table:table-cell>
          <table:table-cell table:style-name="ce46" table:formula="of:=[MoMo.N277]" office:value-type="date" office:date-value="2020-03-23" calcext:value-type="date">
            <text:p>23/03</text:p>
          </table:table-cell>
          <table:table-cell table:style-name="ce46" table:formula="of:=[MoMo.O277]" office:value-type="date" office:date-value="2020-03-21" calcext:value-type="date">
            <text:p>21/03</text:p>
          </table:table-cell>
          <table:table-cell table:style-name="ce46" table:formula="of:=[MoMo.P27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7]" office:value-type="date" office:date-value="2020-03-27" calcext:value-type="date">
            <text:p>27/03</text:p>
          </table:table-cell>
          <table:table-cell table:style-name="ce46" table:formula="of:=[MoMo.S277]" office:value-type="date" office:date-value="2020-03-22" calcext:value-type="date">
            <text:p>22/03</text:p>
          </table:table-cell>
          <table:table-cell table:style-name="ce46" table:formula="of:=[MoMo.T277]" office:value-type="date" office:date-value="2020-03-25" calcext:value-type="date">
            <text:p>25/03</text:p>
          </table:table-cell>
          <table:table-cell table:style-name="ce46" table:formula="of:=[MoMo.U277]" office:value-type="date" office:date-value="2020-03-20" calcext:value-type="date">
            <text:p>20/03</text:p>
          </table:table-cell>
          <table:table-cell table:style-name="ce46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8]" office:value-type="string" office:string-value="Fin" calcext:value-type="string">
            <text:p>Fin</text:p>
          </table:table-cell>
          <table:table-cell table:style-name="ce126" table:formula="of:=[MoMo.C278]" office:value-type="date" office:date-value="2020-04-14" calcext:value-type="date">
            <text:p>14/04</text:p>
          </table:table-cell>
          <table:table-cell table:style-name="ce126" table:formula="of:=[MoMo.D278]" office:value-type="date" office:date-value="2020-04-29" calcext:value-type="date">
            <text:p>29/04</text:p>
          </table:table-cell>
          <table:table-cell table:style-name="ce126" table:formula="of:=[MoMo.E278]" office:value-type="date" office:date-value="2020-04-27" calcext:value-type="date">
            <text:p>27/04</text:p>
          </table:table-cell>
          <table:table-cell table:style-name="ce126" table:formula="of:=[MoMo.F278]" office:value-type="date" office:date-value="2020-03-27" calcext:value-type="date">
            <text:p>27/03</text:p>
          </table:table-cell>
          <table:table-cell table:style-name="ce126" table:formula="of:=[MoMo.G278]" office:value-type="date" office:date-value="2020-05-01" calcext:value-type="date">
            <text:p>01/05</text:p>
          </table:table-cell>
          <table:table-cell table:style-name="ce126" table:formula="of:=[MoMo.H278]" office:value-type="date" office:date-value="2020-04-24" calcext:value-type="date">
            <text:p>24/04</text:p>
          </table:table-cell>
          <table:table-cell table:style-name="ce126" table:formula="of:=[MoMo.I278]" office:value-type="date" office:date-value="2020-04-29" calcext:value-type="date">
            <text:p>29/04</text:p>
          </table:table-cell>
          <table:table-cell table:style-name="ce126" table:formula="of:=[MoMo.J278]" office:value-type="date" office:date-value="2020-05-08" calcext:value-type="date">
            <text:p>08/05</text:p>
          </table:table-cell>
          <table:table-cell table:style-name="ce126" table:formula="of:=[MoMo.K278]" office:value-type="date" office:date-value="2020-04-24" calcext:value-type="date">
            <text:p>24/04</text:p>
          </table:table-cell>
          <table:table-cell table:style-name="ce126" table:formula="of:=[MoMo.L278]" office:value-type="date" office:date-value="2020-03-31" calcext:value-type="date">
            <text:p>31/03</text:p>
          </table:table-cell>
          <table:table-cell table:style-name="ce126" table:formula="of:=[MoMo.M278]" office:value-type="date" office:date-value="2020-05-02" calcext:value-type="date">
            <text:p>02/05</text:p>
          </table:table-cell>
          <table:table-cell table:style-name="ce126" table:formula="of:=[MoMo.N278]" office:value-type="date" office:date-value="2020-04-18" calcext:value-type="date">
            <text:p>18/04</text:p>
          </table:table-cell>
          <table:table-cell table:style-name="ce126" table:formula="of:=[MoMo.O278]" office:value-type="date" office:date-value="2020-04-10" calcext:value-type="date">
            <text:p>10/04</text:p>
          </table:table-cell>
          <table:table-cell table:style-name="ce126" table:formula="of:=[MoMo.P278]" office:value-type="date" office:date-value="2020-05-08" calcext:value-type="date">
            <text:p>08/05</text:p>
          </table:table-cell>
          <table:table-cell table:style-name="ce126"/>
          <table:table-cell table:style-name="ce126" table:formula="of:=[MoMo.R278]" office:value-type="date" office:date-value="2020-05-05" calcext:value-type="date">
            <text:p>05/05</text:p>
          </table:table-cell>
          <table:table-cell table:style-name="ce126" table:formula="of:=[MoMo.S278]" office:value-type="date" office:date-value="2020-04-18" calcext:value-type="date">
            <text:p>18/04</text:p>
          </table:table-cell>
          <table:table-cell table:style-name="ce126" table:formula="of:=[MoMo.T278]" office:value-type="date" office:date-value="2020-04-22" calcext:value-type="date">
            <text:p>22/04</text:p>
          </table:table-cell>
          <table:table-cell table:style-name="ce126" table:formula="of:=[MoMo.U278]" office:value-type="date" office:date-value="2020-05-05" calcext:value-type="date">
            <text:p>05/05</text:p>
          </table:table-cell>
          <table:table-cell table:style-name="ce126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9]" office:value-type="string" office:string-value="MoMo (parcial)" calcext:value-type="string">
            <text:p>MoMo (parcial)</text:p>
          </table:table-cell>
          <table:table-cell table:style-name="ce127" table:formula="of:=[MoMo.C279]/[.C$5]*1000000" office:value-type="float" office:value="105.195262444289" calcext:value-type="float">
            <text:p>105</text:p>
          </table:table-cell>
          <table:table-cell table:style-name="ce127" table:formula="of:=[MoMo.D279]/[.D$5]*1000000" office:value-type="float" office:value="634.967693821787" calcext:value-type="float">
            <text:p>635</text:p>
          </table:table-cell>
          <table:table-cell table:style-name="ce127" table:formula="of:=[MoMo.E279]/[.E$5]*1000000" office:value-type="float" office:value="315.10030693104" calcext:value-type="float">
            <text:p>315</text:p>
          </table:table-cell>
          <table:table-cell table:style-name="ce127" table:formula="of:=[MoMo.F279]/[.F$5]*1000000" office:value-type="float" office:value="54.9203300889001" calcext:value-type="float">
            <text:p>55</text:p>
          </table:table-cell>
          <table:table-cell table:style-name="ce127" table:formula="of:=[MoMo.G279]/[.G$5]*1000000" office:value-type="float" office:value="36.189567534668" calcext:value-type="float">
            <text:p>36</text:p>
          </table:table-cell>
          <table:table-cell table:style-name="ce127" table:formula="of:=[MoMo.H279]/[.H$5]*1000000" office:value-type="float" office:value="324.010002947112" calcext:value-type="float">
            <text:p>324</text:p>
          </table:table-cell>
          <table:table-cell table:style-name="ce127" table:formula="of:=[MoMo.I279]/[.I$5]*1000000" office:value-type="float" office:value="1809.75641342806" calcext:value-type="float">
            <text:p>1810</text:p>
          </table:table-cell>
          <table:table-cell table:style-name="ce127" table:formula="of:=[MoMo.J279]/[.J$5]*1000000" office:value-type="float" office:value="1771.25893091942" calcext:value-type="float">
            <text:p>1771</text:p>
          </table:table-cell>
          <table:table-cell table:style-name="ce127" table:formula="of:=[MoMo.K279]/[.K$5]*1000000" office:value-type="float" office:value="547.232161830195" calcext:value-type="float">
            <text:p>547</text:p>
          </table:table-cell>
          <table:table-cell table:style-name="ce127" table:formula="of:=[MoMo.L279]/[.L$5]*1000000" office:value-type="float" office:value="129.192896739641" calcext:value-type="float">
            <text:p>129</text:p>
          </table:table-cell>
          <table:table-cell table:style-name="ce127" table:formula="of:=[MoMo.M279]/[.M$5]*1000000" office:value-type="float" office:value="289.703070469768" calcext:value-type="float">
            <text:p>290</text:p>
          </table:table-cell>
          <table:table-cell table:style-name="ce127" table:formula="of:=[MoMo.N279]/[.N$5]*1000000" office:value-type="float" office:value="523.832027015565" calcext:value-type="float">
            <text:p>524</text:p>
          </table:table-cell>
          <table:table-cell table:style-name="ce127" table:formula="of:=[MoMo.O279]/[.O$5]*1000000" office:value-type="float" office:value="133.987577648947" calcext:value-type="float">
            <text:p>134</text:p>
          </table:table-cell>
          <table:table-cell table:style-name="ce127" table:formula="of:=[MoMo.P279]/[.P$5]*1000000" office:value-type="float" office:value="1812.99130034772" calcext:value-type="float">
            <text:p>1813</text:p>
          </table:table-cell>
          <table:table-cell table:style-name="ce127"/>
          <table:table-cell table:style-name="ce127" table:formula="of:=[MoMo.R279]/[.R$5]*1000000" office:value-type="float" office:value="108.217129554166" calcext:value-type="float">
            <text:p>108</text:p>
          </table:table-cell>
          <table:table-cell table:style-name="ce127" table:formula="of:=[MoMo.S279]/[.S$5]*1000000" office:value-type="float" office:value="929.652198889977" calcext:value-type="float">
            <text:p>930</text:p>
          </table:table-cell>
          <table:table-cell table:style-name="ce127" table:formula="of:=[MoMo.T279]/[.T$5]*1000000" office:value-type="float" office:value="582.514205888987" calcext:value-type="float">
            <text:p>583</text:p>
          </table:table-cell>
          <table:table-cell table:style-name="ce127" table:formula="of:=[MoMo.U279]/[.U$5]*1000000" office:value-type="float" office:value="804.625009899422" calcext:value-type="float">
            <text:p>805</text:p>
          </table:table-cell>
          <table:table-cell table:style-name="ce127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0]" office:value-type="string" office:string-value="Covid-19 (parcial)" calcext:value-type="string">
            <text:p>Covid-19 (parcial)</text:p>
          </table:table-cell>
          <table:table-cell table:style-name="ce123" table:formula="of:=[MoMo.C280]/[.C$5]*1000000" office:value-type="float" office:value="96.1308180613348" calcext:value-type="float">
            <text:p>96</text:p>
          </table:table-cell>
          <table:table-cell table:style-name="ce123" table:formula="of:=[MoMo.D280]/[.D$5]*1000000" office:value-type="float" office:value="537.92690306924" calcext:value-type="float">
            <text:p>538</text:p>
          </table:table-cell>
          <table:table-cell table:style-name="ce123" table:formula="of:=[MoMo.E280]/[.E$5]*1000000" office:value-type="float" office:value="244.105484690404" calcext:value-type="float">
            <text:p>244</text:p>
          </table:table-cell>
          <table:table-cell table:style-name="ce123" table:formula="of:=[MoMo.F280]/[.F$5]*1000000" office:value-type="float" office:value="18.6020472881758" calcext:value-type="float">
            <text:p>19</text:p>
          </table:table-cell>
          <table:table-cell table:style-name="ce123" table:formula="of:=[MoMo.G280]/[.G$5]*1000000" office:value-type="float" office:value="51.2293878088157" calcext:value-type="float">
            <text:p>51</text:p>
          </table:table-cell>
          <table:table-cell table:style-name="ce123" table:formula="of:=[MoMo.H280]/[.H$5]*1000000" office:value-type="float" office:value="291.264311159904" calcext:value-type="float">
            <text:p>291</text:p>
          </table:table-cell>
          <table:table-cell table:style-name="ce123" table:formula="of:=[MoMo.I280]/[.I$5]*1000000" office:value-type="float" office:value="1008.6486432638" calcext:value-type="float">
            <text:p>1009</text:p>
          </table:table-cell>
          <table:table-cell table:style-name="ce123" table:formula="of:=[MoMo.J280]/[.J$5]*1000000" office:value-type="float" office:value="914.739291901005" calcext:value-type="float">
            <text:p>915</text:p>
          </table:table-cell>
          <table:table-cell table:style-name="ce123" table:formula="of:=[MoMo.K280]/[.K$5]*1000000" office:value-type="float" office:value="584.073951999095" calcext:value-type="float">
            <text:p>584</text:p>
          </table:table-cell>
          <table:table-cell table:style-name="ce123" table:formula="of:=[MoMo.L280]/[.L$5]*1000000" office:value-type="float" office:value="0" calcext:value-type="float">
            <text:p>0</text:p>
          </table:table-cell>
          <table:table-cell table:style-name="ce123" table:formula="of:=[MoMo.M280]/[.M$5]*1000000" office:value-type="float" office:value="239.53890875421" calcext:value-type="float">
            <text:p>240</text:p>
          </table:table-cell>
          <table:table-cell table:style-name="ce123" table:formula="of:=[MoMo.N280]/[.N$5]*1000000" office:value-type="float" office:value="337.414935550951" calcext:value-type="float">
            <text:p>337</text:p>
          </table:table-cell>
          <table:table-cell table:style-name="ce123" table:formula="of:=[MoMo.O280]/[.O$5]*1000000" office:value-type="float" office:value="86.6107546128555" calcext:value-type="float">
            <text:p>87</text:p>
          </table:table-cell>
          <table:table-cell table:style-name="ce123" table:formula="of:=[MoMo.P280]/[.P$5]*1000000" office:value-type="float" office:value="1296.88317820446" calcext:value-type="float">
            <text:p>1297</text:p>
          </table:table-cell>
          <table:table-cell table:style-name="ce123"/>
          <table:table-cell table:style-name="ce123" table:formula="of:=[MoMo.R280]/[.R$5]*1000000" office:value-type="float" office:value="81.8392042253378" calcext:value-type="float">
            <text:p>82</text:p>
          </table:table-cell>
          <table:table-cell table:style-name="ce123" table:formula="of:=[MoMo.S280]/[.S$5]*1000000" office:value-type="float" office:value="525.052736914605" calcext:value-type="float">
            <text:p>525</text:p>
          </table:table-cell>
          <table:table-cell table:style-name="ce123" table:formula="of:=[MoMo.T280]/[.T$5]*1000000" office:value-type="float" office:value="440.637209606892" calcext:value-type="float">
            <text:p>441</text:p>
          </table:table-cell>
          <table:table-cell table:style-name="ce123" table:formula="of:=[MoMo.U280]/[.U$5]*1000000" office:value-type="float" office:value="719.094004910113" calcext:value-type="float">
            <text:p>719</text:p>
          </table:table-cell>
          <table:table-cell table:style-name="ce123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1]" office:value-type="string" office:string-value="Covid-19 (total)" calcext:value-type="string">
            <text:p>Covid-19 (total)</text:p>
          </table:table-cell>
          <table:table-cell table:style-name="ce129" table:formula="of:=[MoMo.C281]/[.C$5]*1000000" office:value-type="float" office:value="157.435086651318" calcext:value-type="float">
            <text:p>157</text:p>
          </table:table-cell>
          <table:table-cell table:style-name="ce129" table:formula="of:=[MoMo.D281]/[.D$5]*1000000" office:value-type="float" office:value="629.618988819678" calcext:value-type="float">
            <text:p>630</text:p>
          </table:table-cell>
          <table:table-cell table:style-name="ce129" table:formula="of:=[MoMo.E281]/[.E$5]*1000000" office:value-type="float" office:value="286.896884397089" calcext:value-type="float">
            <text:p>287</text:p>
          </table:table-cell>
          <table:table-cell table:style-name="ce129" table:formula="of:=[MoMo.F281]/[.F$5]*1000000" office:value-type="float" office:value="185.134661106131" calcext:value-type="float">
            <text:p>185</text:p>
          </table:table-cell>
          <table:table-cell table:style-name="ce129" table:formula="of:=[MoMo.G281]/[.G$5]*1000000" office:value-type="float" office:value="69.5591687679332" calcext:value-type="float">
            <text:p>70</text:p>
          </table:table-cell>
          <table:table-cell table:style-name="ce129" table:formula="of:=[MoMo.H281]/[.H$5]*1000000" office:value-type="float" office:value="346.414949959413" calcext:value-type="float">
            <text:p>346</text:p>
          </table:table-cell>
          <table:table-cell table:style-name="ce129" table:formula="of:=[MoMo.I281]/[.I$5]*1000000" office:value-type="float" office:value="1145.21053776331" calcext:value-type="float">
            <text:p>1145</text:p>
          </table:table-cell>
          <table:table-cell table:style-name="ce129" table:formula="of:=[MoMo.J281]/[.J$5]*1000000" office:value-type="float" office:value="935.954928120931" calcext:value-type="float">
            <text:p>936</text:p>
          </table:table-cell>
          <table:table-cell table:style-name="ce129" table:formula="of:=[MoMo.K281]/[.K$5]*1000000" office:value-type="float" office:value="759.072455301369" calcext:value-type="float">
            <text:p>759</text:p>
          </table:table-cell>
          <table:table-cell table:style-name="ce129" table:formula="of:=[MoMo.L281]/[.L$5]*1000000" office:value-type="float" office:value="46.9792351780513" calcext:value-type="float">
            <text:p>47</text:p>
          </table:table-cell>
          <table:table-cell table:style-name="ce129" table:formula="of:=[MoMo.M281]/[.M$5]*1000000" office:value-type="float" office:value="266.534883332061" calcext:value-type="float">
            <text:p>267</text:p>
          </table:table-cell>
          <table:table-cell table:style-name="ce129" table:formula="of:=[MoMo.N281]/[.N$5]*1000000" office:value-type="float" office:value="447.401019515073" calcext:value-type="float">
            <text:p>447</text:p>
          </table:table-cell>
          <table:table-cell table:style-name="ce129" table:formula="of:=[MoMo.O281]/[.O$5]*1000000" office:value-type="float" office:value="219.117806541925" calcext:value-type="float">
            <text:p>219</text:p>
          </table:table-cell>
          <table:table-cell table:style-name="ce129" table:formula="of:=[MoMo.P281]/[.P$5]*1000000" office:value-type="float" office:value="1314.06144559833" calcext:value-type="float">
            <text:p>1314</text:p>
          </table:table-cell>
          <table:table-cell table:style-name="ce129"/>
          <table:table-cell table:style-name="ce129" table:formula="of:=[MoMo.R281]/[.R$5]*1000000" office:value-type="float" office:value="94.0136313001815" calcext:value-type="float">
            <text:p>94</text:p>
          </table:table-cell>
          <table:table-cell table:style-name="ce129" table:formula="of:=[MoMo.S281]/[.S$5]*1000000" office:value-type="float" office:value="753.605104748021" calcext:value-type="float">
            <text:p>754</text:p>
          </table:table-cell>
          <table:table-cell table:style-name="ce129" table:formula="of:=[MoMo.T281]/[.T$5]*1000000" office:value-type="float" office:value="644.812758743625" calcext:value-type="float">
            <text:p>645</text:p>
          </table:table-cell>
          <table:table-cell table:style-name="ce129" table:formula="of:=[MoMo.U281]/[.U$5]*1000000" office:value-type="float" office:value="1096.06398986299" calcext:value-type="float">
            <text:p>1096</text:p>
          </table:table-cell>
          <table:table-cell table:style-name="ce129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2]" office:value-type="string" office:string-value="Diferencia" calcext:value-type="string">
            <text:p>Diferencia</text:p>
          </table:table-cell>
          <table:table-cell table:style-name="ce124" table:formula="of:=[.C279]-[.C280]" office:value-type="float" office:value="9.06444438295463" calcext:value-type="float">
            <text:p>9</text:p>
          </table:table-cell>
          <table:table-cell table:style-name="ce124" table:formula="of:=[.D279]-[.D280]" office:value-type="float" office:value="97.0407907525475" calcext:value-type="float">
            <text:p>97</text:p>
          </table:table-cell>
          <table:table-cell table:style-name="ce124" table:formula="of:=[.E279]-[.E280]" office:value-type="float" office:value="70.9948222406355" calcext:value-type="float">
            <text:p>71</text:p>
          </table:table-cell>
          <table:table-cell table:style-name="ce124" table:formula="of:=[.F279]-[.F280]" office:value-type="float" office:value="36.3182828007242" calcext:value-type="float">
            <text:p>36</text:p>
          </table:table-cell>
          <table:table-cell table:style-name="ce124" table:formula="of:=[.G279]-[.G280]" office:value-type="float" office:value="-15.0398202741477" calcext:value-type="float">
            <text:p>-15</text:p>
          </table:table-cell>
          <table:table-cell table:style-name="ce124" table:formula="of:=[.H279]-[.H280]" office:value-type="float" office:value="32.7456917872081" calcext:value-type="float">
            <text:p>33</text:p>
          </table:table-cell>
          <table:table-cell table:style-name="ce124" table:formula="of:=[.I279]-[.I280]" office:value-type="float" office:value="801.107770164256" calcext:value-type="float">
            <text:p>801</text:p>
          </table:table-cell>
          <table:table-cell table:style-name="ce124" table:formula="of:=[.J279]-[.J280]" office:value-type="float" office:value="856.519639018417" calcext:value-type="float">
            <text:p>857</text:p>
          </table:table-cell>
          <table:table-cell table:style-name="ce124" table:formula="of:=[.K279]-[.K280]" office:value-type="float" office:value="-36.8417901688999" calcext:value-type="float">
            <text:p>-37</text:p>
          </table:table-cell>
          <table:table-cell table:style-name="ce124" table:formula="of:=[.L279]-[.L280]" office:value-type="float" office:value="129.192896739641" calcext:value-type="float">
            <text:p>129</text:p>
          </table:table-cell>
          <table:table-cell table:style-name="ce124" table:formula="of:=[.M279]-[.M280]" office:value-type="float" office:value="50.164161715558" calcext:value-type="float">
            <text:p>50</text:p>
          </table:table-cell>
          <table:table-cell table:style-name="ce124" table:formula="of:=[.N279]-[.N280]" office:value-type="float" office:value="186.417091464614" calcext:value-type="float">
            <text:p>186</text:p>
          </table:table-cell>
          <table:table-cell table:style-name="ce124" table:formula="of:=[.O279]-[.O280]" office:value-type="float" office:value="47.3768230360919" calcext:value-type="float">
            <text:p>47</text:p>
          </table:table-cell>
          <table:table-cell table:style-name="ce124" table:formula="of:=[.P279]-[.P280]" office:value-type="float" office:value="516.108122143258" calcext:value-type="float">
            <text:p>516</text:p>
          </table:table-cell>
          <table:table-cell table:style-name="ce124"/>
          <table:table-cell table:style-name="ce124" table:formula="of:=[.R279]-[.R280]" office:value-type="float" office:value="26.3779253288279" calcext:value-type="float">
            <text:p>26</text:p>
          </table:table-cell>
          <table:table-cell table:style-name="ce124" table:formula="of:=[.S279]-[.S280]" office:value-type="float" office:value="404.599461975372" calcext:value-type="float">
            <text:p>405</text:p>
          </table:table-cell>
          <table:table-cell table:style-name="ce124" table:formula="of:=[.T279]-[.T280]" office:value-type="float" office:value="141.876996282095" calcext:value-type="float">
            <text:p>142</text:p>
          </table:table-cell>
          <table:table-cell table:style-name="ce124" table:formula="of:=[.U279]-[.U280]" office:value-type="float" office:value="85.5310049893087" calcext:value-type="float">
            <text:p>86</text:p>
          </table:table-cell>
          <table:table-cell table:style-name="ce124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84]" office:value-type="date" office:date-value="2020-05-11" calcext:value-type="date">
            <text:p>11/05</text:p>
          </table:table-cell>
          <table:table-cell table:style-name="ce110" table:formula="of:=[MoMo.B284]" office:value-type="string" office:string-value="Inicio" calcext:value-type="string">
            <text:p>Inicio</text:p>
          </table:table-cell>
          <table:table-cell table:style-name="ce46" table:formula="of:=[MoMo.C284]" office:value-type="date" office:date-value="2020-03-20" calcext:value-type="date">
            <text:p>20/03</text:p>
          </table:table-cell>
          <table:table-cell table:style-name="ce46" table:formula="of:=[MoMo.D284]" office:value-type="date" office:date-value="2020-03-23" calcext:value-type="date">
            <text:p>23/03</text:p>
          </table:table-cell>
          <table:table-cell table:style-name="ce46" table:formula="of:=[MoMo.E284]" office:value-type="date" office:date-value="2020-03-20" calcext:value-type="date">
            <text:p>20/03</text:p>
          </table:table-cell>
          <table:table-cell table:style-name="ce46" table:formula="of:=[MoMo.F284]" office:value-type="date" office:date-value="2020-03-16" calcext:value-type="date">
            <text:p>16/03</text:p>
          </table:table-cell>
          <table:table-cell table:style-name="ce46" table:formula="of:=[MoMo.G284]" office:value-type="date" office:date-value="2020-03-27" calcext:value-type="date">
            <text:p>27/03</text:p>
          </table:table-cell>
          <table:table-cell table:style-name="ce46" table:formula="of:=[MoMo.H284]" office:value-type="date" office:date-value="2020-03-24" calcext:value-type="date">
            <text:p>24/03</text:p>
          </table:table-cell>
          <table:table-cell table:style-name="ce46" table:formula="of:=[MoMo.I284]" office:value-type="date" office:date-value="2020-03-14" calcext:value-type="date">
            <text:p>14/03</text:p>
          </table:table-cell>
          <table:table-cell table:style-name="ce46" table:formula="of:=[MoMo.J284]" office:value-type="date" office:date-value="2020-03-18" calcext:value-type="date">
            <text:p>18/03</text:p>
          </table:table-cell>
          <table:table-cell table:style-name="ce46" table:formula="of:=[MoMo.K284]" office:value-type="date" office:date-value="2020-03-23" calcext:value-type="date">
            <text:p>23/03</text:p>
          </table:table-cell>
          <table:table-cell table:style-name="ce46" table:formula="of:=[MoMo.L284]" office:value-type="date" office:date-value="2020-03-28" calcext:value-type="date">
            <text:p>28/03</text:p>
          </table:table-cell>
          <table:table-cell table:style-name="ce46" table:formula="of:=[MoMo.M284]" office:value-type="date" office:date-value="2020-03-22" calcext:value-type="date">
            <text:p>22/03</text:p>
          </table:table-cell>
          <table:table-cell table:style-name="ce46" table:formula="of:=[MoMo.N284]" office:value-type="date" office:date-value="2020-03-23" calcext:value-type="date">
            <text:p>23/03</text:p>
          </table:table-cell>
          <table:table-cell table:style-name="ce46" table:formula="of:=[MoMo.O284]" office:value-type="date" office:date-value="2020-03-21" calcext:value-type="date">
            <text:p>21/03</text:p>
          </table:table-cell>
          <table:table-cell table:style-name="ce46" table:formula="of:=[MoMo.P28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84]" office:value-type="date" office:date-value="2020-03-27" calcext:value-type="date">
            <text:p>27/03</text:p>
          </table:table-cell>
          <table:table-cell table:style-name="ce46" table:formula="of:=[MoMo.S284]" office:value-type="date" office:date-value="2020-03-22" calcext:value-type="date">
            <text:p>22/03</text:p>
          </table:table-cell>
          <table:table-cell table:style-name="ce46" table:formula="of:=[MoMo.T284]" office:value-type="date" office:date-value="2020-03-25" calcext:value-type="date">
            <text:p>25/03</text:p>
          </table:table-cell>
          <table:table-cell table:style-name="ce46" table:formula="of:=[MoMo.U284]" office:value-type="date" office:date-value="2020-03-20" calcext:value-type="date">
            <text:p>20/03</text:p>
          </table:table-cell>
          <table:table-cell table:style-name="ce46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85]" office:value-type="string" office:string-value="Fin" calcext:value-type="string">
            <text:p>Fin</text:p>
          </table:table-cell>
          <table:table-cell table:style-name="ce126" table:formula="of:=[MoMo.C285]" office:value-type="date" office:date-value="2020-04-14" calcext:value-type="date">
            <text:p>14/04</text:p>
          </table:table-cell>
          <table:table-cell table:style-name="ce126" table:formula="of:=[MoMo.D285]" office:value-type="date" office:date-value="2020-04-29" calcext:value-type="date">
            <text:p>29/04</text:p>
          </table:table-cell>
          <table:table-cell table:style-name="ce126" table:formula="of:=[MoMo.E285]" office:value-type="date" office:date-value="2020-04-27" calcext:value-type="date">
            <text:p>27/04</text:p>
          </table:table-cell>
          <table:table-cell table:style-name="ce126" table:formula="of:=[MoMo.F285]" office:value-type="date" office:date-value="2020-05-09" calcext:value-type="date">
            <text:p>09/05</text:p>
          </table:table-cell>
          <table:table-cell table:style-name="ce126" table:formula="of:=[MoMo.G285]" office:value-type="date" office:date-value="2020-05-01" calcext:value-type="date">
            <text:p>01/05</text:p>
          </table:table-cell>
          <table:table-cell table:style-name="ce126" table:formula="of:=[MoMo.H285]" office:value-type="date" office:date-value="2020-04-24" calcext:value-type="date">
            <text:p>24/04</text:p>
          </table:table-cell>
          <table:table-cell table:style-name="ce126" table:formula="of:=[MoMo.I285]" office:value-type="date" office:date-value="2020-04-29" calcext:value-type="date">
            <text:p>29/04</text:p>
          </table:table-cell>
          <table:table-cell table:style-name="ce126" table:formula="of:=[MoMo.J285]" office:value-type="date" office:date-value="2020-05-08" calcext:value-type="date">
            <text:p>08/05</text:p>
          </table:table-cell>
          <table:table-cell table:style-name="ce126" table:formula="of:=[MoMo.K285]" office:value-type="date" office:date-value="2020-04-24" calcext:value-type="date">
            <text:p>24/04</text:p>
          </table:table-cell>
          <table:table-cell table:style-name="ce126" table:formula="of:=[MoMo.L285]" office:value-type="date" office:date-value="2020-03-31" calcext:value-type="date">
            <text:p>31/03</text:p>
          </table:table-cell>
          <table:table-cell table:style-name="ce126" table:formula="of:=[MoMo.M285]" office:value-type="date" office:date-value="2020-05-02" calcext:value-type="date">
            <text:p>02/05</text:p>
          </table:table-cell>
          <table:table-cell table:style-name="ce126" table:formula="of:=[MoMo.N285]" office:value-type="date" office:date-value="2020-04-18" calcext:value-type="date">
            <text:p>18/04</text:p>
          </table:table-cell>
          <table:table-cell table:style-name="ce126" table:formula="of:=[MoMo.O285]" office:value-type="date" office:date-value="2020-04-10" calcext:value-type="date">
            <text:p>10/04</text:p>
          </table:table-cell>
          <table:table-cell table:style-name="ce126" table:formula="of:=[MoMo.P285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85]" office:value-type="date" office:date-value="2020-05-05" calcext:value-type="date">
            <text:p>05/05</text:p>
          </table:table-cell>
          <table:table-cell table:style-name="ce126" table:formula="of:=[MoMo.S285]" office:value-type="date" office:date-value="2020-04-18" calcext:value-type="date">
            <text:p>18/04</text:p>
          </table:table-cell>
          <table:table-cell table:style-name="ce126" table:formula="of:=[MoMo.T285]" office:value-type="date" office:date-value="2020-04-22" calcext:value-type="date">
            <text:p>22/04</text:p>
          </table:table-cell>
          <table:table-cell table:style-name="ce126" table:formula="of:=[MoMo.U285]" office:value-type="date" office:date-value="2020-05-05" calcext:value-type="date">
            <text:p>05/05</text:p>
          </table:table-cell>
          <table:table-cell table:style-name="ce126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86]" office:value-type="string" office:string-value="MoMo (parcial)" calcext:value-type="string">
            <text:p>MoMo (parcial)</text:p>
          </table:table-cell>
          <table:table-cell table:style-name="ce127" table:formula="of:=[MoMo.C286]/[.C$5]*1000000" office:value-type="float" office:value="108.057718565223" calcext:value-type="float">
            <text:p>108</text:p>
          </table:table-cell>
          <table:table-cell table:style-name="ce127" table:formula="of:=[MoMo.D286]/[.D$5]*1000000" office:value-type="float" office:value="634.967693821787" calcext:value-type="float">
            <text:p>635</text:p>
          </table:table-cell>
          <table:table-cell table:style-name="ce127" table:formula="of:=[MoMo.E286]/[.E$5]*1000000" office:value-type="float" office:value="373.452215621973" calcext:value-type="float">
            <text:p>373</text:p>
          </table:table-cell>
          <table:table-cell table:style-name="ce127" table:formula="of:=[MoMo.F286]/[.F$5]*1000000" office:value-type="float" office:value="152.359625407916" calcext:value-type="float">
            <text:p>152</text:p>
          </table:table-cell>
          <table:table-cell table:style-name="ce127" table:formula="of:=[MoMo.G286]/[.G$5]*1000000" office:value-type="float" office:value="36.189567534668" calcext:value-type="float">
            <text:p>36</text:p>
          </table:table-cell>
          <table:table-cell table:style-name="ce127" table:formula="of:=[MoMo.H286]/[.H$5]*1000000" office:value-type="float" office:value="324.010002947112" calcext:value-type="float">
            <text:p>324</text:p>
          </table:table-cell>
          <table:table-cell table:style-name="ce127" table:formula="of:=[MoMo.I286]/[.I$5]*1000000" office:value-type="float" office:value="1809.75641342806" calcext:value-type="float">
            <text:p>1810</text:p>
          </table:table-cell>
          <table:table-cell table:style-name="ce127" table:formula="of:=[MoMo.J286]/[.J$5]*1000000" office:value-type="float" office:value="1770.76554403059" calcext:value-type="float">
            <text:p>1771</text:p>
          </table:table-cell>
          <table:table-cell table:style-name="ce127" table:formula="of:=[MoMo.K286]/[.K$5]*1000000" office:value-type="float" office:value="542.363782415019" calcext:value-type="float">
            <text:p>542</text:p>
          </table:table-cell>
          <table:table-cell table:style-name="ce127" table:formula="of:=[MoMo.L286]/[.L$5]*1000000" office:value-type="float" office:value="129.192896739641" calcext:value-type="float">
            <text:p>129</text:p>
          </table:table-cell>
          <table:table-cell table:style-name="ce127" table:formula="of:=[MoMo.M286]/[.M$5]*1000000" office:value-type="float" office:value="289.703070469768" calcext:value-type="float">
            <text:p>290</text:p>
          </table:table-cell>
          <table:table-cell table:style-name="ce127" table:formula="of:=[MoMo.N286]/[.N$5]*1000000" office:value-type="float" office:value="523.832027015565" calcext:value-type="float">
            <text:p>524</text:p>
          </table:table-cell>
          <table:table-cell table:style-name="ce127" table:formula="of:=[MoMo.O286]/[.O$5]*1000000" office:value-type="float" office:value="133.987577648947" calcext:value-type="float">
            <text:p>134</text:p>
          </table:table-cell>
          <table:table-cell table:style-name="ce127" table:formula="of:=[MoMo.P286]/[.P$5]*1000000" office:value-type="float" office:value="1826.36906610577" calcext:value-type="float">
            <text:p>1826</text:p>
          </table:table-cell>
          <table:table-cell table:style-name="ce127"/>
          <table:table-cell table:style-name="ce127" table:formula="of:=[MoMo.R286]/[.R$5]*1000000" office:value-type="float" office:value="108.217129554166" calcext:value-type="float">
            <text:p>108</text:p>
          </table:table-cell>
          <table:table-cell table:style-name="ce127" table:formula="of:=[MoMo.S286]/[.S$5]*1000000" office:value-type="float" office:value="929.652198889977" calcext:value-type="float">
            <text:p>930</text:p>
          </table:table-cell>
          <table:table-cell table:style-name="ce127" table:formula="of:=[MoMo.T286]/[.T$5]*1000000" office:value-type="float" office:value="582.514205888987" calcext:value-type="float">
            <text:p>583</text:p>
          </table:table-cell>
          <table:table-cell table:style-name="ce127" table:formula="of:=[MoMo.U286]/[.U$5]*1000000" office:value-type="float" office:value="804.625009899422" calcext:value-type="float">
            <text:p>805</text:p>
          </table:table-cell>
          <table:table-cell table:style-name="ce127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7]" office:value-type="string" office:string-value="Covid-19 (parcial)" calcext:value-type="string">
            <text:p>Covid-19 (parcial)</text:p>
          </table:table-cell>
          <table:table-cell table:style-name="ce123" table:formula="of:=[MoMo.C287]/[.C$5]*1000000" office:value-type="float" office:value="96.1308180613348" calcext:value-type="float">
            <text:p>96</text:p>
          </table:table-cell>
          <table:table-cell table:style-name="ce123" table:formula="of:=[MoMo.D287]/[.D$5]*1000000" office:value-type="float" office:value="537.92690306924" calcext:value-type="float">
            <text:p>538</text:p>
          </table:table-cell>
          <table:table-cell table:style-name="ce123" table:formula="of:=[MoMo.E287]/[.E$5]*1000000" office:value-type="float" office:value="244.105484690404" calcext:value-type="float">
            <text:p>244</text:p>
          </table:table-cell>
          <table:table-cell table:style-name="ce123" table:formula="of:=[MoMo.F287]/[.F$5]*1000000" office:value-type="float" office:value="182.477225779249" calcext:value-type="float">
            <text:p>182</text:p>
          </table:table-cell>
          <table:table-cell table:style-name="ce123" table:formula="of:=[MoMo.G287]/[.G$5]*1000000" office:value-type="float" office:value="51.2293878088157" calcext:value-type="float">
            <text:p>51</text:p>
          </table:table-cell>
          <table:table-cell table:style-name="ce123" table:formula="of:=[MoMo.H287]/[.H$5]*1000000" office:value-type="float" office:value="291.264311159904" calcext:value-type="float">
            <text:p>291</text:p>
          </table:table-cell>
          <table:table-cell table:style-name="ce123" table:formula="of:=[MoMo.I287]/[.I$5]*1000000" office:value-type="float" office:value="1008.6486432638" calcext:value-type="float">
            <text:p>1009</text:p>
          </table:table-cell>
          <table:table-cell table:style-name="ce123" table:formula="of:=[MoMo.J287]/[.J$5]*1000000" office:value-type="float" office:value="914.739291901005" calcext:value-type="float">
            <text:p>915</text:p>
          </table:table-cell>
          <table:table-cell table:style-name="ce123" table:formula="of:=[MoMo.K287]/[.K$5]*1000000" office:value-type="float" office:value="584.073951999095" calcext:value-type="float">
            <text:p>584</text:p>
          </table:table-cell>
          <table:table-cell table:style-name="ce123" table:formula="of:=[MoMo.L287]/[.L$5]*1000000" office:value-type="float" office:value="0" calcext:value-type="float">
            <text:p>0</text:p>
          </table:table-cell>
          <table:table-cell table:style-name="ce123" table:formula="of:=[MoMo.M287]/[.M$5]*1000000" office:value-type="float" office:value="239.53890875421" calcext:value-type="float">
            <text:p>240</text:p>
          </table:table-cell>
          <table:table-cell table:style-name="ce123" table:formula="of:=[MoMo.N287]/[.N$5]*1000000" office:value-type="float" office:value="337.414935550951" calcext:value-type="float">
            <text:p>337</text:p>
          </table:table-cell>
          <table:table-cell table:style-name="ce123" table:formula="of:=[MoMo.O287]/[.O$5]*1000000" office:value-type="float" office:value="86.6107546128555" calcext:value-type="float">
            <text:p>87</text:p>
          </table:table-cell>
          <table:table-cell table:style-name="ce123" table:formula="of:=[MoMo.P287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87]/[.R$5]*1000000" office:value-type="float" office:value="81.8392042253378" calcext:value-type="float">
            <text:p>82</text:p>
          </table:table-cell>
          <table:table-cell table:style-name="ce123" table:formula="of:=[MoMo.S287]/[.S$5]*1000000" office:value-type="float" office:value="525.052736914605" calcext:value-type="float">
            <text:p>525</text:p>
          </table:table-cell>
          <table:table-cell table:style-name="ce123" table:formula="of:=[MoMo.T287]/[.T$5]*1000000" office:value-type="float" office:value="440.637209606892" calcext:value-type="float">
            <text:p>441</text:p>
          </table:table-cell>
          <table:table-cell table:style-name="ce123" table:formula="of:=[MoMo.U287]/[.U$5]*1000000" office:value-type="float" office:value="719.094004910113" calcext:value-type="float">
            <text:p>719</text:p>
          </table:table-cell>
          <table:table-cell table:style-name="ce123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8]" office:value-type="string" office:string-value="Covid-19 (total)" calcext:value-type="string">
            <text:p>Covid-19 (total)</text:p>
          </table:table-cell>
          <table:table-cell table:style-name="ce129" table:formula="of:=[MoMo.C288]/[.C$5]*1000000" office:value-type="float" office:value="157.673624661395" calcext:value-type="float">
            <text:p>158</text:p>
          </table:table-cell>
          <table:table-cell table:style-name="ce129" table:formula="of:=[MoMo.D288]/[.D$5]*1000000" office:value-type="float" office:value="630.383089534265" calcext:value-type="float">
            <text:p>630</text:p>
          </table:table-cell>
          <table:table-cell table:style-name="ce129" table:formula="of:=[MoMo.E288]/[.E$5]*1000000" office:value-type="float" office:value="290.787011643151" calcext:value-type="float">
            <text:p>291</text:p>
          </table:table-cell>
          <table:table-cell table:style-name="ce129" table:formula="of:=[MoMo.F288]/[.F$5]*1000000" office:value-type="float" office:value="185.134661106131" calcext:value-type="float">
            <text:p>185</text:p>
          </table:table-cell>
          <table:table-cell table:style-name="ce129" table:formula="of:=[MoMo.G288]/[.G$5]*1000000" office:value-type="float" office:value="70.0291631515003" calcext:value-type="float">
            <text:p>70</text:p>
          </table:table-cell>
          <table:table-cell table:style-name="ce129" table:formula="of:=[MoMo.H288]/[.H$5]*1000000" office:value-type="float" office:value="346.414949959413" calcext:value-type="float">
            <text:p>346</text:p>
          </table:table-cell>
          <table:table-cell table:style-name="ce129" table:formula="of:=[MoMo.I288]/[.I$5]*1000000" office:value-type="float" office:value="1156.41774491068" calcext:value-type="float">
            <text:p>1156</text:p>
          </table:table-cell>
          <table:table-cell table:style-name="ce129" table:formula="of:=[MoMo.J288]/[.J$5]*1000000" office:value-type="float" office:value="939.902023231615" calcext:value-type="float">
            <text:p>940</text:p>
          </table:table-cell>
          <table:table-cell table:style-name="ce129" table:formula="of:=[MoMo.K288]/[.K$5]*1000000" office:value-type="float" office:value="762.0987452081" calcext:value-type="float">
            <text:p>762</text:p>
          </table:table-cell>
          <table:table-cell table:style-name="ce129" table:formula="of:=[MoMo.L288]/[.L$5]*1000000" office:value-type="float" office:value="46.9792351780513" calcext:value-type="float">
            <text:p>47</text:p>
          </table:table-cell>
          <table:table-cell table:style-name="ce129" table:formula="of:=[MoMo.M288]/[.M$5]*1000000" office:value-type="float" office:value="267.945120810008" calcext:value-type="float">
            <text:p>268</text:p>
          </table:table-cell>
          <table:table-cell table:style-name="ce129" table:formula="of:=[MoMo.N288]/[.N$5]*1000000" office:value-type="float" office:value="450.197275887042" calcext:value-type="float">
            <text:p>450</text:p>
          </table:table-cell>
          <table:table-cell table:style-name="ce129" table:formula="of:=[MoMo.O288]/[.O$5]*1000000" office:value-type="float" office:value="219.487937971894" calcext:value-type="float">
            <text:p>219</text:p>
          </table:table-cell>
          <table:table-cell table:style-name="ce129" table:formula="of:=[MoMo.P288]/[.P$5]*1000000" office:value-type="float" office:value="1319.99022815019" calcext:value-type="float">
            <text:p>1320</text:p>
          </table:table-cell>
          <table:table-cell table:style-name="ce129"/>
          <table:table-cell table:style-name="ce129" table:formula="of:=[MoMo.R288]/[.R$5]*1000000" office:value-type="float" office:value="94.0136313001815" calcext:value-type="float">
            <text:p>94</text:p>
          </table:table-cell>
          <table:table-cell table:style-name="ce129" table:formula="of:=[MoMo.S288]/[.S$5]*1000000" office:value-type="float" office:value="756.693650259283" calcext:value-type="float">
            <text:p>757</text:p>
          </table:table-cell>
          <table:table-cell table:style-name="ce129" table:formula="of:=[MoMo.T288]/[.T$5]*1000000" office:value-type="float" office:value="647.086428555838" calcext:value-type="float">
            <text:p>647</text:p>
          </table:table-cell>
          <table:table-cell table:style-name="ce129" table:formula="of:=[MoMo.U288]/[.U$5]*1000000" office:value-type="float" office:value="1096.06398986299" calcext:value-type="float">
            <text:p>1096</text:p>
          </table:table-cell>
          <table:table-cell table:style-name="ce129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9]" office:value-type="string" office:string-value="Diferencia" calcext:value-type="string">
            <text:p>Diferencia</text:p>
          </table:table-cell>
          <table:table-cell table:style-name="ce124" table:formula="of:=[.C286]-[.C287]" office:value-type="float" office:value="11.9269005038877" calcext:value-type="float">
            <text:p>12</text:p>
          </table:table-cell>
          <table:table-cell table:style-name="ce124" table:formula="of:=[.D286]-[.D287]" office:value-type="float" office:value="97.0407907525475" calcext:value-type="float">
            <text:p>97</text:p>
          </table:table-cell>
          <table:table-cell table:style-name="ce124" table:formula="of:=[.E286]-[.E287]" office:value-type="float" office:value="129.346730931569" calcext:value-type="float">
            <text:p>129</text:p>
          </table:table-cell>
          <table:table-cell table:style-name="ce124" table:formula="of:=[.F286]-[.F287]" office:value-type="float" office:value="-30.1176003713326" calcext:value-type="float">
            <text:p>-30</text:p>
          </table:table-cell>
          <table:table-cell table:style-name="ce124" table:formula="of:=[.G286]-[.G287]" office:value-type="float" office:value="-15.0398202741477" calcext:value-type="float">
            <text:p>-15</text:p>
          </table:table-cell>
          <table:table-cell table:style-name="ce124" table:formula="of:=[.H286]-[.H287]" office:value-type="float" office:value="32.7456917872081" calcext:value-type="float">
            <text:p>33</text:p>
          </table:table-cell>
          <table:table-cell table:style-name="ce124" table:formula="of:=[.I286]-[.I287]" office:value-type="float" office:value="801.107770164256" calcext:value-type="float">
            <text:p>801</text:p>
          </table:table-cell>
          <table:table-cell table:style-name="ce124" table:formula="of:=[.J286]-[.J287]" office:value-type="float" office:value="856.026252129581" calcext:value-type="float">
            <text:p>856</text:p>
          </table:table-cell>
          <table:table-cell table:style-name="ce124" table:formula="of:=[.K286]-[.K287]" office:value-type="float" office:value="-41.710169584076" calcext:value-type="float">
            <text:p>-42</text:p>
          </table:table-cell>
          <table:table-cell table:style-name="ce124" table:formula="of:=[.L286]-[.L287]" office:value-type="float" office:value="129.192896739641" calcext:value-type="float">
            <text:p>129</text:p>
          </table:table-cell>
          <table:table-cell table:style-name="ce124" table:formula="of:=[.M286]-[.M287]" office:value-type="float" office:value="50.164161715558" calcext:value-type="float">
            <text:p>50</text:p>
          </table:table-cell>
          <table:table-cell table:style-name="ce124" table:formula="of:=[.N286]-[.N287]" office:value-type="float" office:value="186.417091464614" calcext:value-type="float">
            <text:p>186</text:p>
          </table:table-cell>
          <table:table-cell table:style-name="ce124" table:formula="of:=[.O286]-[.O287]" office:value-type="float" office:value="47.3768230360919" calcext:value-type="float">
            <text:p>47</text:p>
          </table:table-cell>
          <table:table-cell table:style-name="ce124" table:formula="of:=[.P286]-[.P287]" office:value-type="float" office:value="522.492964891422" calcext:value-type="float">
            <text:p>522</text:p>
          </table:table-cell>
          <table:table-cell table:style-name="ce124"/>
          <table:table-cell table:style-name="ce124" table:formula="of:=[.R286]-[.R287]" office:value-type="float" office:value="26.3779253288279" calcext:value-type="float">
            <text:p>26</text:p>
          </table:table-cell>
          <table:table-cell table:style-name="ce124" table:formula="of:=[.S286]-[.S287]" office:value-type="float" office:value="404.599461975372" calcext:value-type="float">
            <text:p>405</text:p>
          </table:table-cell>
          <table:table-cell table:style-name="ce124" table:formula="of:=[.T286]-[.T287]" office:value-type="float" office:value="141.876996282095" calcext:value-type="float">
            <text:p>142</text:p>
          </table:table-cell>
          <table:table-cell table:style-name="ce124" table:formula="of:=[.U286]-[.U287]" office:value-type="float" office:value="85.5310049893087" calcext:value-type="float">
            <text:p>86</text:p>
          </table:table-cell>
          <table:table-cell table:style-name="ce124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91]" office:value-type="date" office:date-value="2020-05-12" calcext:value-type="date">
            <text:p>12/05</text:p>
          </table:table-cell>
          <table:table-cell table:style-name="ce110" table:formula="of:=[MoMo.B291]" office:value-type="string" office:string-value="Inicio" calcext:value-type="string">
            <text:p>Inicio</text:p>
          </table:table-cell>
          <table:table-cell table:style-name="ce46" table:formula="of:=[MoMo.C291]" office:value-type="date" office:date-value="2020-03-20" calcext:value-type="date">
            <text:p>20/03</text:p>
          </table:table-cell>
          <table:table-cell table:style-name="ce46" table:formula="of:=[MoMo.D291]" office:value-type="date" office:date-value="2020-03-23" calcext:value-type="date">
            <text:p>23/03</text:p>
          </table:table-cell>
          <table:table-cell table:style-name="ce46" table:formula="of:=[MoMo.E291]" office:value-type="date" office:date-value="2020-03-20" calcext:value-type="date">
            <text:p>20/03</text:p>
          </table:table-cell>
          <table:table-cell table:style-name="ce46" table:formula="of:=[MoMo.F291]" office:value-type="date" office:date-value="2020-03-16" calcext:value-type="date">
            <text:p>16/03</text:p>
          </table:table-cell>
          <table:table-cell table:style-name="ce46" table:formula="of:=[MoMo.G291]" office:value-type="date" office:date-value="2020-03-27" calcext:value-type="date">
            <text:p>27/03</text:p>
          </table:table-cell>
          <table:table-cell table:style-name="ce46" table:formula="of:=[MoMo.H291]" office:value-type="date" office:date-value="2020-03-24" calcext:value-type="date">
            <text:p>24/03</text:p>
          </table:table-cell>
          <table:table-cell table:style-name="ce46" table:formula="of:=[MoMo.I291]" office:value-type="date" office:date-value="2020-03-14" calcext:value-type="date">
            <text:p>14/03</text:p>
          </table:table-cell>
          <table:table-cell table:style-name="ce46" table:formula="of:=[MoMo.J291]" office:value-type="date" office:date-value="2020-03-18" calcext:value-type="date">
            <text:p>18/03</text:p>
          </table:table-cell>
          <table:table-cell table:style-name="ce46" table:formula="of:=[MoMo.K291]" office:value-type="date" office:date-value="2020-03-23" calcext:value-type="date">
            <text:p>23/03</text:p>
          </table:table-cell>
          <table:table-cell table:style-name="ce46" table:formula="of:=[MoMo.L291]" office:value-type="date" office:date-value="2020-03-28" calcext:value-type="date">
            <text:p>28/03</text:p>
          </table:table-cell>
          <table:table-cell table:style-name="ce46" table:formula="of:=[MoMo.M291]" office:value-type="date" office:date-value="2020-03-22" calcext:value-type="date">
            <text:p>22/03</text:p>
          </table:table-cell>
          <table:table-cell table:style-name="ce46" table:formula="of:=[MoMo.N291]" office:value-type="date" office:date-value="2020-03-23" calcext:value-type="date">
            <text:p>23/03</text:p>
          </table:table-cell>
          <table:table-cell table:style-name="ce46" table:formula="of:=[MoMo.O291]" office:value-type="date" office:date-value="2020-03-21" calcext:value-type="date">
            <text:p>21/03</text:p>
          </table:table-cell>
          <table:table-cell table:style-name="ce46" table:formula="of:=[MoMo.P29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91]" office:value-type="date" office:date-value="2020-03-27" calcext:value-type="date">
            <text:p>27/03</text:p>
          </table:table-cell>
          <table:table-cell table:style-name="ce46" table:formula="of:=[MoMo.S291]" office:value-type="date" office:date-value="2020-03-22" calcext:value-type="date">
            <text:p>22/03</text:p>
          </table:table-cell>
          <table:table-cell table:style-name="ce46" table:formula="of:=[MoMo.T291]" office:value-type="date" office:date-value="2020-03-25" calcext:value-type="date">
            <text:p>25/03</text:p>
          </table:table-cell>
          <table:table-cell table:style-name="ce46" table:formula="of:=[MoMo.U291]" office:value-type="date" office:date-value="2020-03-20" calcext:value-type="date">
            <text:p>20/03</text:p>
          </table:table-cell>
          <table:table-cell table:style-name="ce46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92]" office:value-type="string" office:string-value="Fin" calcext:value-type="string">
            <text:p>Fin</text:p>
          </table:table-cell>
          <table:table-cell table:style-name="ce126" table:formula="of:=[MoMo.C292]" office:value-type="date" office:date-value="2020-04-14" calcext:value-type="date">
            <text:p>14/04</text:p>
          </table:table-cell>
          <table:table-cell table:style-name="ce126" table:formula="of:=[MoMo.D292]" office:value-type="date" office:date-value="2020-04-29" calcext:value-type="date">
            <text:p>29/04</text:p>
          </table:table-cell>
          <table:table-cell table:style-name="ce126" table:formula="of:=[MoMo.E292]" office:value-type="date" office:date-value="2020-04-22" calcext:value-type="date">
            <text:p>22/04</text:p>
          </table:table-cell>
          <table:table-cell table:style-name="ce126" table:formula="of:=[MoMo.F292]" office:value-type="date" office:date-value="2020-05-09" calcext:value-type="date">
            <text:p>09/05</text:p>
          </table:table-cell>
          <table:table-cell table:style-name="ce126" table:formula="of:=[MoMo.G292]" office:value-type="date" office:date-value="2020-05-01" calcext:value-type="date">
            <text:p>01/05</text:p>
          </table:table-cell>
          <table:table-cell table:style-name="ce126" table:formula="of:=[MoMo.H292]" office:value-type="date" office:date-value="2020-04-24" calcext:value-type="date">
            <text:p>24/04</text:p>
          </table:table-cell>
          <table:table-cell table:style-name="ce126" table:formula="of:=[MoMo.I292]" office:value-type="date" office:date-value="2020-04-30" calcext:value-type="date">
            <text:p>30/04</text:p>
          </table:table-cell>
          <table:table-cell table:style-name="ce126" table:formula="of:=[MoMo.J292]" office:value-type="date" office:date-value="2020-05-09" calcext:value-type="date">
            <text:p>09/05</text:p>
          </table:table-cell>
          <table:table-cell table:style-name="ce126" table:formula="of:=[MoMo.K292]" office:value-type="date" office:date-value="2020-04-24" calcext:value-type="date">
            <text:p>24/04</text:p>
          </table:table-cell>
          <table:table-cell table:style-name="ce126" table:formula="of:=[MoMo.L292]" office:value-type="date" office:date-value="2020-03-31" calcext:value-type="date">
            <text:p>31/03</text:p>
          </table:table-cell>
          <table:table-cell table:style-name="ce126" table:formula="of:=[MoMo.M292]" office:value-type="date" office:date-value="2020-05-09" calcext:value-type="date">
            <text:p>09/05</text:p>
          </table:table-cell>
          <table:table-cell table:style-name="ce126" table:formula="of:=[MoMo.N292]" office:value-type="date" office:date-value="2020-04-18" calcext:value-type="date">
            <text:p>18/04</text:p>
          </table:table-cell>
          <table:table-cell table:style-name="ce126" table:formula="of:=[MoMo.O292]" office:value-type="date" office:date-value="2020-04-10" calcext:value-type="date">
            <text:p>10/04</text:p>
          </table:table-cell>
          <table:table-cell table:style-name="ce126" table:formula="of:=[MoMo.P292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92]" office:value-type="date" office:date-value="2020-05-05" calcext:value-type="date">
            <text:p>05/05</text:p>
          </table:table-cell>
          <table:table-cell table:style-name="ce126" table:formula="of:=[MoMo.S292]" office:value-type="date" office:date-value="2020-04-18" calcext:value-type="date">
            <text:p>18/04</text:p>
          </table:table-cell>
          <table:table-cell table:style-name="ce126" table:formula="of:=[MoMo.T292]" office:value-type="date" office:date-value="2020-04-22" calcext:value-type="date">
            <text:p>22/04</text:p>
          </table:table-cell>
          <table:table-cell table:style-name="ce126" table:formula="of:=[MoMo.U292]" office:value-type="date" office:date-value="2020-05-05" calcext:value-type="date">
            <text:p>05/05</text:p>
          </table:table-cell>
          <table:table-cell table:style-name="ce126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93]" office:value-type="string" office:string-value="MoMo (parcial)" calcext:value-type="string">
            <text:p>MoMo (parcial)</text:p>
          </table:table-cell>
          <table:table-cell table:style-name="ce127" table:formula="of:=[MoMo.C293]/[.C$5]*1000000" office:value-type="float" office:value="107.819180555145" calcext:value-type="float">
            <text:p>108</text:p>
          </table:table-cell>
          <table:table-cell table:style-name="ce127" table:formula="of:=[MoMo.D293]/[.D$5]*1000000" office:value-type="float" office:value="634.967693821787" calcext:value-type="float">
            <text:p>635</text:p>
          </table:table-cell>
          <table:table-cell table:style-name="ce127" table:formula="of:=[MoMo.E293]/[.E$5]*1000000" office:value-type="float" office:value="270.363843601324" calcext:value-type="float">
            <text:p>270</text:p>
          </table:table-cell>
          <table:table-cell table:style-name="ce127" table:formula="of:=[MoMo.F293]/[.F$5]*1000000" office:value-type="float" office:value="146.158942978524" calcext:value-type="float">
            <text:p>146</text:p>
          </table:table-cell>
          <table:table-cell table:style-name="ce127" table:formula="of:=[MoMo.G293]/[.G$5]*1000000" office:value-type="float" office:value="36.189567534668" calcext:value-type="float">
            <text:p>36</text:p>
          </table:table-cell>
          <table:table-cell table:style-name="ce127" table:formula="of:=[MoMo.H293]/[.H$5]*1000000" office:value-type="float" office:value="324.010002947112" calcext:value-type="float">
            <text:p>324</text:p>
          </table:table-cell>
          <table:table-cell table:style-name="ce127" table:formula="of:=[MoMo.I293]/[.I$5]*1000000" office:value-type="float" office:value="1819.71837533684" calcext:value-type="float">
            <text:p>1820</text:p>
          </table:table-cell>
          <table:table-cell table:style-name="ce127" table:formula="of:=[MoMo.J293]/[.J$5]*1000000" office:value-type="float" office:value="1753.00361603251" calcext:value-type="float">
            <text:p>1753</text:p>
          </table:table-cell>
          <table:table-cell table:style-name="ce127" table:formula="of:=[MoMo.K293]/[.K$5]*1000000" office:value-type="float" office:value="541.837471126892" calcext:value-type="float">
            <text:p>542</text:p>
          </table:table-cell>
          <table:table-cell table:style-name="ce127" table:formula="of:=[MoMo.L293]/[.L$5]*1000000" office:value-type="float" office:value="129.192896739641" calcext:value-type="float">
            <text:p>129</text:p>
          </table:table-cell>
          <table:table-cell table:style-name="ce127" table:formula="of:=[MoMo.M293]/[.M$5]*1000000" office:value-type="float" office:value="315.691732563371" calcext:value-type="float">
            <text:p>316</text:p>
          </table:table-cell>
          <table:table-cell table:style-name="ce127" table:formula="of:=[MoMo.N293]/[.N$5]*1000000" office:value-type="float" office:value="523.832027015565" calcext:value-type="float">
            <text:p>524</text:p>
          </table:table-cell>
          <table:table-cell table:style-name="ce127" table:formula="of:=[MoMo.O293]/[.O$5]*1000000" office:value-type="float" office:value="133.987577648947" calcext:value-type="float">
            <text:p>134</text:p>
          </table:table-cell>
          <table:table-cell table:style-name="ce127" table:formula="of:=[MoMo.P293]/[.P$5]*1000000" office:value-type="float" office:value="1811.62311975882" calcext:value-type="float">
            <text:p>1812</text:p>
          </table:table-cell>
          <table:table-cell table:style-name="ce127"/>
          <table:table-cell table:style-name="ce127" table:formula="of:=[MoMo.R293]/[.R$5]*1000000" office:value-type="float" office:value="108.217129554166" calcext:value-type="float">
            <text:p>108</text:p>
          </table:table-cell>
          <table:table-cell table:style-name="ce127" table:formula="of:=[MoMo.S293]/[.S$5]*1000000" office:value-type="float" office:value="929.652198889977" calcext:value-type="float">
            <text:p>930</text:p>
          </table:table-cell>
          <table:table-cell table:style-name="ce127" table:formula="of:=[MoMo.T293]/[.T$5]*1000000" office:value-type="float" office:value="582.514205888987" calcext:value-type="float">
            <text:p>583</text:p>
          </table:table-cell>
          <table:table-cell table:style-name="ce127" table:formula="of:=[MoMo.U293]/[.U$5]*1000000" office:value-type="float" office:value="804.625009899422" calcext:value-type="float">
            <text:p>805</text:p>
          </table:table-cell>
          <table:table-cell table:style-name="ce127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94]" office:value-type="string" office:string-value="Covid-19 (parcial)" calcext:value-type="string">
            <text:p>Covid-19 (parcial)</text:p>
          </table:table-cell>
          <table:table-cell table:style-name="ce123" table:formula="of:=[MoMo.C294]/[.C$5]*1000000" office:value-type="float" office:value="96.1308180613348" calcext:value-type="float">
            <text:p>96</text:p>
          </table:table-cell>
          <table:table-cell table:style-name="ce123" table:formula="of:=[MoMo.D294]/[.D$5]*1000000" office:value-type="float" office:value="537.92690306924" calcext:value-type="float">
            <text:p>538</text:p>
          </table:table-cell>
          <table:table-cell table:style-name="ce123" table:formula="of:=[MoMo.E294]/[.E$5]*1000000" office:value-type="float" office:value="269.391311789809" calcext:value-type="float">
            <text:p>269</text:p>
          </table:table-cell>
          <table:table-cell table:style-name="ce123" table:formula="of:=[MoMo.F294]/[.F$5]*1000000" office:value-type="float" office:value="182.477225779249" calcext:value-type="float">
            <text:p>182</text:p>
          </table:table-cell>
          <table:table-cell table:style-name="ce123" table:formula="of:=[MoMo.G294]/[.G$5]*1000000" office:value-type="float" office:value="51.2293878088157" calcext:value-type="float">
            <text:p>51</text:p>
          </table:table-cell>
          <table:table-cell table:style-name="ce123" table:formula="of:=[MoMo.H294]/[.H$5]*1000000" office:value-type="float" office:value="291.264311159904" calcext:value-type="float">
            <text:p>291</text:p>
          </table:table-cell>
          <table:table-cell table:style-name="ce123" table:formula="of:=[MoMo.I294]/[.I$5]*1000000" office:value-type="float" office:value="1019.85585041118" calcext:value-type="float">
            <text:p>1020</text:p>
          </table:table-cell>
          <table:table-cell table:style-name="ce123" table:formula="of:=[MoMo.J294]/[.J$5]*1000000" office:value-type="float" office:value="919.179773900524" calcext:value-type="float">
            <text:p>919</text:p>
          </table:table-cell>
          <table:table-cell table:style-name="ce123" table:formula="of:=[MoMo.K294]/[.K$5]*1000000" office:value-type="float" office:value="584.073951999095" calcext:value-type="float">
            <text:p>584</text:p>
          </table:table-cell>
          <table:table-cell table:style-name="ce123" table:formula="of:=[MoMo.L294]/[.L$5]*1000000" office:value-type="float" office:value="0" calcext:value-type="float">
            <text:p>0</text:p>
          </table:table-cell>
          <table:table-cell table:style-name="ce123" table:formula="of:=[MoMo.M294]/[.M$5]*1000000" office:value-type="float" office:value="251.022271074639" calcext:value-type="float">
            <text:p>251</text:p>
          </table:table-cell>
          <table:table-cell table:style-name="ce123" table:formula="of:=[MoMo.N294]/[.N$5]*1000000" office:value-type="float" office:value="337.414935550951" calcext:value-type="float">
            <text:p>337</text:p>
          </table:table-cell>
          <table:table-cell table:style-name="ce123" table:formula="of:=[MoMo.O294]/[.O$5]*1000000" office:value-type="float" office:value="86.6107546128555" calcext:value-type="float">
            <text:p>87</text:p>
          </table:table-cell>
          <table:table-cell table:style-name="ce123" table:formula="of:=[MoMo.P294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94]/[.R$5]*1000000" office:value-type="float" office:value="81.8392042253378" calcext:value-type="float">
            <text:p>82</text:p>
          </table:table-cell>
          <table:table-cell table:style-name="ce123" table:formula="of:=[MoMo.S294]/[.S$5]*1000000" office:value-type="float" office:value="525.052736914605" calcext:value-type="float">
            <text:p>525</text:p>
          </table:table-cell>
          <table:table-cell table:style-name="ce123" table:formula="of:=[MoMo.T294]/[.T$5]*1000000" office:value-type="float" office:value="440.637209606892" calcext:value-type="float">
            <text:p>441</text:p>
          </table:table-cell>
          <table:table-cell table:style-name="ce123" table:formula="of:=[MoMo.U294]/[.U$5]*1000000" office:value-type="float" office:value="719.094004910113" calcext:value-type="float">
            <text:p>719</text:p>
          </table:table-cell>
          <table:table-cell table:style-name="ce123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95]" office:value-type="string" office:string-value="Covid-19 (total)" calcext:value-type="string">
            <text:p>Covid-19 (total)</text:p>
          </table:table-cell>
          <table:table-cell table:style-name="ce129" table:formula="of:=[MoMo.C295]/[.C$5]*1000000" office:value-type="float" office:value="158.150700681551" calcext:value-type="float">
            <text:p>158</text:p>
          </table:table-cell>
          <table:table-cell table:style-name="ce129" table:formula="of:=[MoMo.D295]/[.D$5]*1000000" office:value-type="float" office:value="632.675391678026" calcext:value-type="float">
            <text:p>633</text:p>
          </table:table-cell>
          <table:table-cell table:style-name="ce129" table:formula="of:=[MoMo.E295]/[.E$5]*1000000" office:value-type="float" office:value="295.649670700729" calcext:value-type="float">
            <text:p>296</text:p>
          </table:table-cell>
          <table:table-cell table:style-name="ce129" table:formula="of:=[MoMo.F295]/[.F$5]*1000000" office:value-type="float" office:value="186.020472881758" calcext:value-type="float">
            <text:p>186</text:p>
          </table:table-cell>
          <table:table-cell table:style-name="ce129" table:formula="of:=[MoMo.G295]/[.G$5]*1000000" office:value-type="float" office:value="70.9691519186346" calcext:value-type="float">
            <text:p>71</text:p>
          </table:table-cell>
          <table:table-cell table:style-name="ce129" table:formula="of:=[MoMo.H295]/[.H$5]*1000000" office:value-type="float" office:value="349.861864884382" calcext:value-type="float">
            <text:p>350</text:p>
          </table:table-cell>
          <table:table-cell table:style-name="ce129" table:formula="of:=[MoMo.I295]/[.I$5]*1000000" office:value-type="float" office:value="1166.79478856566" calcext:value-type="float">
            <text:p>1167</text:p>
          </table:table-cell>
          <table:table-cell table:style-name="ce129" table:formula="of:=[MoMo.J295]/[.J$5]*1000000" office:value-type="float" office:value="944.342505231135" calcext:value-type="float">
            <text:p>944</text:p>
          </table:table-cell>
          <table:table-cell table:style-name="ce129" table:formula="of:=[MoMo.K295]/[.K$5]*1000000" office:value-type="float" office:value="770.782881462198" calcext:value-type="float">
            <text:p>771</text:p>
          </table:table-cell>
          <table:table-cell table:style-name="ce129" table:formula="of:=[MoMo.L295]/[.L$5]*1000000" office:value-type="float" office:value="46.9792351780513" calcext:value-type="float">
            <text:p>47</text:p>
          </table:table-cell>
          <table:table-cell table:style-name="ce129" table:formula="of:=[MoMo.M295]/[.M$5]*1000000" office:value-type="float" office:value="269.153895791106" calcext:value-type="float">
            <text:p>269</text:p>
          </table:table-cell>
          <table:table-cell table:style-name="ce129" table:formula="of:=[MoMo.N295]/[.N$5]*1000000" office:value-type="float" office:value="453.925617716335" calcext:value-type="float">
            <text:p>454</text:p>
          </table:table-cell>
          <table:table-cell table:style-name="ce129" table:formula="of:=[MoMo.O295]/[.O$5]*1000000" office:value-type="float" office:value="220.228200831833" calcext:value-type="float">
            <text:p>220</text:p>
          </table:table-cell>
          <table:table-cell table:style-name="ce129" table:formula="of:=[MoMo.P295]/[.P$5]*1000000" office:value-type="float" office:value="1325.6149705712" calcext:value-type="float">
            <text:p>1326</text:p>
          </table:table-cell>
          <table:table-cell table:style-name="ce129"/>
          <table:table-cell table:style-name="ce129" table:formula="of:=[MoMo.R295]/[.R$5]*1000000" office:value-type="float" office:value="94.0136313001815" calcext:value-type="float">
            <text:p>94</text:p>
          </table:table-cell>
          <table:table-cell table:style-name="ce129" table:formula="of:=[MoMo.S295]/[.S$5]*1000000" office:value-type="float" office:value="761.326468526177" calcext:value-type="float">
            <text:p>761</text:p>
          </table:table-cell>
          <table:table-cell table:style-name="ce129" table:formula="of:=[MoMo.T295]/[.T$5]*1000000" office:value-type="float" office:value="649.814832330493" calcext:value-type="float">
            <text:p>650</text:p>
          </table:table-cell>
          <table:table-cell table:style-name="ce129" table:formula="of:=[MoMo.U295]/[.U$5]*1000000" office:value-type="float" office:value="1099.2318048626" calcext:value-type="float">
            <text:p>1099</text:p>
          </table:table-cell>
          <table:table-cell table:style-name="ce129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96]" office:value-type="string" office:string-value="Diferencia" calcext:value-type="string">
            <text:p>Diferencia</text:p>
          </table:table-cell>
          <table:table-cell table:style-name="ce124" table:formula="of:=[.C293]-[.C294]" office:value-type="float" office:value="11.6883624938099" calcext:value-type="float">
            <text:p>12</text:p>
          </table:table-cell>
          <table:table-cell table:style-name="ce124" table:formula="of:=[.D293]-[.D294]" office:value-type="float" office:value="97.0407907525475" calcext:value-type="float">
            <text:p>97</text:p>
          </table:table-cell>
          <table:table-cell table:style-name="ce124" table:formula="of:=[.E293]-[.E294]" office:value-type="float" office:value="0.972531811515523" calcext:value-type="float">
            <text:p>1</text:p>
          </table:table-cell>
          <table:table-cell table:style-name="ce124" table:formula="of:=[.F293]-[.F294]" office:value-type="float" office:value="-36.3182828007246" calcext:value-type="float">
            <text:p>-36</text:p>
          </table:table-cell>
          <table:table-cell table:style-name="ce124" table:formula="of:=[.G293]-[.G294]" office:value-type="float" office:value="-15.0398202741477" calcext:value-type="float">
            <text:p>-15</text:p>
          </table:table-cell>
          <table:table-cell table:style-name="ce124" table:formula="of:=[.H293]-[.H294]" office:value-type="float" office:value="32.7456917872081" calcext:value-type="float">
            <text:p>33</text:p>
          </table:table-cell>
          <table:table-cell table:style-name="ce124" table:formula="of:=[.I293]-[.I294]" office:value-type="float" office:value="799.862524925659" calcext:value-type="float">
            <text:p>800</text:p>
          </table:table-cell>
          <table:table-cell table:style-name="ce124" table:formula="of:=[.J293]-[.J294]" office:value-type="float" office:value="833.823842131984" calcext:value-type="float">
            <text:p>834</text:p>
          </table:table-cell>
          <table:table-cell table:style-name="ce124" table:formula="of:=[.K293]-[.K294]" office:value-type="float" office:value="-42.2364808722031" calcext:value-type="float">
            <text:p>-42</text:p>
          </table:table-cell>
          <table:table-cell table:style-name="ce124" table:formula="of:=[.L293]-[.L294]" office:value-type="float" office:value="129.192896739641" calcext:value-type="float">
            <text:p>129</text:p>
          </table:table-cell>
          <table:table-cell table:style-name="ce124" table:formula="of:=[.M293]-[.M294]" office:value-type="float" office:value="64.6694614887313" calcext:value-type="float">
            <text:p>65</text:p>
          </table:table-cell>
          <table:table-cell table:style-name="ce124" table:formula="of:=[.N293]-[.N294]" office:value-type="float" office:value="186.417091464614" calcext:value-type="float">
            <text:p>186</text:p>
          </table:table-cell>
          <table:table-cell table:style-name="ce124" table:formula="of:=[.O293]-[.O294]" office:value-type="float" office:value="47.3768230360919" calcext:value-type="float">
            <text:p>47</text:p>
          </table:table-cell>
          <table:table-cell table:style-name="ce124" table:formula="of:=[.P293]-[.P294]" office:value-type="float" office:value="507.747018544472" calcext:value-type="float">
            <text:p>508</text:p>
          </table:table-cell>
          <table:table-cell table:style-name="ce124"/>
          <table:table-cell table:style-name="ce124" table:formula="of:=[.R293]-[.R294]" office:value-type="float" office:value="26.3779253288279" calcext:value-type="float">
            <text:p>26</text:p>
          </table:table-cell>
          <table:table-cell table:style-name="ce124" table:formula="of:=[.S293]-[.S294]" office:value-type="float" office:value="404.599461975372" calcext:value-type="float">
            <text:p>405</text:p>
          </table:table-cell>
          <table:table-cell table:style-name="ce124" table:formula="of:=[.T293]-[.T294]" office:value-type="float" office:value="141.876996282095" calcext:value-type="float">
            <text:p>142</text:p>
          </table:table-cell>
          <table:table-cell table:style-name="ce124" table:formula="of:=[.U293]-[.U294]" office:value-type="float" office:value="85.5310049893087" calcext:value-type="float">
            <text:p>86</text:p>
          </table:table-cell>
          <table:table-cell table:style-name="ce124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98]" office:value-type="date" office:date-value="2020-05-13" calcext:value-type="date">
            <text:p>13/05</text:p>
          </table:table-cell>
          <table:table-cell table:style-name="ce110" table:formula="of:=[MoMo.B298]" office:value-type="string" office:string-value="Inicio" calcext:value-type="string">
            <text:p>Inicio</text:p>
          </table:table-cell>
          <table:table-cell table:style-name="ce46" table:formula="of:=[MoMo.C298]" office:value-type="date" office:date-value="2020-03-20" calcext:value-type="date">
            <text:p>20/03</text:p>
          </table:table-cell>
          <table:table-cell table:style-name="ce46" table:formula="of:=[MoMo.D298]" office:value-type="date" office:date-value="2020-03-23" calcext:value-type="date">
            <text:p>23/03</text:p>
          </table:table-cell>
          <table:table-cell table:style-name="ce46" table:formula="of:=[MoMo.E298]" office:value-type="date" office:date-value="2020-03-20" calcext:value-type="date">
            <text:p>20/03</text:p>
          </table:table-cell>
          <table:table-cell table:style-name="ce46" table:formula="of:=[MoMo.F298]" office:value-type="date" office:date-value="2020-03-16" calcext:value-type="date">
            <text:p>16/03</text:p>
          </table:table-cell>
          <table:table-cell table:style-name="ce46" table:formula="of:=[MoMo.G298]" office:value-type="date" office:date-value="2020-03-27" calcext:value-type="date">
            <text:p>27/03</text:p>
          </table:table-cell>
          <table:table-cell table:style-name="ce46" table:formula="of:=[MoMo.H298]" office:value-type="date" office:date-value="2020-03-24" calcext:value-type="date">
            <text:p>24/03</text:p>
          </table:table-cell>
          <table:table-cell table:style-name="ce46" table:formula="of:=[MoMo.I298]" office:value-type="date" office:date-value="2020-03-14" calcext:value-type="date">
            <text:p>14/03</text:p>
          </table:table-cell>
          <table:table-cell table:style-name="ce46" table:formula="of:=[MoMo.J298]" office:value-type="date" office:date-value="2020-03-18" calcext:value-type="date">
            <text:p>18/03</text:p>
          </table:table-cell>
          <table:table-cell table:style-name="ce46" table:formula="of:=[MoMo.K298]" office:value-type="date" office:date-value="2020-03-23" calcext:value-type="date">
            <text:p>23/03</text:p>
          </table:table-cell>
          <table:table-cell table:style-name="ce46" table:formula="of:=[MoMo.L298]" office:value-type="date" office:date-value="2020-03-28" calcext:value-type="date">
            <text:p>28/03</text:p>
          </table:table-cell>
          <table:table-cell table:style-name="ce46" table:formula="of:=[MoMo.M298]" office:value-type="date" office:date-value="2020-03-22" calcext:value-type="date">
            <text:p>22/03</text:p>
          </table:table-cell>
          <table:table-cell table:style-name="ce46" table:formula="of:=[MoMo.N298]" office:value-type="date" office:date-value="2020-03-23" calcext:value-type="date">
            <text:p>23/03</text:p>
          </table:table-cell>
          <table:table-cell table:style-name="ce46" table:formula="of:=[MoMo.O298]" office:value-type="date" office:date-value="2020-03-21" calcext:value-type="date">
            <text:p>21/03</text:p>
          </table:table-cell>
          <table:table-cell table:style-name="ce46" table:formula="of:=[MoMo.P29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98]" office:value-type="date" office:date-value="2020-03-27" calcext:value-type="date">
            <text:p>27/03</text:p>
          </table:table-cell>
          <table:table-cell table:style-name="ce46" table:formula="of:=[MoMo.S298]" office:value-type="date" office:date-value="2020-03-22" calcext:value-type="date">
            <text:p>22/03</text:p>
          </table:table-cell>
          <table:table-cell table:style-name="ce46" table:formula="of:=[MoMo.T298]" office:value-type="date" office:date-value="2020-03-25" calcext:value-type="date">
            <text:p>25/03</text:p>
          </table:table-cell>
          <table:table-cell table:style-name="ce46" table:formula="of:=[MoMo.U298]" office:value-type="date" office:date-value="2020-03-20" calcext:value-type="date">
            <text:p>20/03</text:p>
          </table:table-cell>
          <table:table-cell table:style-name="ce46" table:formula="of:=[MoMo.V29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99]" office:value-type="string" office:string-value="Fin" calcext:value-type="string">
            <text:p>Fin</text:p>
          </table:table-cell>
          <table:table-cell table:style-name="ce126" table:formula="of:=[MoMo.C299]" office:value-type="date" office:date-value="2020-04-14" calcext:value-type="date">
            <text:p>14/04</text:p>
          </table:table-cell>
          <table:table-cell table:style-name="ce126" table:formula="of:=[MoMo.D299]" office:value-type="date" office:date-value="2020-04-29" calcext:value-type="date">
            <text:p>29/04</text:p>
          </table:table-cell>
          <table:table-cell table:style-name="ce126" table:formula="of:=[MoMo.E299]" office:value-type="date" office:date-value="2020-04-22" calcext:value-type="date">
            <text:p>22/04</text:p>
          </table:table-cell>
          <table:table-cell table:style-name="ce126" table:formula="of:=[MoMo.F299]" office:value-type="date" office:date-value="2020-05-10" calcext:value-type="date">
            <text:p>10/05</text:p>
          </table:table-cell>
          <table:table-cell table:style-name="ce126" table:formula="of:=[MoMo.G299]" office:value-type="date" office:date-value="2020-05-01" calcext:value-type="date">
            <text:p>01/05</text:p>
          </table:table-cell>
          <table:table-cell table:style-name="ce126" table:formula="of:=[MoMo.H299]" office:value-type="date" office:date-value="2020-04-24" calcext:value-type="date">
            <text:p>24/04</text:p>
          </table:table-cell>
          <table:table-cell table:style-name="ce126" table:formula="of:=[MoMo.I299]" office:value-type="date" office:date-value="2020-04-30" calcext:value-type="date">
            <text:p>30/04</text:p>
          </table:table-cell>
          <table:table-cell table:style-name="ce126" table:formula="of:=[MoMo.J299]" office:value-type="date" office:date-value="2020-05-08" calcext:value-type="date">
            <text:p>08/05</text:p>
          </table:table-cell>
          <table:table-cell table:style-name="ce126" table:formula="of:=[MoMo.K299]" office:value-type="date" office:date-value="2020-04-24" calcext:value-type="date">
            <text:p>24/04</text:p>
          </table:table-cell>
          <table:table-cell table:style-name="ce126" table:formula="of:=[MoMo.L299]" office:value-type="date" office:date-value="2020-03-31" calcext:value-type="date">
            <text:p>31/03</text:p>
          </table:table-cell>
          <table:table-cell table:style-name="ce126" table:formula="of:=[MoMo.M299]" office:value-type="date" office:date-value="2020-05-08" calcext:value-type="date">
            <text:p>08/05</text:p>
          </table:table-cell>
          <table:table-cell table:style-name="ce126" table:formula="of:=[MoMo.N299]" office:value-type="date" office:date-value="2020-05-05" calcext:value-type="date">
            <text:p>05/05</text:p>
          </table:table-cell>
          <table:table-cell table:style-name="ce126" table:formula="of:=[MoMo.O299]" office:value-type="date" office:date-value="2020-04-10" calcext:value-type="date">
            <text:p>10/04</text:p>
          </table:table-cell>
          <table:table-cell table:style-name="ce126" table:formula="of:=[MoMo.P299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99]" office:value-type="date" office:date-value="2020-05-05" calcext:value-type="date">
            <text:p>05/05</text:p>
          </table:table-cell>
          <table:table-cell table:style-name="ce126" table:formula="of:=[MoMo.S299]" office:value-type="date" office:date-value="2020-04-18" calcext:value-type="date">
            <text:p>18/04</text:p>
          </table:table-cell>
          <table:table-cell table:style-name="ce126" table:formula="of:=[MoMo.T299]" office:value-type="date" office:date-value="2020-04-22" calcext:value-type="date">
            <text:p>22/04</text:p>
          </table:table-cell>
          <table:table-cell table:style-name="ce126" table:formula="of:=[MoMo.U299]" office:value-type="date" office:date-value="2020-05-05" calcext:value-type="date">
            <text:p>05/05</text:p>
          </table:table-cell>
          <table:table-cell table:style-name="ce126" table:formula="of:=[MoMo.V29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300]" office:value-type="string" office:string-value="MoMo (parcial)" calcext:value-type="string">
            <text:p>MoMo (parcial)</text:p>
          </table:table-cell>
          <table:table-cell table:style-name="ce127" table:formula="of:=[MoMo.C300]/[.C$5]*1000000" office:value-type="float" office:value="107.819180555145" calcext:value-type="float">
            <text:p>108</text:p>
          </table:table-cell>
          <table:table-cell table:style-name="ce127" table:formula="of:=[MoMo.D300]/[.D$5]*1000000" office:value-type="float" office:value="634.967693821787" calcext:value-type="float">
            <text:p>635</text:p>
          </table:table-cell>
          <table:table-cell table:style-name="ce127" table:formula="of:=[MoMo.E300]/[.E$5]*1000000" office:value-type="float" office:value="270.363843601324" calcext:value-type="float">
            <text:p>270</text:p>
          </table:table-cell>
          <table:table-cell table:style-name="ce127" table:formula="of:=[MoMo.F300]/[.F$5]*1000000" office:value-type="float" office:value="152.359625407916" calcext:value-type="float">
            <text:p>152</text:p>
          </table:table-cell>
          <table:table-cell table:style-name="ce127" table:formula="of:=[MoMo.G300]/[.G$5]*1000000" office:value-type="float" office:value="36.189567534668" calcext:value-type="float">
            <text:p>36</text:p>
          </table:table-cell>
          <table:table-cell table:style-name="ce127" table:formula="of:=[MoMo.H300]/[.H$5]*1000000" office:value-type="float" office:value="324.010002947112" calcext:value-type="float">
            <text:p>324</text:p>
          </table:table-cell>
          <table:table-cell table:style-name="ce127" table:formula="of:=[MoMo.I300]/[.I$5]*1000000" office:value-type="float" office:value="1820.54853882924" calcext:value-type="float">
            <text:p>1821</text:p>
          </table:table-cell>
          <table:table-cell table:style-name="ce127" table:formula="of:=[MoMo.J300]/[.J$5]*1000000" office:value-type="float" office:value="1767.80522269757" calcext:value-type="float">
            <text:p>1768</text:p>
          </table:table-cell>
          <table:table-cell table:style-name="ce127" table:formula="of:=[MoMo.K300]/[.K$5]*1000000" office:value-type="float" office:value="545.784805787845" calcext:value-type="float">
            <text:p>546</text:p>
          </table:table-cell>
          <table:table-cell table:style-name="ce127" table:formula="of:=[MoMo.L300]/[.L$5]*1000000" office:value-type="float" office:value="129.192896739641" calcext:value-type="float">
            <text:p>129</text:p>
          </table:table-cell>
          <table:table-cell table:style-name="ce127" table:formula="of:=[MoMo.M300]/[.M$5]*1000000" office:value-type="float" office:value="305.820070217739" calcext:value-type="float">
            <text:p>306</text:p>
          </table:table-cell>
          <table:table-cell table:style-name="ce127" table:formula="of:=[MoMo.N300]/[.N$5]*1000000" office:value-type="float" office:value="583.485496284241" calcext:value-type="float">
            <text:p>583</text:p>
          </table:table-cell>
          <table:table-cell table:style-name="ce127" table:formula="of:=[MoMo.O300]/[.O$5]*1000000" office:value-type="float" office:value="126.214817619589" calcext:value-type="float">
            <text:p>126</text:p>
          </table:table-cell>
          <table:table-cell table:style-name="ce127" table:formula="of:=[MoMo.P300]/[.P$5]*1000000" office:value-type="float" office:value="1799.91757472052" calcext:value-type="float">
            <text:p>1800</text:p>
          </table:table-cell>
          <table:table-cell table:style-name="ce127"/>
          <table:table-cell table:style-name="ce127" table:formula="of:=[MoMo.R300]/[.R$5]*1000000" office:value-type="float" office:value="107.540772494452" calcext:value-type="float">
            <text:p>108</text:p>
          </table:table-cell>
          <table:table-cell table:style-name="ce127" table:formula="of:=[MoMo.S300]/[.S$5]*1000000" office:value-type="float" office:value="929.652198889977" calcext:value-type="float">
            <text:p>930</text:p>
          </table:table-cell>
          <table:table-cell table:style-name="ce127" table:formula="of:=[MoMo.T300]/[.T$5]*1000000" office:value-type="float" office:value="582.514205888987" calcext:value-type="float">
            <text:p>583</text:p>
          </table:table-cell>
          <table:table-cell table:style-name="ce127" table:formula="of:=[MoMo.U300]/[.U$5]*1000000" office:value-type="float" office:value="804.625009899422" calcext:value-type="float">
            <text:p>805</text:p>
          </table:table-cell>
          <table:table-cell table:style-name="ce127" table:formula="of:=[MoMo.V30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301]" office:value-type="string" office:string-value="Covid-19 (parcial)" calcext:value-type="string">
            <text:p>Covid-19 (parcial)</text:p>
          </table:table-cell>
          <table:table-cell table:style-name="ce123" table:formula="of:=[MoMo.C301]/[.C$5]*1000000" office:value-type="float" office:value="96.1308180613348" calcext:value-type="float">
            <text:p>96</text:p>
          </table:table-cell>
          <table:table-cell table:style-name="ce123" table:formula="of:=[MoMo.D301]/[.D$5]*1000000" office:value-type="float" office:value="537.92690306924" calcext:value-type="float">
            <text:p>538</text:p>
          </table:table-cell>
          <table:table-cell table:style-name="ce123" table:formula="of:=[MoMo.E301]/[.E$5]*1000000" office:value-type="float" office:value="269.391311789809" calcext:value-type="float">
            <text:p>269</text:p>
          </table:table-cell>
          <table:table-cell table:style-name="ce123" table:formula="of:=[MoMo.F301]/[.F$5]*1000000" office:value-type="float" office:value="184.248849330503" calcext:value-type="float">
            <text:p>184</text:p>
          </table:table-cell>
          <table:table-cell table:style-name="ce123" table:formula="of:=[MoMo.G301]/[.G$5]*1000000" office:value-type="float" office:value="51.2293878088157" calcext:value-type="float">
            <text:p>51</text:p>
          </table:table-cell>
          <table:table-cell table:style-name="ce123" table:formula="of:=[MoMo.H301]/[.H$5]*1000000" office:value-type="float" office:value="291.264311159904" calcext:value-type="float">
            <text:p>291</text:p>
          </table:table-cell>
          <table:table-cell table:style-name="ce123" table:formula="of:=[MoMo.I301]/[.I$5]*1000000" office:value-type="float" office:value="1019.85585041118" calcext:value-type="float">
            <text:p>1020</text:p>
          </table:table-cell>
          <table:table-cell table:style-name="ce123" table:formula="of:=[MoMo.J301]/[.J$5]*1000000" office:value-type="float" office:value="914.739291901005" calcext:value-type="float">
            <text:p>915</text:p>
          </table:table-cell>
          <table:table-cell table:style-name="ce123" table:formula="of:=[MoMo.K301]/[.K$5]*1000000" office:value-type="float" office:value="584.073951999095" calcext:value-type="float">
            <text:p>584</text:p>
          </table:table-cell>
          <table:table-cell table:style-name="ce123" table:formula="of:=[MoMo.L301]/[.L$5]*1000000" office:value-type="float" office:value="0" calcext:value-type="float">
            <text:p>0</text:p>
          </table:table-cell>
          <table:table-cell table:style-name="ce123" table:formula="of:=[MoMo.M301]/[.M$5]*1000000" office:value-type="float" office:value="249.813496093541" calcext:value-type="float">
            <text:p>250</text:p>
          </table:table-cell>
          <table:table-cell table:style-name="ce123" table:formula="of:=[MoMo.N301]/[.N$5]*1000000" office:value-type="float" office:value="413.845943051443" calcext:value-type="float">
            <text:p>414</text:p>
          </table:table-cell>
          <table:table-cell table:style-name="ce123" table:formula="of:=[MoMo.O301]/[.O$5]*1000000" office:value-type="float" office:value="86.6107546128555" calcext:value-type="float">
            <text:p>87</text:p>
          </table:table-cell>
          <table:table-cell table:style-name="ce123" table:formula="of:=[MoMo.P301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301]/[.R$5]*1000000" office:value-type="float" office:value="81.8392042253378" calcext:value-type="float">
            <text:p>82</text:p>
          </table:table-cell>
          <table:table-cell table:style-name="ce123" table:formula="of:=[MoMo.S301]/[.S$5]*1000000" office:value-type="float" office:value="525.052736914605" calcext:value-type="float">
            <text:p>525</text:p>
          </table:table-cell>
          <table:table-cell table:style-name="ce123" table:formula="of:=[MoMo.T301]/[.T$5]*1000000" office:value-type="float" office:value="440.637209606892" calcext:value-type="float">
            <text:p>441</text:p>
          </table:table-cell>
          <table:table-cell table:style-name="ce123" table:formula="of:=[MoMo.U301]/[.U$5]*1000000" office:value-type="float" office:value="719.094004910113" calcext:value-type="float">
            <text:p>719</text:p>
          </table:table-cell>
          <table:table-cell table:style-name="ce123" table:formula="of:=[MoMo.V30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302]" office:value-type="string" office:string-value="Covid-19 (total)" calcext:value-type="string">
            <text:p>Covid-19 (total)</text:p>
          </table:table-cell>
          <table:table-cell table:style-name="ce129" table:formula="of:=[MoMo.C302]/[.C$5]*1000000" office:value-type="float" office:value="158.866314711784" calcext:value-type="float">
            <text:p>159</text:p>
          </table:table-cell>
          <table:table-cell table:style-name="ce129" table:formula="of:=[MoMo.D302]/[.D$5]*1000000" office:value-type="float" office:value="633.439492392613" calcext:value-type="float">
            <text:p>633</text:p>
          </table:table-cell>
          <table:table-cell table:style-name="ce129" table:formula="of:=[MoMo.E302]/[.E$5]*1000000" office:value-type="float" office:value="298.567266135275" calcext:value-type="float">
            <text:p>299</text:p>
          </table:table-cell>
          <table:table-cell table:style-name="ce129" table:formula="of:=[MoMo.F302]/[.F$5]*1000000" office:value-type="float" office:value="190.449531759895" calcext:value-type="float">
            <text:p>190</text:p>
          </table:table-cell>
          <table:table-cell table:style-name="ce129" table:formula="of:=[MoMo.G302]/[.G$5]*1000000" office:value-type="float" office:value="70.9691519186346" calcext:value-type="float">
            <text:p>71</text:p>
          </table:table-cell>
          <table:table-cell table:style-name="ce129" table:formula="of:=[MoMo.H302]/[.H$5]*1000000" office:value-type="float" office:value="353.308779809351" calcext:value-type="float">
            <text:p>353</text:p>
          </table:table-cell>
          <table:table-cell table:style-name="ce129" table:formula="of:=[MoMo.I302]/[.I$5]*1000000" office:value-type="float" office:value="1176.75675047444" calcext:value-type="float">
            <text:p>1177</text:p>
          </table:table-cell>
          <table:table-cell table:style-name="ce129" table:formula="of:=[MoMo.J302]/[.J$5]*1000000" office:value-type="float" office:value="946.809439675312" calcext:value-type="float">
            <text:p>947</text:p>
          </table:table-cell>
          <table:table-cell table:style-name="ce129" table:formula="of:=[MoMo.K302]/[.K$5]*1000000" office:value-type="float" office:value="780.124906826455" calcext:value-type="float">
            <text:p>780</text:p>
          </table:table-cell>
          <table:table-cell table:style-name="ce129" table:formula="of:=[MoMo.L302]/[.L$5]*1000000" office:value-type="float" office:value="46.9792351780513" calcext:value-type="float">
            <text:p>47</text:p>
          </table:table-cell>
          <table:table-cell table:style-name="ce129" table:formula="of:=[MoMo.M302]/[.M$5]*1000000" office:value-type="float" office:value="270.161208275354" calcext:value-type="float">
            <text:p>270</text:p>
          </table:table-cell>
          <table:table-cell table:style-name="ce129" table:formula="of:=[MoMo.N302]/[.N$5]*1000000" office:value-type="float" office:value="455.789788630981" calcext:value-type="float">
            <text:p>456</text:p>
          </table:table-cell>
          <table:table-cell table:style-name="ce129" table:formula="of:=[MoMo.O302]/[.O$5]*1000000" office:value-type="float" office:value="220.968463691772" calcext:value-type="float">
            <text:p>221</text:p>
          </table:table-cell>
          <table:table-cell table:style-name="ce129" table:formula="of:=[MoMo.P302]/[.P$5]*1000000" office:value-type="float" office:value="1331.69577318849" calcext:value-type="float">
            <text:p>1332</text:p>
          </table:table-cell>
          <table:table-cell table:style-name="ce129"/>
          <table:table-cell table:style-name="ce129" table:formula="of:=[MoMo.R302]/[.R$5]*1000000" office:value-type="float" office:value="96.0427024793221" calcext:value-type="float">
            <text:p>96</text:p>
          </table:table-cell>
          <table:table-cell table:style-name="ce129" table:formula="of:=[MoMo.S302]/[.S$5]*1000000" office:value-type="float" office:value="762.870741281808" calcext:value-type="float">
            <text:p>763</text:p>
          </table:table-cell>
          <table:table-cell table:style-name="ce129" table:formula="of:=[MoMo.T302]/[.T$5]*1000000" office:value-type="float" office:value="655.726373842247" calcext:value-type="float">
            <text:p>656</text:p>
          </table:table-cell>
          <table:table-cell table:style-name="ce129" table:formula="of:=[MoMo.U302]/[.U$5]*1000000" office:value-type="float" office:value="1102.3996198622" calcext:value-type="float">
            <text:p>1102</text:p>
          </table:table-cell>
          <table:table-cell table:style-name="ce129" table:formula="of:=[MoMo.V3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303]" office:value-type="string" office:string-value="Diferencia" calcext:value-type="string">
            <text:p>Diferencia</text:p>
          </table:table-cell>
          <table:table-cell table:style-name="ce124" table:formula="of:=[.C300]-[.C301]" office:value-type="float" office:value="11.6883624938099" calcext:value-type="float">
            <text:p>12</text:p>
          </table:table-cell>
          <table:table-cell table:style-name="ce124" table:formula="of:=[.D300]-[.D301]" office:value-type="float" office:value="97.0407907525475" calcext:value-type="float">
            <text:p>97</text:p>
          </table:table-cell>
          <table:table-cell table:style-name="ce124" table:formula="of:=[.E300]-[.E301]" office:value-type="float" office:value="0.972531811515523" calcext:value-type="float">
            <text:p>1</text:p>
          </table:table-cell>
          <table:table-cell table:style-name="ce124" table:formula="of:=[.F300]-[.F301]" office:value-type="float" office:value="-31.8892239225871" calcext:value-type="float">
            <text:p>-32</text:p>
          </table:table-cell>
          <table:table-cell table:style-name="ce124" table:formula="of:=[.G300]-[.G301]" office:value-type="float" office:value="-15.0398202741477" calcext:value-type="float">
            <text:p>-15</text:p>
          </table:table-cell>
          <table:table-cell table:style-name="ce124" table:formula="of:=[.H300]-[.H301]" office:value-type="float" office:value="32.7456917872081" calcext:value-type="float">
            <text:p>33</text:p>
          </table:table-cell>
          <table:table-cell table:style-name="ce124" table:formula="of:=[.I300]-[.I301]" office:value-type="float" office:value="800.692688418057" calcext:value-type="float">
            <text:p>801</text:p>
          </table:table-cell>
          <table:table-cell table:style-name="ce124" table:formula="of:=[.J300]-[.J301]" office:value-type="float" office:value="853.065930796568" calcext:value-type="float">
            <text:p>853</text:p>
          </table:table-cell>
          <table:table-cell table:style-name="ce124" table:formula="of:=[.K300]-[.K301]" office:value-type="float" office:value="-38.2891462112495" calcext:value-type="float">
            <text:p>-38</text:p>
          </table:table-cell>
          <table:table-cell table:style-name="ce124" table:formula="of:=[.L300]-[.L301]" office:value-type="float" office:value="129.192896739641" calcext:value-type="float">
            <text:p>129</text:p>
          </table:table-cell>
          <table:table-cell table:style-name="ce124" table:formula="of:=[.M300]-[.M301]" office:value-type="float" office:value="56.0065741241972" calcext:value-type="float">
            <text:p>56</text:p>
          </table:table-cell>
          <table:table-cell table:style-name="ce124" table:formula="of:=[.N300]-[.N301]" office:value-type="float" office:value="169.639553232799" calcext:value-type="float">
            <text:p>170</text:p>
          </table:table-cell>
          <table:table-cell table:style-name="ce124" table:formula="of:=[.O300]-[.O301]" office:value-type="float" office:value="39.6040630067331" calcext:value-type="float">
            <text:p>40</text:p>
          </table:table-cell>
          <table:table-cell table:style-name="ce124" table:formula="of:=[.P300]-[.P301]" office:value-type="float" office:value="496.041473506171" calcext:value-type="float">
            <text:p>496</text:p>
          </table:table-cell>
          <table:table-cell table:style-name="ce124"/>
          <table:table-cell table:style-name="ce124" table:formula="of:=[.R300]-[.R301]" office:value-type="float" office:value="25.7015682691144" calcext:value-type="float">
            <text:p>26</text:p>
          </table:table-cell>
          <table:table-cell table:style-name="ce124" table:formula="of:=[.S300]-[.S301]" office:value-type="float" office:value="404.599461975372" calcext:value-type="float">
            <text:p>405</text:p>
          </table:table-cell>
          <table:table-cell table:style-name="ce124" table:formula="of:=[.T300]-[.T301]" office:value-type="float" office:value="141.876996282095" calcext:value-type="float">
            <text:p>142</text:p>
          </table:table-cell>
          <table:table-cell table:style-name="ce124" table:formula="of:=[.U300]-[.U301]" office:value-type="float" office:value="85.5310049893087" calcext:value-type="float">
            <text:p>86</text:p>
          </table:table-cell>
          <table:table-cell table:style-name="ce124" table:formula="of:=[.V300]-[.V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305]" office:value-type="date" office:date-value="2020-05-14" calcext:value-type="date">
            <text:p>14/05</text:p>
          </table:table-cell>
          <table:table-cell table:style-name="ce110" table:formula="of:=[MoMo.B305]" office:value-type="string" office:string-value="Inicio" calcext:value-type="string">
            <text:p>Inicio</text:p>
          </table:table-cell>
          <table:table-cell table:style-name="ce46" table:formula="of:=[MoMo.C305]" office:value-type="date" office:date-value="2020-03-20" calcext:value-type="date">
            <text:p>20/03</text:p>
          </table:table-cell>
          <table:table-cell table:style-name="ce46" table:formula="of:=[MoMo.D305]" office:value-type="date" office:date-value="2020-03-23" calcext:value-type="date">
            <text:p>23/03</text:p>
          </table:table-cell>
          <table:table-cell table:style-name="ce46" table:formula="of:=[MoMo.E305]" office:value-type="date" office:date-value="2020-03-20" calcext:value-type="date">
            <text:p>20/03</text:p>
          </table:table-cell>
          <table:table-cell table:style-name="ce46" table:formula="of:=[MoMo.F305]" office:value-type="date" office:date-value="2020-03-16" calcext:value-type="date">
            <text:p>16/03</text:p>
          </table:table-cell>
          <table:table-cell table:style-name="ce46" table:formula="of:=[MoMo.G305]" office:value-type="date" office:date-value="2020-03-27" calcext:value-type="date">
            <text:p>27/03</text:p>
          </table:table-cell>
          <table:table-cell table:style-name="ce46" table:formula="of:=[MoMo.H305]" office:value-type="date" office:date-value="2020-03-24" calcext:value-type="date">
            <text:p>24/03</text:p>
          </table:table-cell>
          <table:table-cell table:style-name="ce46" table:formula="of:=[MoMo.I305]" office:value-type="date" office:date-value="2020-03-14" calcext:value-type="date">
            <text:p>14/03</text:p>
          </table:table-cell>
          <table:table-cell table:style-name="ce46" table:formula="of:=[MoMo.J305]" office:value-type="date" office:date-value="2020-03-18" calcext:value-type="date">
            <text:p>18/03</text:p>
          </table:table-cell>
          <table:table-cell table:style-name="ce46" table:formula="of:=[MoMo.K305]" office:value-type="date" office:date-value="2020-03-23" calcext:value-type="date">
            <text:p>23/03</text:p>
          </table:table-cell>
          <table:table-cell table:style-name="ce46" table:formula="of:=[MoMo.L305]" office:value-type="date" office:date-value="2020-03-28" calcext:value-type="date">
            <text:p>28/03</text:p>
          </table:table-cell>
          <table:table-cell table:style-name="ce46" table:formula="of:=[MoMo.M305]" office:value-type="date" office:date-value="2020-03-22" calcext:value-type="date">
            <text:p>22/03</text:p>
          </table:table-cell>
          <table:table-cell table:style-name="ce46" table:formula="of:=[MoMo.N305]" office:value-type="date" office:date-value="2020-03-23" calcext:value-type="date">
            <text:p>23/03</text:p>
          </table:table-cell>
          <table:table-cell table:style-name="ce46" table:formula="of:=[MoMo.O305]" office:value-type="date" office:date-value="2020-03-21" calcext:value-type="date">
            <text:p>21/03</text:p>
          </table:table-cell>
          <table:table-cell table:style-name="ce46" table:formula="of:=[MoMo.P30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05]" office:value-type="date" office:date-value="2020-03-27" calcext:value-type="date">
            <text:p>27/03</text:p>
          </table:table-cell>
          <table:table-cell table:style-name="ce46" table:formula="of:=[MoMo.S305]" office:value-type="date" office:date-value="2020-03-22" calcext:value-type="date">
            <text:p>22/03</text:p>
          </table:table-cell>
          <table:table-cell table:style-name="ce46" table:formula="of:=[MoMo.T305]" office:value-type="date" office:date-value="2020-03-25" calcext:value-type="date">
            <text:p>25/03</text:p>
          </table:table-cell>
          <table:table-cell table:style-name="ce46" table:formula="of:=[MoMo.U305]" office:value-type="date" office:date-value="2020-03-20" calcext:value-type="date">
            <text:p>20/03</text:p>
          </table:table-cell>
          <table:table-cell table:style-name="ce46" table:formula="of:=[MoMo.V30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306]" office:value-type="string" office:string-value="Fin" calcext:value-type="string">
            <text:p>Fin</text:p>
          </table:table-cell>
          <table:table-cell table:style-name="ce126" table:formula="of:=[MoMo.C306]" office:value-type="date" office:date-value="2020-04-14" calcext:value-type="date">
            <text:p>14/04</text:p>
          </table:table-cell>
          <table:table-cell table:style-name="ce126" table:formula="of:=[MoMo.D306]" office:value-type="date" office:date-value="2020-04-29" calcext:value-type="date">
            <text:p>29/04</text:p>
          </table:table-cell>
          <table:table-cell table:style-name="ce126" table:formula="of:=[MoMo.E306]" office:value-type="date" office:date-value="2020-04-22" calcext:value-type="date">
            <text:p>22/04</text:p>
          </table:table-cell>
          <table:table-cell table:style-name="ce126" table:formula="of:=[MoMo.F306]" office:value-type="date" office:date-value="2020-05-09" calcext:value-type="date">
            <text:p>09/05</text:p>
          </table:table-cell>
          <table:table-cell table:style-name="ce126" table:formula="of:=[MoMo.G306]" office:value-type="date" office:date-value="2020-05-01" calcext:value-type="date">
            <text:p>01/05</text:p>
          </table:table-cell>
          <table:table-cell table:style-name="ce126" table:formula="of:=[MoMo.H306]" office:value-type="date" office:date-value="2020-04-24" calcext:value-type="date">
            <text:p>24/04</text:p>
          </table:table-cell>
          <table:table-cell table:style-name="ce126" table:formula="of:=[MoMo.I306]" office:value-type="date" office:date-value="2020-04-30" calcext:value-type="date">
            <text:p>30/04</text:p>
          </table:table-cell>
          <table:table-cell table:style-name="ce126" table:formula="of:=[MoMo.J306]" office:value-type="date" office:date-value="2020-05-07" calcext:value-type="date">
            <text:p>07/05</text:p>
          </table:table-cell>
          <table:table-cell table:style-name="ce126" table:formula="of:=[MoMo.K306]" office:value-type="date" office:date-value="2020-04-24" calcext:value-type="date">
            <text:p>24/04</text:p>
          </table:table-cell>
          <table:table-cell table:style-name="ce126" table:formula="of:=[MoMo.L306]" office:value-type="date" office:date-value="2020-03-31" calcext:value-type="date">
            <text:p>31/03</text:p>
          </table:table-cell>
          <table:table-cell table:style-name="ce126" table:formula="of:=[MoMo.M306]" office:value-type="date" office:date-value="2020-05-02" calcext:value-type="date">
            <text:p>02/05</text:p>
          </table:table-cell>
          <table:table-cell table:style-name="ce126" table:formula="of:=[MoMo.N306]" office:value-type="date" office:date-value="2020-05-05" calcext:value-type="date">
            <text:p>05/05</text:p>
          </table:table-cell>
          <table:table-cell table:style-name="ce126" table:formula="of:=[MoMo.O306]" office:value-type="date" office:date-value="2020-04-10" calcext:value-type="date">
            <text:p>10/04</text:p>
          </table:table-cell>
          <table:table-cell table:style-name="ce126" table:formula="of:=[MoMo.P306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306]" office:value-type="date" office:date-value="2020-05-05" calcext:value-type="date">
            <text:p>05/05</text:p>
          </table:table-cell>
          <table:table-cell table:style-name="ce126" table:formula="of:=[MoMo.S306]" office:value-type="date" office:date-value="2020-04-18" calcext:value-type="date">
            <text:p>18/04</text:p>
          </table:table-cell>
          <table:table-cell table:style-name="ce126" table:formula="of:=[MoMo.T306]" office:value-type="date" office:date-value="2020-04-22" calcext:value-type="date">
            <text:p>22/04</text:p>
          </table:table-cell>
          <table:table-cell table:style-name="ce126" table:formula="of:=[MoMo.U306]" office:value-type="date" office:date-value="2020-05-05" calcext:value-type="date">
            <text:p>05/05</text:p>
          </table:table-cell>
          <table:table-cell table:style-name="ce126" table:formula="of:=[MoMo.V30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307]" office:value-type="string" office:string-value="MoMo (parcial)" calcext:value-type="string">
            <text:p>MoMo (parcial)</text:p>
          </table:table-cell>
          <table:table-cell table:style-name="ce127" table:formula="of:=[MoMo.C307]/[.C$5]*1000000" office:value-type="float" office:value="110.920174686156" calcext:value-type="float">
            <text:p>111</text:p>
          </table:table-cell>
          <table:table-cell table:style-name="ce127" table:formula="of:=[MoMo.D307]/[.D$5]*1000000" office:value-type="float" office:value="634.967693821787" calcext:value-type="float">
            <text:p>635</text:p>
          </table:table-cell>
          <table:table-cell table:style-name="ce127" table:formula="of:=[MoMo.E307]/[.E$5]*1000000" office:value-type="float" office:value="270.363843601324" calcext:value-type="float">
            <text:p>270</text:p>
          </table:table-cell>
          <table:table-cell table:style-name="ce127" table:formula="of:=[MoMo.F307]/[.F$5]*1000000" office:value-type="float" office:value="142.615695876015" calcext:value-type="float">
            <text:p>143</text:p>
          </table:table-cell>
          <table:table-cell table:style-name="ce127" table:formula="of:=[MoMo.G307]/[.G$5]*1000000" office:value-type="float" office:value="35.7195731511008" calcext:value-type="float">
            <text:p>36</text:p>
          </table:table-cell>
          <table:table-cell table:style-name="ce127" table:formula="of:=[MoMo.H307]/[.H$5]*1000000" office:value-type="float" office:value="324.010002947112" calcext:value-type="float">
            <text:p>324</text:p>
          </table:table-cell>
          <table:table-cell table:style-name="ce127" table:formula="of:=[MoMo.I307]/[.I$5]*1000000" office:value-type="float" office:value="1820.54853882924" calcext:value-type="float">
            <text:p>1821</text:p>
          </table:table-cell>
          <table:table-cell table:style-name="ce127" table:formula="of:=[MoMo.J307]/[.J$5]*1000000" office:value-type="float" office:value="1759.91103247621" calcext:value-type="float">
            <text:p>1760</text:p>
          </table:table-cell>
          <table:table-cell table:style-name="ce127" table:formula="of:=[MoMo.K307]/[.K$5]*1000000" office:value-type="float" office:value="544.995338855655" calcext:value-type="float">
            <text:p>545</text:p>
          </table:table-cell>
          <table:table-cell table:style-name="ce127" table:formula="of:=[MoMo.L307]/[.L$5]*1000000" office:value-type="float" office:value="129.192896739641" calcext:value-type="float">
            <text:p>129</text:p>
          </table:table-cell>
          <table:table-cell table:style-name="ce127" table:formula="of:=[MoMo.M307]/[.M$5]*1000000" office:value-type="float" office:value="287.285520507573" calcext:value-type="float">
            <text:p>287</text:p>
          </table:table-cell>
          <table:table-cell table:style-name="ce127" table:formula="of:=[MoMo.N307]/[.N$5]*1000000" office:value-type="float" office:value="583.485496284241" calcext:value-type="float">
            <text:p>583</text:p>
          </table:table-cell>
          <table:table-cell table:style-name="ce127" table:formula="of:=[MoMo.O307]/[.O$5]*1000000" office:value-type="float" office:value="126.214817619589" calcext:value-type="float">
            <text:p>126</text:p>
          </table:table-cell>
          <table:table-cell table:style-name="ce127" table:formula="of:=[MoMo.P307]/[.P$5]*1000000" office:value-type="float" office:value="1807.67059805758" calcext:value-type="float">
            <text:p>1808</text:p>
          </table:table-cell>
          <table:table-cell table:style-name="ce127"/>
          <table:table-cell table:style-name="ce127" table:formula="of:=[MoMo.R307]/[.R$5]*1000000" office:value-type="float" office:value="106.188058375025" calcext:value-type="float">
            <text:p>106</text:p>
          </table:table-cell>
          <table:table-cell table:style-name="ce127" table:formula="of:=[MoMo.S307]/[.S$5]*1000000" office:value-type="float" office:value="929.652198889977" calcext:value-type="float">
            <text:p>930</text:p>
          </table:table-cell>
          <table:table-cell table:style-name="ce127" table:formula="of:=[MoMo.T307]/[.T$5]*1000000" office:value-type="float" office:value="582.514205888987" calcext:value-type="float">
            <text:p>583</text:p>
          </table:table-cell>
          <table:table-cell table:style-name="ce127" table:formula="of:=[MoMo.U307]/[.U$5]*1000000" office:value-type="float" office:value="804.625009899422" calcext:value-type="float">
            <text:p>805</text:p>
          </table:table-cell>
          <table:table-cell table:style-name="ce127" table:formula="of:=[MoMo.V30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308]" office:value-type="string" office:string-value="Covid-19 (parcial)" calcext:value-type="string">
            <text:p>Covid-19 (parcial)</text:p>
          </table:table-cell>
          <table:table-cell table:style-name="ce123" table:formula="of:=[MoMo.C308]/[.C$5]*1000000" office:value-type="float" office:value="96.1308180613348" calcext:value-type="float">
            <text:p>96</text:p>
          </table:table-cell>
          <table:table-cell table:style-name="ce123" table:formula="of:=[MoMo.D308]/[.D$5]*1000000" office:value-type="float" office:value="537.92690306924" calcext:value-type="float">
            <text:p>538</text:p>
          </table:table-cell>
          <table:table-cell table:style-name="ce123" table:formula="of:=[MoMo.E308]/[.E$5]*1000000" office:value-type="float" office:value="269.391311789809" calcext:value-type="float">
            <text:p>269</text:p>
          </table:table-cell>
          <table:table-cell table:style-name="ce123" table:formula="of:=[MoMo.F308]/[.F$5]*1000000" office:value-type="float" office:value="182.477225779249" calcext:value-type="float">
            <text:p>182</text:p>
          </table:table-cell>
          <table:table-cell table:style-name="ce123" table:formula="of:=[MoMo.G308]/[.G$5]*1000000" office:value-type="float" office:value="51.2293878088157" calcext:value-type="float">
            <text:p>51</text:p>
          </table:table-cell>
          <table:table-cell table:style-name="ce123" table:formula="of:=[MoMo.H308]/[.H$5]*1000000" office:value-type="float" office:value="291.264311159904" calcext:value-type="float">
            <text:p>291</text:p>
          </table:table-cell>
          <table:table-cell table:style-name="ce123" table:formula="of:=[MoMo.I308]/[.I$5]*1000000" office:value-type="float" office:value="1019.85585041118" calcext:value-type="float">
            <text:p>1020</text:p>
          </table:table-cell>
          <table:table-cell table:style-name="ce123" table:formula="of:=[MoMo.J308]/[.J$5]*1000000" office:value-type="float" office:value="908.818649234979" calcext:value-type="float">
            <text:p>909</text:p>
          </table:table-cell>
          <table:table-cell table:style-name="ce123" table:formula="of:=[MoMo.K308]/[.K$5]*1000000" office:value-type="float" office:value="584.073951999095" calcext:value-type="float">
            <text:p>584</text:p>
          </table:table-cell>
          <table:table-cell table:style-name="ce123" table:formula="of:=[MoMo.L308]/[.L$5]*1000000" office:value-type="float" office:value="0" calcext:value-type="float">
            <text:p>0</text:p>
          </table:table-cell>
          <table:table-cell table:style-name="ce123" table:formula="of:=[MoMo.M308]/[.M$5]*1000000" office:value-type="float" office:value="239.53890875421" calcext:value-type="float">
            <text:p>240</text:p>
          </table:table-cell>
          <table:table-cell table:style-name="ce123" table:formula="of:=[MoMo.N308]/[.N$5]*1000000" office:value-type="float" office:value="413.845943051443" calcext:value-type="float">
            <text:p>414</text:p>
          </table:table-cell>
          <table:table-cell table:style-name="ce123" table:formula="of:=[MoMo.O308]/[.O$5]*1000000" office:value-type="float" office:value="86.6107546128555" calcext:value-type="float">
            <text:p>87</text:p>
          </table:table-cell>
          <table:table-cell table:style-name="ce123" table:formula="of:=[MoMo.P308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308]/[.R$5]*1000000" office:value-type="float" office:value="81.8392042253378" calcext:value-type="float">
            <text:p>82</text:p>
          </table:table-cell>
          <table:table-cell table:style-name="ce123" table:formula="of:=[MoMo.S308]/[.S$5]*1000000" office:value-type="float" office:value="525.052736914605" calcext:value-type="float">
            <text:p>525</text:p>
          </table:table-cell>
          <table:table-cell table:style-name="ce123" table:formula="of:=[MoMo.T308]/[.T$5]*1000000" office:value-type="float" office:value="440.637209606892" calcext:value-type="float">
            <text:p>441</text:p>
          </table:table-cell>
          <table:table-cell table:style-name="ce123" table:formula="of:=[MoMo.U308]/[.U$5]*1000000" office:value-type="float" office:value="719.094004910113" calcext:value-type="float">
            <text:p>719</text:p>
          </table:table-cell>
          <table:table-cell table:style-name="ce123" table:formula="of:=[MoMo.V30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309]" office:value-type="string" office:string-value="Covid-19 (total)" calcext:value-type="string">
            <text:p>Covid-19 (total)</text:p>
          </table:table-cell>
          <table:table-cell table:style-name="ce129" table:formula="of:=[MoMo.C309]/[.C$5]*1000000" office:value-type="float" office:value="159.34339073194" calcext:value-type="float">
            <text:p>159</text:p>
          </table:table-cell>
          <table:table-cell table:style-name="ce129" table:formula="of:=[MoMo.D309]/[.D$5]*1000000" office:value-type="float" office:value="638.788197394722" calcext:value-type="float">
            <text:p>639</text:p>
          </table:table-cell>
          <table:table-cell table:style-name="ce129" table:formula="of:=[MoMo.E309]/[.E$5]*1000000" office:value-type="float" office:value="299.539797946791" calcext:value-type="float">
            <text:p>300</text:p>
          </table:table-cell>
          <table:table-cell table:style-name="ce129" table:formula="of:=[MoMo.F309]/[.F$5]*1000000" office:value-type="float" office:value="191.335343535523" calcext:value-type="float">
            <text:p>191</text:p>
          </table:table-cell>
          <table:table-cell table:style-name="ce129" table:formula="of:=[MoMo.G309]/[.G$5]*1000000" office:value-type="float" office:value="70.9691519186346" calcext:value-type="float">
            <text:p>71</text:p>
          </table:table-cell>
          <table:table-cell table:style-name="ce129" table:formula="of:=[MoMo.H309]/[.H$5]*1000000" office:value-type="float" office:value="353.308779809351" calcext:value-type="float">
            <text:p>353</text:p>
          </table:table-cell>
          <table:table-cell table:style-name="ce129" table:formula="of:=[MoMo.I309]/[.I$5]*1000000" office:value-type="float" office:value="1183.81314015982" calcext:value-type="float">
            <text:p>1184</text:p>
          </table:table-cell>
          <table:table-cell table:style-name="ce129" table:formula="of:=[MoMo.J309]/[.J$5]*1000000" office:value-type="float" office:value="949.769761008325" calcext:value-type="float">
            <text:p>950</text:p>
          </table:table-cell>
          <table:table-cell table:style-name="ce129" table:formula="of:=[MoMo.K309]/[.K$5]*1000000" office:value-type="float" office:value="797.361601512619" calcext:value-type="float">
            <text:p>797</text:p>
          </table:table-cell>
          <table:table-cell table:style-name="ce129" table:formula="of:=[MoMo.L309]/[.L$5]*1000000" office:value-type="float" office:value="46.9792351780513" calcext:value-type="float">
            <text:p>47</text:p>
          </table:table-cell>
          <table:table-cell table:style-name="ce129" table:formula="of:=[MoMo.M309]/[.M$5]*1000000" office:value-type="float" office:value="271.772908250151" calcext:value-type="float">
            <text:p>272</text:p>
          </table:table-cell>
          <table:table-cell table:style-name="ce129" table:formula="of:=[MoMo.N309]/[.N$5]*1000000" office:value-type="float" office:value="458.58604500295" calcext:value-type="float">
            <text:p>459</text:p>
          </table:table-cell>
          <table:table-cell table:style-name="ce129" table:formula="of:=[MoMo.O309]/[.O$5]*1000000" office:value-type="float" office:value="222.44898941165" calcext:value-type="float">
            <text:p>222</text:p>
          </table:table-cell>
          <table:table-cell table:style-name="ce129" table:formula="of:=[MoMo.P309]/[.P$5]*1000000" office:value-type="float" office:value="1334.58415443171" calcext:value-type="float">
            <text:p>1335</text:p>
          </table:table-cell>
          <table:table-cell table:style-name="ce129"/>
          <table:table-cell table:style-name="ce129" table:formula="of:=[MoMo.R309]/[.R$5]*1000000" office:value-type="float" office:value="96.0427024793221" calcext:value-type="float">
            <text:p>96</text:p>
          </table:table-cell>
          <table:table-cell table:style-name="ce129" table:formula="of:=[MoMo.S309]/[.S$5]*1000000" office:value-type="float" office:value="769.047832304333" calcext:value-type="float">
            <text:p>769</text:p>
          </table:table-cell>
          <table:table-cell table:style-name="ce129" table:formula="of:=[MoMo.T309]/[.T$5]*1000000" office:value-type="float" office:value="661.183181391559" calcext:value-type="float">
            <text:p>661</text:p>
          </table:table-cell>
          <table:table-cell table:style-name="ce129" table:formula="of:=[MoMo.U309]/[.U$5]*1000000" office:value-type="float" office:value="1102.3996198622" calcext:value-type="float">
            <text:p>1102</text:p>
          </table:table-cell>
          <table:table-cell table:style-name="ce129" table:formula="of:=[MoMo.V3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310]" office:value-type="string" office:string-value="Diferencia" calcext:value-type="string">
            <text:p>Diferencia</text:p>
          </table:table-cell>
          <table:table-cell table:style-name="ce124" table:formula="of:=[.C307]-[.C308]" office:value-type="float" office:value="14.7893566248207" calcext:value-type="float">
            <text:p>15</text:p>
          </table:table-cell>
          <table:table-cell table:style-name="ce124" table:formula="of:=[.D307]-[.D308]" office:value-type="float" office:value="97.0407907525475" calcext:value-type="float">
            <text:p>97</text:p>
          </table:table-cell>
          <table:table-cell table:style-name="ce124" table:formula="of:=[.E307]-[.E308]" office:value-type="float" office:value="0.972531811515523" calcext:value-type="float">
            <text:p>1</text:p>
          </table:table-cell>
          <table:table-cell table:style-name="ce124" table:formula="of:=[.F307]-[.F308]" office:value-type="float" office:value="-39.8615299032339" calcext:value-type="float">
            <text:p>-40</text:p>
          </table:table-cell>
          <table:table-cell table:style-name="ce124" table:formula="of:=[.G307]-[.G308]" office:value-type="float" office:value="-15.5098146577148" calcext:value-type="float">
            <text:p>-16</text:p>
          </table:table-cell>
          <table:table-cell table:style-name="ce124" table:formula="of:=[.H307]-[.H308]" office:value-type="float" office:value="32.7456917872081" calcext:value-type="float">
            <text:p>33</text:p>
          </table:table-cell>
          <table:table-cell table:style-name="ce124" table:formula="of:=[.I307]-[.I308]" office:value-type="float" office:value="800.692688418057" calcext:value-type="float">
            <text:p>801</text:p>
          </table:table-cell>
          <table:table-cell table:style-name="ce124" table:formula="of:=[.J307]-[.J308]" office:value-type="float" office:value="851.092383241226" calcext:value-type="float">
            <text:p>851</text:p>
          </table:table-cell>
          <table:table-cell table:style-name="ce124" table:formula="of:=[.K307]-[.K308]" office:value-type="float" office:value="-39.0786131434403" calcext:value-type="float">
            <text:p>-39</text:p>
          </table:table-cell>
          <table:table-cell table:style-name="ce124" table:formula="of:=[.L307]-[.L308]" office:value-type="float" office:value="129.192896739641" calcext:value-type="float">
            <text:p>129</text:p>
          </table:table-cell>
          <table:table-cell table:style-name="ce124" table:formula="of:=[.M307]-[.M308]" office:value-type="float" office:value="47.7466117533623" calcext:value-type="float">
            <text:p>48</text:p>
          </table:table-cell>
          <table:table-cell table:style-name="ce124" table:formula="of:=[.N307]-[.N308]" office:value-type="float" office:value="169.639553232799" calcext:value-type="float">
            <text:p>170</text:p>
          </table:table-cell>
          <table:table-cell table:style-name="ce124" table:formula="of:=[.O307]-[.O308]" office:value-type="float" office:value="39.6040630067331" calcext:value-type="float">
            <text:p>40</text:p>
          </table:table-cell>
          <table:table-cell table:style-name="ce124" table:formula="of:=[.P307]-[.P308]" office:value-type="float" office:value="503.794496843228" calcext:value-type="float">
            <text:p>504</text:p>
          </table:table-cell>
          <table:table-cell table:style-name="ce124"/>
          <table:table-cell table:style-name="ce124" table:formula="of:=[.R307]-[.R308]" office:value-type="float" office:value="24.3488541496873" calcext:value-type="float">
            <text:p>24</text:p>
          </table:table-cell>
          <table:table-cell table:style-name="ce124" table:formula="of:=[.S307]-[.S308]" office:value-type="float" office:value="404.599461975372" calcext:value-type="float">
            <text:p>405</text:p>
          </table:table-cell>
          <table:table-cell table:style-name="ce124" table:formula="of:=[.T307]-[.T308]" office:value-type="float" office:value="141.876996282095" calcext:value-type="float">
            <text:p>142</text:p>
          </table:table-cell>
          <table:table-cell table:style-name="ce124" table:formula="of:=[.U307]-[.U308]" office:value-type="float" office:value="85.5310049893087" calcext:value-type="float">
            <text:p>86</text:p>
          </table:table-cell>
          <table:table-cell table:style-name="ce124" table:formula="of:=[.V307]-[.V30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6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823" calcext:value-type="float">
            <text:p>8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38" calcext:value-type="float">
            <text:p>2738</text:p>
          </table:table-cell>
          <table:table-cell table:style-name="ce36" office:value-type="float" office:value="1885" calcext:value-type="float">
            <text:p>1885</text:p>
          </table:table-cell>
          <table:table-cell table:style-name="ce36" table:formula="of:=5507+237" office:value-type="float" office:value="5744" calcext:value-type="float">
            <text:p>57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15" calcext:value-type="float">
            <text:p>131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591" calcext:value-type="float">
            <text:p>591</text:p>
          </table:table-cell>
          <table:table-cell table:style-name="ce36" office:value-type="float" office:value="8598" calcext:value-type="float">
            <text:p>85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10" calcext:value-type="date">
            <text:p>10/05</text:p>
          </table:table-cell>
          <table:table-cell table:style-name="ce98" office:value-type="float" office:value="1320" calcext:value-type="float">
            <text:p>1320</text:p>
          </table:table-cell>
          <table:table-cell table:style-name="ce98" office:value-type="float" office:value="824" calcext:value-type="float">
            <text:p>824</text:p>
          </table:table-cell>
          <table:table-cell table:style-name="ce98" office:value-type="float" office:value="295" calcext:value-type="float">
            <text:p>295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59" calcext:value-type="float">
            <text:p>2759</text:p>
          </table:table-cell>
          <table:table-cell table:style-name="ce98" office:value-type="float" office:value="1897" calcext:value-type="float">
            <text:p>1897</text:p>
          </table:table-cell>
          <table:table-cell table:style-name="ce98" table:formula="of:=5532+237" office:value-type="float" office:value="5769" calcext:value-type="float">
            <text:p>576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23" calcext:value-type="float">
            <text:p>1323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592" calcext:value-type="float">
            <text:p>592</text:p>
          </table:table-cell>
          <table:table-cell table:style-name="ce98" office:value-type="float" office:value="8644" calcext:value-type="float">
            <text:p>864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88" calcext:value-type="float">
            <text:p>488</text:p>
          </table:table-cell>
          <table:table-cell table:style-name="ce98" office:value-type="float" office:value="1418" calcext:value-type="float">
            <text:p>1418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621+237" office:value-type="float" office:value="26858" calcext:value-type="float">
            <text:p>26858</text:p>
          </table:table-cell>
          <table:table-cell table:style-name="ce49"/>
          <table:table-cell table:style-name="ce49" table:formula="of:=SUM([.C91:.U91])" office:value-type="float" office:value="26858" calcext:value-type="float">
            <text:p>26858</text:p>
          </table:table-cell>
          <table:table-cell table:style-name="ce49" table:formula="of:=IF([.X91]=[.V91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36" office:value-type="float" office:value="1322" calcext:value-type="float">
            <text:p>1322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86" calcext:value-type="float">
            <text:p>2786</text:p>
          </table:table-cell>
          <table:table-cell table:style-name="ce36" office:value-type="float" office:value="1905" calcext:value-type="float">
            <text:p>1905</text:p>
          </table:table-cell>
          <table:table-cell table:style-name="ce36" table:formula="of:=5555+237" office:value-type="float" office:value="5792" calcext:value-type="float">
            <text:p>579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0" calcext:value-type="float">
            <text:p>1330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8683" calcext:value-type="float">
            <text:p>868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423" calcext:value-type="float">
            <text:p>1423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828" calcext:value-type="float">
            <text:p>828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2811" calcext:value-type="float">
            <text:p>2811</text:p>
          </table:table-cell>
          <table:table-cell table:style-name="ce36" office:value-type="float" office:value="1914" calcext:value-type="float">
            <text:p>1914</text:p>
          </table:table-cell>
          <table:table-cell table:style-name="ce36" table:formula="of:=5621+237" office:value-type="float" office:value="5858" calcext:value-type="float">
            <text:p>58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6" calcext:value-type="float">
            <text:p>1336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8720" calcext:value-type="float">
            <text:p>87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429" calcext:value-type="float">
            <text:p>1429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3" calcext:value-type="date">
            <text:p>13/05</text:p>
          </table:table-cell>
          <table:table-cell table:style-name="ce36" office:value-type="float" office:value="1332" calcext:value-type="float">
            <text:p>1332</text:p>
          </table:table-cell>
          <table:table-cell table:style-name="ce36" office:value-type="float" office:value="829" calcext:value-type="float">
            <text:p>829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215" calcext:value-type="float">
            <text:p>215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5" calcext:value-type="float">
            <text:p>205</text:p>
          </table:table-cell>
          <table:table-cell table:style-name="ce36" office:value-type="float" office:value="2835" calcext:value-type="float">
            <text:p>2835</text:p>
          </table:table-cell>
          <table:table-cell table:style-name="ce36" office:value-type="float" office:value="1919" calcext:value-type="float">
            <text:p>1919</text:p>
          </table:table-cell>
          <table:table-cell table:style-name="ce36" table:formula="of:=5692+237" office:value-type="float" office:value="5929" calcext:value-type="float">
            <text:p>592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489" calcext:value-type="float">
            <text:p>489</text:p>
          </table:table-cell>
          <table:table-cell table:style-name="ce36" office:value-type="float" office:value="597" calcext:value-type="float">
            <text:p>597</text:p>
          </table:table-cell>
          <table:table-cell table:style-name="ce36" office:value-type="float" office:value="8760" calcext:value-type="float">
            <text:p>87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1442" calcext:value-type="float">
            <text:p>1442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table:formula="of:=27104+237" office:value-type="float" office:value="27341" calcext:value-type="float">
            <text:p>27341</text:p>
          </table:table-cell>
          <table:table-cell/>
          <table:table-cell table:formula="of:=SUM([.C94:.U94])" office:value-type="float" office:value="27341" calcext:value-type="float">
            <text:p>27341</text:p>
          </table:table-cell>
          <table:table-cell table:formula="of:=IF([.X94]=[.V9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4" calcext:value-type="date">
            <text:p>14/05</text:p>
          </table:table-cell>
          <table:table-cell table:style-name="ce36" office:value-type="float" office:value="1336" calcext:value-type="float">
            <text:p>1336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308" calcext:value-type="float">
            <text:p>308</text:p>
          </table:table-cell>
          <table:table-cell table:style-name="ce36" office:value-type="float" office:value="216" calcext:value-type="float">
            <text:p>216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5" calcext:value-type="float">
            <text:p>205</text:p>
          </table:table-cell>
          <table:table-cell table:style-name="ce133" office:value-type="float" office:value="2852" calcext:value-type="float">
            <text:p>2852</text:p>
          </table:table-cell>
          <table:table-cell table:style-name="ce36" office:value-type="float" office:value="1925" calcext:value-type="float">
            <text:p>1925</text:p>
          </table:table-cell>
          <table:table-cell table:style-name="ce133" table:formula="of:=5823+237" office:value-type="float" office:value="6060" calcext:value-type="float">
            <text:p>606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49" calcext:value-type="float">
            <text:p>1349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601" calcext:value-type="float">
            <text:p>601</text:p>
          </table:table-cell>
          <table:table-cell table:style-name="ce133" office:value-type="float" office:value="8779" calcext:value-type="float">
            <text:p>8779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498" calcext:value-type="float">
            <text:p>498</text:p>
          </table:table-cell>
          <table:table-cell table:style-name="ce133" office:value-type="float" office:value="1454" calcext:value-type="float">
            <text:p>1454</text:p>
          </table:table-cell>
          <table:table-cell table:style-name="ce36" office:value-type="float" office:value="348" calcext:value-type="float">
            <text:p>348</text:p>
          </table:table-cell>
          <table:table-cell table:style-name="ce133" table:formula="of:=27321+237" office:value-type="float" office:value="27558" calcext:value-type="float">
            <text:p>27558</text:p>
          </table:table-cell>
          <table:table-cell table:style-name="ce36"/>
          <table:table-cell table:formula="of:=SUM([.C95:.U95])" office:value-type="float" office:value="27558" calcext:value-type="float">
            <text:p>27558</text:p>
          </table:table-cell>
          <table:table-cell table:formula="of:=IF([.X95]=[.V9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9:52:13.9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4T20:16:12.634000000</dc:date>
    <meta:editing-duration>P8DT21H7M4S</meta:editing-duration>
    <meta:editing-cycles>878</meta:editing-cycles>
    <meta:generator>LibreOffice/6.4.3.2$Windows_X86_64 LibreOffice_project/747b5d0ebf89f41c860ec2a39efd7cb15b54f2d8</meta:generator>
    <meta:document-statistic meta:table-count="8" meta:cell-count="11974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